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875in" table:align="left"/>
    </style:style>
    <style:style style:name="Table1.A" style:family="table-column">
      <style:table-column-properties style:column-width="1.2875in"/>
    </style:style>
    <style:style style:name="Table1.A1" style:family="table-cell">
      <style:table-cell-properties style:vertical-align="middle" fo:padding="0in" fo:border="none"/>
    </style:style>
    <style:style style:name="Table2" style:family="table">
      <style:table-properties style:width="1.4917in" table:align="left"/>
    </style:style>
    <style:style style:name="Table2.A" style:family="table-column">
      <style:table-column-properties style:column-width="1.4917in"/>
    </style:style>
    <style:style style:name="Table2.A1" style:family="table-cell">
      <style:table-cell-properties style:vertical-align="middle" fo:padding="0in" fo:border="none"/>
    </style:style>
    <style:style style:name="Table3" style:family="table">
      <style:table-properties style:width="1.2965in" table:align="left"/>
    </style:style>
    <style:style style:name="Table3.A" style:family="table-column">
      <style:table-column-properties style:column-width="1.2965in"/>
    </style:style>
    <style:style style:name="Table3.A1" style:family="table-cell">
      <style:table-cell-properties style:vertical-align="middle" fo:padding="0in" fo:border="none"/>
    </style:style>
    <style:style style:name="Table4" style:family="table">
      <style:table-properties style:width="1.3257in" table:align="left"/>
    </style:style>
    <style:style style:name="Table4.A" style:family="table-column">
      <style:table-column-properties style:column-width="1.3257in"/>
    </style:style>
    <style:style style:name="Table4.A1" style:family="table-cell">
      <style:table-cell-properties style:vertical-align="middle" fo:padding="0in" fo:border="none"/>
    </style:style>
    <style:style style:name="Table5" style:family="table">
      <style:table-properties style:width="0.7806in" table:align="left"/>
    </style:style>
    <style:style style:name="Table5.A" style:family="table-column">
      <style:table-column-properties style:column-width="0.7806in"/>
    </style:style>
    <style:style style:name="Table5.A1" style:family="table-cell">
      <style:table-cell-properties style:vertical-align="middle" fo:padding="0in" fo:border="none"/>
    </style:style>
    <style:style style:name="Table6" style:family="table">
      <style:table-properties style:width="6.6931in" table:align="left" fo:background-color="#ffffff">
        <style:background-image/>
      </style:table-properties>
    </style:style>
    <style:style style:name="Table6.A" style:family="table-column">
      <style:table-column-properties style:column-width="0.9944in"/>
    </style:style>
    <style:style style:name="Table6.B" style:family="table-column">
      <style:table-column-properties style:column-width="5.6986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left="0.1042in" fo:padding-right="0.1042in" fo:padding-top="0.0938in" fo:padding-bottom="0.0938in" fo:border-left="0.75pt solid #cccccc" fo:border-right="0.75pt solid #cccccc" fo:border-top="0.75pt solid #cccccc" fo:border-bottom="1.5pt solid #cccccc">
        <style:background-image/>
      </style:table-cell-properties>
    </style:style>
    <style:style style:name="Table6.A2" style:family="table-cell">
      <style:table-cell-properties style:vertical-align="middle" fo:background-color="transparent" fo:padding-left="0.1042in" fo:padding-right="0.1042in" fo:padding-top="0.0938in" fo:padding-bottom="0.0938in" fo:border="0.05pt solid #cccccc">
        <style:background-image/>
      </style:table-cell-properties>
    </style:style>
    <style:style style:name="Table7" style:family="table">
      <style:table-properties style:width="1.1007in" table:align="left"/>
    </style:style>
    <style:style style:name="Table7.A" style:family="table-column">
      <style:table-column-properties style:column-width="1.1007in"/>
    </style:style>
    <style:style style:name="Table7.A1" style:family="table-cell">
      <style:table-cell-properties style:vertical-align="middle" fo:padding="0in" fo:border="none"/>
    </style:style>
    <style:style style:name="Table8" style:family="table">
      <style:table-properties style:width="3.4771in" table:align="left"/>
    </style:style>
    <style:style style:name="Table8.A" style:family="table-column">
      <style:table-column-properties style:column-width="3.4771in"/>
    </style:style>
    <style:style style:name="Table8.A1" style:family="table-cell">
      <style:table-cell-properties style:vertical-align="middle" fo:padding="0in" fo:border="none"/>
    </style:style>
    <style:style style:name="Table9" style:family="table">
      <style:table-properties style:width="4.3097in" table:align="left"/>
    </style:style>
    <style:style style:name="Table9.A" style:family="table-column">
      <style:table-column-properties style:column-width="4.3097in"/>
    </style:style>
    <style:style style:name="Table9.A1" style:family="table-cell">
      <style:table-cell-properties style:vertical-align="middle" fo:padding="0in" fo:border="none"/>
    </style:style>
    <style:style style:name="Table10" style:family="table">
      <style:table-properties style:width="2.0097in" table:align="left"/>
    </style:style>
    <style:style style:name="Table10.A" style:family="table-column">
      <style:table-column-properties style:column-width="2.0097in"/>
    </style:style>
    <style:style style:name="Table10.A1" style:family="table-cell">
      <style:table-cell-properties style:vertical-align="middle" fo:padding="0in" fo:border="none"/>
    </style:style>
    <style:style style:name="Table11" style:family="table">
      <style:table-properties style:width="4.7528in" table:align="left"/>
    </style:style>
    <style:style style:name="Table11.A" style:family="table-column">
      <style:table-column-properties style:column-width="4.7528in"/>
    </style:style>
    <style:style style:name="Table11.A1" style:family="table-cell">
      <style:table-cell-properties style:vertical-align="middle" fo:padding="0in" fo:border="none"/>
    </style:style>
    <style:style style:name="Table12" style:family="table">
      <style:table-properties style:width="1.8854in" table:align="left"/>
    </style:style>
    <style:style style:name="Table12.A" style:family="table-column">
      <style:table-column-properties style:column-width="1.8854in"/>
    </style:style>
    <style:style style:name="Table12.A1" style:family="table-cell">
      <style:table-cell-properties style:vertical-align="middle" fo:padding="0in" fo:border="none"/>
    </style:style>
    <style:style style:name="Table13" style:family="table">
      <style:table-properties style:width="2.7264in" table:align="left"/>
    </style:style>
    <style:style style:name="Table13.A" style:family="table-column">
      <style:table-column-properties style:column-width="2.7264in"/>
    </style:style>
    <style:style style:name="Table13.A1" style:family="table-cell">
      <style:table-cell-properties style:vertical-align="middle" fo:padding="0in" fo:border="none"/>
    </style:style>
    <style:style style:name="Table14" style:family="table">
      <style:table-properties style:width="4.8042in" table:align="left"/>
    </style:style>
    <style:style style:name="Table14.A" style:family="table-column">
      <style:table-column-properties style:column-width="4.8042in"/>
    </style:style>
    <style:style style:name="Table14.A1" style:family="table-cell">
      <style:table-cell-properties style:vertical-align="middle" fo:padding="0in" fo:border="none"/>
    </style:style>
    <style:style style:name="Table15" style:family="table">
      <style:table-properties style:width="2.0194in" table:align="left"/>
    </style:style>
    <style:style style:name="Table15.A" style:family="table-column">
      <style:table-column-properties style:column-width="2.0194in"/>
    </style:style>
    <style:style style:name="Table15.A1" style:family="table-cell">
      <style:table-cell-properties style:vertical-align="middle" fo:padding="0in" fo:border="none"/>
    </style:style>
    <style:style style:name="Table16" style:family="table">
      <style:table-properties style:width="3.7313in" table:align="left"/>
    </style:style>
    <style:style style:name="Table16.A" style:family="table-column">
      <style:table-column-properties style:column-width="3.7313in"/>
    </style:style>
    <style:style style:name="Table16.A1" style:family="table-cell">
      <style:table-cell-properties style:vertical-align="middle" fo:padding="0in" fo:border="none"/>
    </style:style>
    <style:style style:name="Table17" style:family="table">
      <style:table-properties style:width="0.6785in" table:align="left"/>
    </style:style>
    <style:style style:name="Table17.A" style:family="table-column">
      <style:table-column-properties style:column-width="0.6785in"/>
    </style:style>
    <style:style style:name="Table17.A1" style:family="table-cell">
      <style:table-cell-properties style:vertical-align="middle" fo:padding="0in" fo:border="none"/>
    </style:style>
    <style:style style:name="Table18" style:family="table">
      <style:table-properties style:width="1.7889in" table:align="left"/>
    </style:style>
    <style:style style:name="Table18.A" style:family="table-column">
      <style:table-column-properties style:column-width="1.7889in"/>
    </style:style>
    <style:style style:name="Table18.A1" style:family="table-cell">
      <style:table-cell-properties style:vertical-align="middle" fo:padding="0in" fo:border="none"/>
    </style:style>
    <style:style style:name="Table19" style:family="table">
      <style:table-properties style:width="2.6549in" table:align="left"/>
    </style:style>
    <style:style style:name="Table19.A" style:family="table-column">
      <style:table-column-properties style:column-width="2.6549in"/>
    </style:style>
    <style:style style:name="Table19.A1" style:family="table-cell">
      <style:table-cell-properties style:vertical-align="middle" fo:padding="0in" fo:border="none"/>
    </style:style>
    <style:style style:name="Table20" style:family="table">
      <style:table-properties style:width="3.8389in" table:align="left"/>
    </style:style>
    <style:style style:name="Table20.A" style:family="table-column">
      <style:table-column-properties style:column-width="3.8389in"/>
    </style:style>
    <style:style style:name="Table20.A1" style:family="table-cell">
      <style:table-cell-properties style:vertical-align="middle" fo:padding="0in" fo:border="none"/>
    </style:style>
    <style:style style:name="Table21" style:family="table">
      <style:table-properties style:width="3.7313in" table:align="left"/>
    </style:style>
    <style:style style:name="Table21.A" style:family="table-column">
      <style:table-column-properties style:column-width="3.7313in"/>
    </style:style>
    <style:style style:name="Table21.A1" style:family="table-cell">
      <style:table-cell-properties style:vertical-align="middle" fo:padding="0in" fo:border="none"/>
    </style:style>
    <style:style style:name="Table22" style:family="table">
      <style:table-properties style:width="3.1444in" table:align="left"/>
    </style:style>
    <style:style style:name="Table22.A" style:family="table-column">
      <style:table-column-properties style:column-width="3.1444in"/>
    </style:style>
    <style:style style:name="Table22.A1" style:family="table-cell">
      <style:table-cell-properties style:vertical-align="middle" fo:padding="0in" fo:border="none"/>
    </style:style>
    <style:style style:name="Table23" style:family="table">
      <style:table-properties style:width="4.6333in" table:align="left"/>
    </style:style>
    <style:style style:name="Table23.A" style:family="table-column">
      <style:table-column-properties style:column-width="4.6333in"/>
    </style:style>
    <style:style style:name="Table23.A1" style:family="table-cell">
      <style:table-cell-properties style:vertical-align="middle" fo:padding="0in" fo:border="none"/>
    </style:style>
    <style:style style:name="Table24" style:family="table">
      <style:table-properties style:width="3.9535in" table:align="left"/>
    </style:style>
    <style:style style:name="Table24.A" style:family="table-column">
      <style:table-column-properties style:column-width="3.9535in"/>
    </style:style>
    <style:style style:name="Table24.A1" style:family="table-cell">
      <style:table-cell-properties style:vertical-align="middle" fo:padding="0in" fo:border="none"/>
    </style:style>
    <style:style style:name="Table25" style:family="table">
      <style:table-properties style:width="3.6903in" table:align="left"/>
    </style:style>
    <style:style style:name="Table25.A" style:family="table-column">
      <style:table-column-properties style:column-width="3.6903in"/>
    </style:style>
    <style:style style:name="Table25.A1" style:family="table-cell">
      <style:table-cell-properties style:vertical-align="middle" fo:padding="0in" fo:border="none"/>
    </style:style>
    <style:style style:name="Table26" style:family="table">
      <style:table-properties style:width="1.5035in" table:align="left"/>
    </style:style>
    <style:style style:name="Table26.A" style:family="table-column">
      <style:table-column-properties style:column-width="1.5035in"/>
    </style:style>
    <style:style style:name="Table26.A1" style:family="table-cell">
      <style:table-cell-properties style:vertical-align="middle" fo:padding="0in" fo:border="none"/>
    </style:style>
    <style:style style:name="Table27" style:family="table">
      <style:table-properties style:width="6.6931in" table:align="left"/>
    </style:style>
    <style:style style:name="Table27.A" style:family="table-column">
      <style:table-column-properties style:column-width="6.6931in"/>
    </style:style>
    <style:style style:name="Table27.A1" style:family="table-cell">
      <style:table-cell-properties style:vertical-align="middle" fo:padding="0in" fo:border="none"/>
    </style:style>
    <style:style style:name="Table28" style:family="table">
      <style:table-properties style:width="3.1528in" table:align="left"/>
    </style:style>
    <style:style style:name="Table28.A" style:family="table-column">
      <style:table-column-properties style:column-width="3.1528in"/>
    </style:style>
    <style:style style:name="Table28.A1" style:family="table-cell">
      <style:table-cell-properties style:vertical-align="middle" fo:padding="0in" fo:border="none"/>
    </style:style>
    <style:style style:name="Table29" style:family="table">
      <style:table-properties style:width="4.0354in" table:align="left"/>
    </style:style>
    <style:style style:name="Table29.A" style:family="table-column">
      <style:table-column-properties style:column-width="4.0354in"/>
    </style:style>
    <style:style style:name="Table29.A1" style:family="table-cell">
      <style:table-cell-properties style:vertical-align="middle" fo:padding="0in" fo:border="none"/>
    </style:style>
    <style:style style:name="Table30" style:family="table">
      <style:table-properties style:width="3.9563in" table:align="left"/>
    </style:style>
    <style:style style:name="Table30.A" style:family="table-column">
      <style:table-column-properties style:column-width="3.9563in"/>
    </style:style>
    <style:style style:name="Table30.A1" style:family="table-cell">
      <style:table-cell-properties style:vertical-align="middle" fo:padding="0in" fo:border="none"/>
    </style:style>
    <style:style style:name="Table31" style:family="table">
      <style:table-properties style:width="2.8826in" table:align="left"/>
    </style:style>
    <style:style style:name="Table31.A" style:family="table-column">
      <style:table-column-properties style:column-width="2.8826in"/>
    </style:style>
    <style:style style:name="Table31.A1" style:family="table-cell">
      <style:table-cell-properties style:vertical-align="middle" fo:padding="0in" fo:border="none"/>
    </style:style>
    <style:style style:name="Table32" style:family="table">
      <style:table-properties style:width="2.2944in" table:align="left"/>
    </style:style>
    <style:style style:name="Table32.A" style:family="table-column">
      <style:table-column-properties style:column-width="2.2944in"/>
    </style:style>
    <style:style style:name="Table32.A1" style:family="table-cell">
      <style:table-cell-properties style:vertical-align="middle" fo:padding="0in" fo:border="none"/>
    </style:style>
    <style:style style:name="Table33" style:family="table">
      <style:table-properties style:width="3.9819in" table:align="left"/>
    </style:style>
    <style:style style:name="Table33.A" style:family="table-column">
      <style:table-column-properties style:column-width="3.9819in"/>
    </style:style>
    <style:style style:name="Table33.A1" style:family="table-cell">
      <style:table-cell-properties style:vertical-align="middle" fo:padding="0in" fo:border="none"/>
    </style:style>
    <style:style style:name="Table34" style:family="table">
      <style:table-properties style:width="1.7417in" table:align="left"/>
    </style:style>
    <style:style style:name="Table34.A" style:family="table-column">
      <style:table-column-properties style:column-width="1.7417in"/>
    </style:style>
    <style:style style:name="Table34.A1" style:family="table-cell">
      <style:table-cell-properties style:vertical-align="middle" fo:padding="0in" fo:border="none"/>
    </style:style>
    <style:style style:name="Table35" style:family="table">
      <style:table-properties style:width="3.1611in" table:align="left"/>
    </style:style>
    <style:style style:name="Table35.A" style:family="table-column">
      <style:table-column-properties style:column-width="3.1611in"/>
    </style:style>
    <style:style style:name="Table35.A1" style:family="table-cell">
      <style:table-cell-properties style:vertical-align="middle" fo:padding="0in" fo:border="none"/>
    </style:style>
    <style:style style:name="Table36" style:family="table">
      <style:table-properties style:width="3.8583in" table:align="left"/>
    </style:style>
    <style:style style:name="Table36.A" style:family="table-column">
      <style:table-column-properties style:column-width="3.8583in"/>
    </style:style>
    <style:style style:name="Table36.A1" style:family="table-cell">
      <style:table-cell-properties style:vertical-align="middle" fo:padding="0in" fo:border="none"/>
    </style:style>
    <style:style style:name="Table37" style:family="table">
      <style:table-properties style:width="3.6514in" table:align="left"/>
    </style:style>
    <style:style style:name="Table37.A" style:family="table-column">
      <style:table-column-properties style:column-width="3.6514in"/>
    </style:style>
    <style:style style:name="Table37.A1" style:family="table-cell">
      <style:table-cell-properties style:vertical-align="middle" fo:padding="0in" fo:border="none"/>
    </style:style>
    <style:style style:name="Table38" style:family="table">
      <style:table-properties style:width="2.9417in" table:align="left"/>
    </style:style>
    <style:style style:name="Table38.A" style:family="table-column">
      <style:table-column-properties style:column-width="2.9417in"/>
    </style:style>
    <style:style style:name="Table38.A1" style:family="table-cell">
      <style:table-cell-properties style:vertical-align="middle" fo:padding="0in" fo:border="none"/>
    </style:style>
    <style:style style:name="Table39" style:family="table">
      <style:table-properties style:width="2.9465in" table:align="left"/>
    </style:style>
    <style:style style:name="Table39.A" style:family="table-column">
      <style:table-column-properties style:column-width="2.9465in"/>
    </style:style>
    <style:style style:name="Table39.A1" style:family="table-cell">
      <style:table-cell-properties style:vertical-align="middle" fo:padding="0in" fo:border="none"/>
    </style:style>
    <style:style style:name="Table40" style:family="table">
      <style:table-properties style:width="2.6722in" table:align="left"/>
    </style:style>
    <style:style style:name="Table40.A" style:family="table-column">
      <style:table-column-properties style:column-width="2.6722in"/>
    </style:style>
    <style:style style:name="Table40.A1" style:family="table-cell">
      <style:table-cell-properties style:vertical-align="middle" fo:padding="0in" fo:border="none"/>
    </style:style>
    <style:style style:name="Table41" style:family="table">
      <style:table-properties style:width="4.0479in" table:align="left"/>
    </style:style>
    <style:style style:name="Table41.A" style:family="table-column">
      <style:table-column-properties style:column-width="4.0479in"/>
    </style:style>
    <style:style style:name="Table41.A1" style:family="table-cell">
      <style:table-cell-properties style:vertical-align="middle" fo:padding="0in" fo:border="none"/>
    </style:style>
    <style:style style:name="Table42" style:family="table">
      <style:table-properties style:width="4.8792in" table:align="left"/>
    </style:style>
    <style:style style:name="Table42.A" style:family="table-column">
      <style:table-column-properties style:column-width="4.8792in"/>
    </style:style>
    <style:style style:name="Table42.A1" style:family="table-cell">
      <style:table-cell-properties style:vertical-align="middle" fo:padding="0in" fo:border="none"/>
    </style:style>
    <style:style style:name="Table43" style:family="table">
      <style:table-properties style:width="5.7465in" table:align="left"/>
    </style:style>
    <style:style style:name="Table43.A" style:family="table-column">
      <style:table-column-properties style:column-width="5.7465in"/>
    </style:style>
    <style:style style:name="Table43.A1" style:family="table-cell">
      <style:table-cell-properties style:vertical-align="middle" fo:padding="0in" fo:border="none"/>
    </style:style>
    <style:style style:name="Table44" style:family="table">
      <style:table-properties style:width="2.8826in" table:align="left"/>
    </style:style>
    <style:style style:name="Table44.A" style:family="table-column">
      <style:table-column-properties style:column-width="2.8826in"/>
    </style:style>
    <style:style style:name="Table44.A1" style:family="table-cell">
      <style:table-cell-properties style:vertical-align="middle" fo:padding="0in" fo:border="none"/>
    </style:style>
    <style:style style:name="Table45" style:family="table">
      <style:table-properties style:width="5.7826in" table:align="left"/>
    </style:style>
    <style:style style:name="Table45.A" style:family="table-column">
      <style:table-column-properties style:column-width="5.7826in"/>
    </style:style>
    <style:style style:name="Table45.A1" style:family="table-cell">
      <style:table-cell-properties style:vertical-align="middle" fo:padding="0in" fo:border="none"/>
    </style:style>
    <style:style style:name="Table46" style:family="table">
      <style:table-properties style:width="4.6875in" table:align="left"/>
    </style:style>
    <style:style style:name="Table46.A" style:family="table-column">
      <style:table-column-properties style:column-width="4.6875in"/>
    </style:style>
    <style:style style:name="Table46.A1" style:family="table-cell">
      <style:table-cell-properties style:vertical-align="middle" fo:padding="0in" fo:border="none"/>
    </style:style>
    <style:style style:name="Table47" style:family="table">
      <style:table-properties style:width="5.0222in" table:align="left"/>
    </style:style>
    <style:style style:name="Table47.A" style:family="table-column">
      <style:table-column-properties style:column-width="5.0222in"/>
    </style:style>
    <style:style style:name="Table47.A1" style:family="table-cell">
      <style:table-cell-properties style:vertical-align="middle" fo:padding="0in" fo:border="none"/>
    </style:style>
    <style:style style:name="Table48" style:family="table">
      <style:table-properties style:width="3.9375in" table:align="left"/>
    </style:style>
    <style:style style:name="Table48.A" style:family="table-column">
      <style:table-column-properties style:column-width="3.9375in"/>
    </style:style>
    <style:style style:name="Table48.A1" style:family="table-cell">
      <style:table-cell-properties style:vertical-align="middle" fo:padding="0in" fo:border="none"/>
    </style:style>
    <style:style style:name="Table49" style:family="table">
      <style:table-properties style:width="5.7465in" table:align="left"/>
    </style:style>
    <style:style style:name="Table49.A" style:family="table-column">
      <style:table-column-properties style:column-width="5.7465in"/>
    </style:style>
    <style:style style:name="Table49.A1" style:family="table-cell">
      <style:table-cell-properties style:vertical-align="middle" fo:padding="0in" fo:border="none"/>
    </style:style>
    <style:style style:name="Table50" style:family="table">
      <style:table-properties style:width="2.9465in" table:align="left"/>
    </style:style>
    <style:style style:name="Table50.A" style:family="table-column">
      <style:table-column-properties style:column-width="2.9465in"/>
    </style:style>
    <style:style style:name="Table50.A1" style:family="table-cell">
      <style:table-cell-properties style:vertical-align="middle" fo:padding="0in" fo:border="none"/>
    </style:style>
    <style:style style:name="Table51" style:family="table">
      <style:table-properties style:width="2.9465in" table:align="left"/>
    </style:style>
    <style:style style:name="Table51.A" style:family="table-column">
      <style:table-column-properties style:column-width="2.9465in"/>
    </style:style>
    <style:style style:name="Table51.A1" style:family="table-cell">
      <style:table-cell-properties style:vertical-align="middle" fo:padding="0in" fo:border="none"/>
    </style:style>
    <style:style style:name="Table52" style:family="table">
      <style:table-properties style:width="3.8861in" table:align="left"/>
    </style:style>
    <style:style style:name="Table52.A" style:family="table-column">
      <style:table-column-properties style:column-width="3.8861in"/>
    </style:style>
    <style:style style:name="Table52.A1" style:family="table-cell">
      <style:table-cell-properties style:vertical-align="middle" fo:padding="0in" fo:border="none"/>
    </style:style>
    <style:style style:name="Table53" style:family="table">
      <style:table-properties style:width="5.6868in" table:align="left"/>
    </style:style>
    <style:style style:name="Table53.A" style:family="table-column">
      <style:table-column-properties style:column-width="5.6868in"/>
    </style:style>
    <style:style style:name="Table53.A1" style:family="table-cell">
      <style:table-cell-properties style:vertical-align="middle" fo:padding="0in" fo:border="none"/>
    </style:style>
    <style:style style:name="Table54" style:family="table">
      <style:table-properties style:width="2.8826in" table:align="left"/>
    </style:style>
    <style:style style:name="Table54.A" style:family="table-column">
      <style:table-column-properties style:column-width="2.8826in"/>
    </style:style>
    <style:style style:name="Table54.A1" style:family="table-cell">
      <style:table-cell-properties style:vertical-align="middle" fo:padding="0in" fo:border="none"/>
    </style:style>
    <style:style style:name="Table55" style:family="table">
      <style:table-properties style:width="6.6931in" table:align="left"/>
    </style:style>
    <style:style style:name="Table55.A" style:family="table-column">
      <style:table-column-properties style:column-width="6.6931in"/>
    </style:style>
    <style:style style:name="Table55.A1" style:family="table-cell">
      <style:table-cell-properties style:vertical-align="middle" fo:padding="0in" fo:border="none"/>
    </style:style>
    <style:style style:name="Table56" style:family="table">
      <style:table-properties style:width="6.4896in" table:align="left"/>
    </style:style>
    <style:style style:name="Table56.A" style:family="table-column">
      <style:table-column-properties style:column-width="6.4896in"/>
    </style:style>
    <style:style style:name="Table56.A1" style:family="table-cell">
      <style:table-cell-properties style:vertical-align="middle" fo:padding="0in" fo:border="none"/>
    </style:style>
    <style:style style:name="Table57" style:family="table">
      <style:table-properties style:width="6.6931in" table:align="left" fo:background-color="#ffffff">
        <style:background-image/>
      </style:table-properties>
    </style:style>
    <style:style style:name="Table57.A" style:family="table-column">
      <style:table-column-properties style:column-width="2.3854in"/>
    </style:style>
    <style:style style:name="Table57.B" style:family="table-column">
      <style:table-column-properties style:column-width="4.3076in"/>
    </style:style>
    <style:style style:name="Table57.1" style:family="table-row">
      <style:table-row-properties fo:background-color="transparent">
        <style:background-image/>
      </style:table-row-properties>
    </style:style>
    <style:style style:name="Table57.A1" style:family="table-cell">
      <style:table-cell-properties style:vertical-align="middle" fo:background-color="#eeeeee" fo:padding-left="0.1042in" fo:padding-right="0.1042in" fo:padding-top="0.0938in" fo:padding-bottom="0.0938in" fo:border-left="0.75pt solid #cccccc" fo:border-right="0.75pt solid #cccccc" fo:border-top="0.75pt solid #cccccc" fo:border-bottom="1.5pt solid #cccccc">
        <style:background-image/>
      </style:table-cell-properties>
    </style:style>
    <style:style style:name="Table57.A2" style:family="table-cell">
      <style:table-cell-properties style:vertical-align="middle" fo:background-color="transparent" fo:padding-left="0.1042in" fo:padding-right="0.1042in" fo:padding-top="0.0938in" fo:padding-bottom="0.0938in" fo:border="0.05pt solid #cccccc">
        <style:background-image/>
      </style:table-cell-properties>
    </style:style>
    <style:style style:name="Table58" style:family="table">
      <style:table-properties style:width="3.141in" table:align="left"/>
    </style:style>
    <style:style style:name="Table58.A" style:family="table-column">
      <style:table-column-properties style:column-width="3.141in"/>
    </style:style>
    <style:style style:name="Table58.A1" style:family="table-cell">
      <style:table-cell-properties style:vertical-align="middle" fo:padding="0in" fo:border="none"/>
    </style:style>
    <style:style style:name="Table59" style:family="table">
      <style:table-properties style:width="4.1583in" table:align="left"/>
    </style:style>
    <style:style style:name="Table59.A" style:family="table-column">
      <style:table-column-properties style:column-width="4.1583in"/>
    </style:style>
    <style:style style:name="Table59.A1" style:family="table-cell">
      <style:table-cell-properties style:vertical-align="middle" fo:padding="0in" fo:border="none"/>
    </style:style>
    <style:style style:name="Table60" style:family="table">
      <style:table-properties style:width="1.5035in" table:align="left"/>
    </style:style>
    <style:style style:name="Table60.A" style:family="table-column">
      <style:table-column-properties style:column-width="1.5035in"/>
    </style:style>
    <style:style style:name="Table60.A1" style:family="table-cell">
      <style:table-cell-properties style:vertical-align="middle" fo:padding="0in" fo:border="none"/>
    </style:style>
    <style:style style:name="Table61" style:family="table">
      <style:table-properties style:width="6.6931in" table:align="left"/>
    </style:style>
    <style:style style:name="Table61.A" style:family="table-column">
      <style:table-column-properties style:column-width="6.6931in"/>
    </style:style>
    <style:style style:name="Table61.A1" style:family="table-cell">
      <style:table-cell-properties style:vertical-align="middle" fo:padding="0in" fo:border="none"/>
    </style:style>
    <style:style style:name="Table62" style:family="table">
      <style:table-properties style:width="3.141in" table:align="left"/>
    </style:style>
    <style:style style:name="Table62.A" style:family="table-column">
      <style:table-column-properties style:column-width="3.141in"/>
    </style:style>
    <style:style style:name="Table62.A1" style:family="table-cell">
      <style:table-cell-properties style:vertical-align="middle" fo:padding="0in" fo:border="none"/>
    </style:style>
    <style:style style:name="Table63" style:family="table">
      <style:table-properties style:width="4.0479in" table:align="left"/>
    </style:style>
    <style:style style:name="Table63.A" style:family="table-column">
      <style:table-column-properties style:column-width="4.0479in"/>
    </style:style>
    <style:style style:name="Table63.A1" style:family="table-cell">
      <style:table-cell-properties style:vertical-align="middle" fo:padding="0in" fo:border="none"/>
    </style:style>
    <style:style style:name="Table64" style:family="table">
      <style:table-properties style:width="2.1208in" table:align="left"/>
    </style:style>
    <style:style style:name="Table64.A" style:family="table-column">
      <style:table-column-properties style:column-width="2.1208in"/>
    </style:style>
    <style:style style:name="Table64.A1" style:family="table-cell">
      <style:table-cell-properties style:vertical-align="middle" fo:padding="0in" fo:border="none"/>
    </style:style>
    <style:style style:name="Table65" style:family="table">
      <style:table-properties style:width="3.1285in" table:align="left"/>
    </style:style>
    <style:style style:name="Table65.A" style:family="table-column">
      <style:table-column-properties style:column-width="3.1285in"/>
    </style:style>
    <style:style style:name="Table65.A1" style:family="table-cell">
      <style:table-cell-properties style:vertical-align="middle" fo:padding="0in" fo:border="none"/>
    </style:style>
    <style:style style:name="Table66" style:family="table">
      <style:table-properties style:width="5.0729in" table:align="left" fo:background-color="#ffffff">
        <style:background-image/>
      </style:table-properties>
    </style:style>
    <style:style style:name="Table66.A" style:family="table-column">
      <style:table-column-properties style:column-width="2.6625in"/>
    </style:style>
    <style:style style:name="Table66.B" style:family="table-column">
      <style:table-column-properties style:column-width="2.4104in"/>
    </style:style>
    <style:style style:name="Table66.1" style:family="table-row">
      <style:table-row-properties fo:background-color="transparent">
        <style:background-image/>
      </style:table-row-properties>
    </style:style>
    <style:style style:name="Table66.A1" style:family="table-cell">
      <style:table-cell-properties style:vertical-align="middle" fo:background-color="#eeeeee" fo:padding-left="0.1042in" fo:padding-right="0.1042in" fo:padding-top="0.0938in" fo:padding-bottom="0.0938in" fo:border-left="0.75pt solid #cccccc" fo:border-right="0.75pt solid #cccccc" fo:border-top="0.75pt solid #cccccc" fo:border-bottom="1.5pt solid #cccccc">
        <style:background-image/>
      </style:table-cell-properties>
    </style:style>
    <style:style style:name="Table66.A2" style:family="table-cell">
      <style:table-cell-properties style:vertical-align="middle" fo:background-color="transparent" fo:padding-left="0.1042in" fo:padding-right="0.1042in" fo:padding-top="0.0938in" fo:padding-bottom="0.0938in" fo:border="0.05pt solid #cccccc">
        <style:background-image/>
      </style:table-cell-properties>
    </style:style>
    <style:style style:name="Table67" style:family="table">
      <style:table-properties style:width="4.8444in" table:align="left"/>
    </style:style>
    <style:style style:name="Table67.A" style:family="table-column">
      <style:table-column-properties style:column-width="4.8444in"/>
    </style:style>
    <style:style style:name="Table67.A1" style:family="table-cell">
      <style:table-cell-properties style:vertical-align="middle" fo:padding="0in" fo:border="none"/>
    </style:style>
    <style:style style:name="Table68" style:family="table">
      <style:table-properties style:width="6.6931in" table:align="left"/>
    </style:style>
    <style:style style:name="Table68.A" style:family="table-column">
      <style:table-column-properties style:column-width="6.6931in"/>
    </style:style>
    <style:style style:name="Table68.A1" style:family="table-cell">
      <style:table-cell-properties style:vertical-align="middle" fo:padding="0in" fo:border="none"/>
    </style:style>
    <style:style style:name="Table69" style:family="table">
      <style:table-properties style:width="4.8444in" table:align="left"/>
    </style:style>
    <style:style style:name="Table69.A" style:family="table-column">
      <style:table-column-properties style:column-width="4.8444in"/>
    </style:style>
    <style:style style:name="Table69.A1" style:family="table-cell">
      <style:table-cell-properties style:vertical-align="middle" fo:padding="0in" fo:border="none"/>
    </style:style>
    <style:style style:name="Table70" style:family="table">
      <style:table-properties style:width="2.9285in" table:align="left"/>
    </style:style>
    <style:style style:name="Table70.A" style:family="table-column">
      <style:table-column-properties style:column-width="2.9285in"/>
    </style:style>
    <style:style style:name="Table70.A1" style:family="table-cell">
      <style:table-cell-properties style:vertical-align="middle" fo:padding="0in" fo:border="none"/>
    </style:style>
    <style:style style:name="Table71" style:family="table">
      <style:table-properties style:width="4.8444in" table:align="left"/>
    </style:style>
    <style:style style:name="Table71.A" style:family="table-column">
      <style:table-column-properties style:column-width="4.8444in"/>
    </style:style>
    <style:style style:name="Table71.A1" style:family="table-cell">
      <style:table-cell-properties style:vertical-align="middle" fo:padding="0in" fo:border="none"/>
    </style:style>
    <style:style style:name="Table72" style:family="table">
      <style:table-properties style:width="4.8444in" table:align="left"/>
    </style:style>
    <style:style style:name="Table72.A" style:family="table-column">
      <style:table-column-properties style:column-width="4.8444in"/>
    </style:style>
    <style:style style:name="Table72.A1" style:family="table-cell">
      <style:table-cell-properties style:vertical-align="middle" fo:padding="0in" fo:border="none"/>
    </style:style>
    <style:style style:name="Table73" style:family="table">
      <style:table-properties style:width="4.3361in" table:align="left"/>
    </style:style>
    <style:style style:name="Table73.A" style:family="table-column">
      <style:table-column-properties style:column-width="4.3361in"/>
    </style:style>
    <style:style style:name="Table73.A1" style:family="table-cell">
      <style:table-cell-properties style:vertical-align="middle" fo:padding="0in" fo:border="none"/>
    </style:style>
    <style:style style:name="Table74" style:family="table">
      <style:table-properties style:width="5.2924in" table:align="left"/>
    </style:style>
    <style:style style:name="Table74.A" style:family="table-column">
      <style:table-column-properties style:column-width="5.2924in"/>
    </style:style>
    <style:style style:name="Table74.A1" style:family="table-cell">
      <style:table-cell-properties style:vertical-align="middle" fo:padding="0in" fo:border="none"/>
    </style:style>
    <style:style style:name="Table75" style:family="table">
      <style:table-properties style:width="5.6285in" table:align="left"/>
    </style:style>
    <style:style style:name="Table75.A" style:family="table-column">
      <style:table-column-properties style:column-width="5.6285in"/>
    </style:style>
    <style:style style:name="Table75.A1" style:family="table-cell">
      <style:table-cell-properties style:vertical-align="middle" fo:padding="0in" fo:border="none"/>
    </style:style>
    <style:style style:name="Table76" style:family="table">
      <style:table-properties style:width="4.0479in" table:align="left"/>
    </style:style>
    <style:style style:name="Table76.A" style:family="table-column">
      <style:table-column-properties style:column-width="4.0479in"/>
    </style:style>
    <style:style style:name="Table76.A1" style:family="table-cell">
      <style:table-cell-properties style:vertical-align="middle" fo:padding="0in" fo:border="none"/>
    </style:style>
    <style:style style:name="Table77" style:family="table">
      <style:table-properties style:width="6.6931in" table:align="left"/>
    </style:style>
    <style:style style:name="Table77.A" style:family="table-column">
      <style:table-column-properties style:column-width="6.6931in"/>
    </style:style>
    <style:style style:name="Table77.A1" style:family="table-cell">
      <style:table-cell-properties style:vertical-align="middle" fo:padding="0in" fo:border="none"/>
    </style:style>
    <style:style style:name="Table78" style:family="table">
      <style:table-properties style:width="6.6931in" table:align="left"/>
    </style:style>
    <style:style style:name="Table78.A" style:family="table-column">
      <style:table-column-properties style:column-width="6.6931in"/>
    </style:style>
    <style:style style:name="Table78.A1" style:family="table-cell">
      <style:table-cell-properties style:vertical-align="middle" fo:padding="0in" fo:border="none"/>
    </style:style>
    <style:style style:name="P1"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ffffff" fo:padding="0in" fo:border="none">
        <style:background-image/>
      </style:paragraph-properties>
      <style:text-properties fo:font-variant="normal" fo:text-transform="none" fo:color="#333333" style:font-name="Helvetica" fo:font-size="10.5pt" fo:letter-spacing="normal" fo:font-style="normal" fo:font-weight="normal"/>
    </style:style>
    <style:style style:name="P2" style:family="paragraph" style:parent-style-name="Text_20_body" style:list-style-name="L3">
      <style:paragraph-properties fo:margin-left="0in" fo:margin-right="0in" fo:margin-top="0in" fo:margin-bottom="0in" style:contextual-spacing="false" style:line-height-at-least="0.2189in" fo:text-align="start" style:justify-single-word="false" fo:text-indent="0in" style:auto-text-indent="false" fo:background-color="#ffffff" fo:padding="0in" fo:border="none">
        <style:background-image/>
      </style:paragraph-properties>
      <style:text-properties fo:font-variant="normal" fo:text-transform="none" fo:color="#333333" style:font-name="Helvetica" fo:font-size="10.5pt" fo:letter-spacing="normal" fo:font-style="normal" fo:font-weight="normal"/>
    </style:style>
    <style:style style:name="P3" style:family="paragraph" style:parent-style-name="Text_20_body" style:list-style-name="L4">
      <style:paragraph-properties fo:margin-left="0in" fo:margin-right="0in" fo:margin-top="0in" fo:margin-bottom="0in" style:contextual-spacing="false" style:line-height-at-least="0.2189in" fo:text-align="start" style:justify-single-word="false" fo:text-indent="0in" style:auto-text-indent="false" fo:background-color="#ffffff" fo:padding="0in" fo:border="none">
        <style:background-image/>
      </style:paragraph-properties>
      <style:text-properties fo:font-variant="normal" fo:text-transform="none" fo:color="#333333" style:font-name="Helvetica" fo:font-size="10.5pt" fo:letter-spacing="normal" fo:font-style="normal" fo:font-weight="normal"/>
    </style:style>
    <style:style style:name="P4" style:family="paragraph" style:parent-style-name="Text_20_body" style:list-style-name="L7">
      <style:paragraph-properties fo:margin-left="0in" fo:margin-right="0in" fo:margin-top="0in" fo:margin-bottom="0in" style:contextual-spacing="false" style:line-height-at-least="0.2189in" fo:text-align="start" style:justify-single-word="false" fo:text-indent="0in" style:auto-text-indent="false" fo:background-color="#ffffff" fo:padding="0in" fo:border="none">
        <style:background-image/>
      </style:paragraph-properties>
      <style:text-properties fo:font-variant="normal" fo:text-transform="none" fo:color="#333333" style:font-name="Helvetica" fo:font-size="10.5pt" fo:letter-spacing="normal" fo:font-style="normal" fo:font-weight="normal"/>
    </style:style>
    <style:style style:name="P5"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ffffff" fo:padding="0in" fo:border="none">
        <style:background-image/>
      </style:paragraph-properties>
      <style:text-properties fo:font-variant="normal" fo:text-transform="none" fo:color="#333333" fo:letter-spacing="normal"/>
    </style:style>
    <style:style style:name="P6"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ffffff" fo:padding="0in" fo:border="none">
        <style:background-image/>
      </style:paragraph-properties>
    </style:style>
    <style:style style:name="P7" style:family="paragraph" style:parent-style-name="Text_20_body" style:list-style-name="L1">
      <style:paragraph-properties fo:margin-left="0in" fo:margin-right="0in" fo:margin-top="0in" fo:margin-bottom="0in" style:contextual-spacing="false" style:line-height-at-least="0.2189in" fo:text-align="start" style:justify-single-word="false" fo:text-indent="0in" style:auto-text-indent="false" fo:background-color="#ffffff" fo:padding="0in" fo:border="none">
        <style:background-image/>
      </style:paragraph-properties>
    </style:style>
    <style:style style:name="P8"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background-color="#ffffff" fo:padding="0in" fo:border="none">
        <style:background-image/>
      </style:paragraph-properties>
    </style:style>
    <style:style style:name="P9" style:family="paragraph" style:parent-style-name="Text_20_body" style:list-style-name="L5">
      <style:paragraph-properties fo:margin-left="0in" fo:margin-right="0in" fo:margin-top="0in" fo:margin-bottom="0in" style:contextual-spacing="false" style:line-height-at-least="0.2189in" fo:text-align="start" style:justify-single-word="false" fo:text-indent="0in" style:auto-text-indent="false" fo:background-color="#ffffff" fo:padding="0in" fo:border="none">
        <style:background-image/>
      </style:paragraph-properties>
    </style:style>
    <style:style style:name="P10" style:family="paragraph" style:parent-style-name="Text_20_body">
      <style:paragraph-properties fo:margin-left="0in" fo:margin-right="0in" fo:margin-top="0in" fo:margin-bottom="0in" style:contextual-spacing="false" fo:line-height="150%" fo:text-align="start" style:justify-single-word="false" fo:text-indent="0in" style:auto-text-indent="false" fo:background-color="#ffffff" fo:padding="0in" fo:border="none">
        <style:background-image/>
      </style:paragraph-properties>
    </style:style>
    <style:style style:name="P11" style:family="paragraph" style:parent-style-name="Text_20_body" style:list-style-name="L6">
      <style:paragraph-properties fo:margin-left="0in" fo:margin-right="0in" fo:margin-top="0in" fo:margin-bottom="0in" style:contextual-spacing="false" fo:line-height="150%" fo:text-align="start" style:justify-single-word="false" fo:text-indent="0in" style:auto-text-indent="false" fo:background-color="#ffffff" fo:padding="0in" fo:border="none">
        <style:background-image/>
      </style:paragraph-properties>
    </style:style>
    <style:style style:name="P12"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13" style:family="paragraph" style:parent-style-name="Text_20_body" style:list-style-name="L1">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style>
    <style:style style:name="P14" style:family="paragraph" style:parent-style-name="Text_20_body">
      <style:paragraph-properties fo:margin-left="0in" fo:margin-right="0in" fo:margin-top="0in" fo:margin-bottom="0in" style:contextual-spacing="false" fo:line-height="150%" fo:text-align="start" style:justify-single-word="false" fo:text-indent="0in" style:auto-text-indent="false" fo:background-color="transparent" fo:padding="0in" fo:border="none">
        <style:background-image/>
      </style:paragraph-properties>
    </style:style>
    <style:style style:name="P15"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background-color="transparent" fo:padding="0in" fo:border="none">
        <style:background-image/>
      </style:paragraph-properties>
      <style:text-properties fo:font-variant="normal" fo:text-transform="none" fo:color="#333333" style:font-name="Helvetica" fo:font-size="10.5pt" fo:letter-spacing="normal" fo:font-style="normal" fo:font-weight="normal" fo:background-color="#d5e9f6"/>
    </style:style>
    <style:style style:name="P16" style:family="paragraph" style:parent-style-name="Heading_20_3">
      <style:text-properties fo:font-variant="normal" fo:text-transform="none" fo:color="#333333" style:font-name="Helvetica" fo:letter-spacing="normal" fo:font-style="normal" fo:font-weight="bold"/>
    </style:style>
    <style:style style:name="P17" style:family="paragraph" style:parent-style-name="Heading_20_3">
      <style:paragraph-properties fo:margin-left="0in" fo:margin-right="0in" fo:text-align="start" style:justify-single-word="false" fo:text-indent="0in" style:auto-text-indent="false" fo:background-color="#ffffff" fo:padding="0in" fo:border="none">
        <style:background-image/>
      </style:paragraph-properties>
      <style:text-properties fo:font-variant="normal" fo:text-transform="none" fo:color="#333333" style:font-name="Helvetica" fo:letter-spacing="normal" fo:font-style="normal" fo:font-weight="bold"/>
    </style:style>
    <style:style style:name="P18" style:family="paragraph" style:parent-style-name="Heading_20_4">
      <style:paragraph-properties fo:margin-left="0in" fo:margin-right="0in" fo:text-align="start" style:justify-single-word="false" fo:text-indent="0in" style:auto-text-indent="false" fo:background-color="#ffffff" fo:padding="0in" fo:border="none">
        <style:background-image/>
      </style:paragraph-properties>
      <style:text-properties fo:font-variant="normal" fo:text-transform="none" fo:color="#333333" style:font-name="Helvetica" fo:letter-spacing="normal" fo:font-style="normal" fo:font-weight="bold"/>
    </style:style>
    <style:style style:name="P19"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fo:font-size="10.5pt" fo:font-weight="bold"/>
    </style:style>
    <style:style style:name="P20"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style>
    <style:style style:name="P21" style:family="paragraph" style:parent-style-name="Table_20_Contents">
      <style:paragraph-properties fo:margin-left="0in" fo:margin-right="0in" fo:margin-top="0in" fo:margin-bottom="0in" style:contextual-spacing="false" style:line-height-at-least="0.2189in" fo:text-align="start" style:justify-single-word="false" fo:text-indent="0in" style:auto-text-indent="false" fo:padding="0in" fo:border="none"/>
    </style:style>
    <style:style style:name="P22"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background-color="#eeeeee"/>
    </style:style>
    <style:style style:name="P2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size="10.5pt" fo:font-weight="normal"/>
    </style:style>
    <style:style style:name="P24" style:family="paragraph" style:parent-style-name="Table_20_Contents">
      <style:paragraph-properties fo:margin-top="0in" fo:margin-bottom="0in" style:contextual-spacing="false" fo:text-align="start" style:justify-single-word="false"/>
      <style:text-properties fo:font-size="10.5pt" fo:font-weight="normal"/>
    </style:style>
    <style:style style:name="P25" style:family="paragraph" style:parent-style-name="Quotations">
      <style:paragraph-properties fo:margin-left="0in" fo:margin-right="0in" style:line-height-at-least="0.2189in" fo:text-align="start" style:justify-single-word="false" fo:text-indent="0in" style:auto-text-indent="false" fo:background-color="#ffffff" fo:padding="0in" fo:border="none">
        <style:background-image/>
      </style:paragraph-properties>
      <style:text-properties fo:font-variant="normal" fo:text-transform="none" fo:color="#666666" style:font-name="Helvetica" fo:font-size="10.5pt" fo:letter-spacing="normal" fo:font-style="italic" fo:font-weight="normal"/>
    </style:style>
    <style:style style:name="T1" style:family="text">
      <style:text-properties fo:font-size="10.5pt" fo:font-weight="normal"/>
    </style:style>
    <style:style style:name="T2" style:family="text">
      <style:text-properties fo:color="#980905" fo:font-size="10.5pt" style:text-underline-style="solid" style:text-underline-width="auto" style:text-underline-color="font-color" fo:font-weight="normal" fo:background-color="transparent"/>
    </style:style>
    <style:style style:name="T3" style:family="text">
      <style:text-properties fo:font-variant="normal" fo:text-transform="none" fo:color="#333333" style:font-name="Helvetica" fo:font-size="10.5pt" fo:letter-spacing="normal" fo:font-style="normal" fo:font-weight="normal"/>
    </style:style>
    <style:style style:name="T4" style:family="text">
      <style:text-properties fo:font-variant="normal" fo:text-transform="none" fo:color="#333333" style:font-name="Helvetica" fo:font-size="10.5pt" fo:letter-spacing="normal" fo:font-style="normal" fo:font-weight="normal" fo:background-color="#d5e9f6"/>
    </style:style>
    <style:style style:name="T5" style:family="text">
      <style:text-properties fo:font-variant="normal" fo:text-transform="none" fo:color="#333333" style:font-name="Helvetica" fo:font-size="10.5pt" fo:letter-spacing="normal" fo:font-style="normal" fo:font-weight="normal" fo:background-color="transparent" style:font-name-asian="Helvetica" style:font-size-asian="10.5pt" style:font-style-asian="normal" style:font-weight-asian="normal" style:font-name-complex="Helvetica" style:font-size-complex="10.5pt" style:font-style-complex="normal" style:font-weight-complex="normal"/>
    </style:style>
    <style:style style:name="T6" style:family="text">
      <style:text-properties fo:font-variant="normal" fo:text-transform="none" fo:color="#333333" style:font-name="Helvetica" fo:font-size="10.5pt" fo:letter-spacing="normal" fo:font-style="normal" fo:font-weight="normal" fo:background-color="#fff9d8"/>
    </style:style>
    <style:style style:name="T7" style:family="text">
      <style:text-properties fo:font-variant="normal" fo:text-transform="none" fo:color="#333333" style:font-name="Helvetica" fo:font-size="10.5pt" fo:letter-spacing="normal" fo:font-style="normal" fo:font-weight="bold" fo:background-color="transparent"/>
    </style:style>
    <style:style style:name="T8" style:family="text">
      <style:text-properties fo:font-variant="normal" fo:text-transform="none" fo:color="#333333" style:font-name="Helvetica" fo:font-size="10.5pt" fo:letter-spacing="normal" fo:font-style="italic" fo:font-weight="normal" fo:background-color="transparent"/>
    </style:style>
    <style:style style:name="T9" style:family="text">
      <style:text-properties fo:font-variant="normal" fo:text-transform="none" fo:color="#980905" style:font-name="Helvetica" fo:font-size="10.5pt" fo:letter-spacing="normal" fo:font-style="normal" style:text-underline-style="solid" style:text-underline-width="auto" style:text-underline-color="font-color" fo:font-weight="normal" fo:background-color="transparent"/>
    </style:style>
    <style:style style:name="T10" style:family="text">
      <style:text-properties fo:font-variant="normal" fo:text-transform="none" fo:color="#980905" style:font-name="Consolas" fo:font-style="italic" style:text-underline-style="solid" style:text-underline-width="auto" style:text-underline-color="font-color" fo:font-weight="normal" fo:background-color="#eeeeee"/>
    </style:style>
    <style:style style:name="T11" style:family="text">
      <style:text-properties fo:font-variant="normal" fo:text-transform="none" fo:color="#222222" style:font-name="Anonymous Pro" fo:font-size="10.5pt" fo:letter-spacing="normal" fo:font-style="normal" fo:font-weight="normal" fo:background-color="transparent"/>
    </style:style>
    <style:style style:name="T12" style:family="text">
      <style:text-properties fo:font-variant="normal" fo:text-transform="none" fo:color="#222222" style:font-name="Anonymous Pro" fo:font-size="10.5pt" fo:letter-spacing="normal" fo:font-style="normal" fo:font-weight="normal" fo:background-color="#d5e9f6"/>
    </style:style>
    <style:style style:name="T13" style:family="text">
      <style:text-properties fo:font-variant="normal" fo:text-transform="none" fo:color="#222222" style:font-name="Anonymous Pro" fo:font-size="10.5pt" fo:letter-spacing="normal" fo:font-style="normal" fo:font-weight="normal" fo:background-color="#fff9d8"/>
    </style:style>
    <style:style style:name="T14" style:family="text">
      <style:text-properties fo:font-variant="normal" fo:text-transform="none" fo:color="#222222" style:font-name="Consolas" fo:font-style="normal" fo:font-weight="normal" fo:background-color="#eeeeee"/>
    </style:style>
    <style:style style:name="T15" style:family="text">
      <style:text-properties fo:font-variant="normal" fo:text-transform="none" fo:color="#222222" style:font-name="Consolas" fo:font-style="normal" fo:font-weight="bold" fo:background-color="#eeeeee"/>
    </style:style>
    <style:style style:name="T16" style:family="text">
      <style:text-properties fo:font-variant="normal" fo:text-transform="none" fo:color="#222222" fo:background-color="#eeeeee"/>
    </style:style>
    <style:style style:name="T17"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18" style:family="text">
      <style:text-properties fo:font-variant="normal" fo:text-transform="none" style:font-name="Consolas" fo:font-style="normal" fo:font-weight="normal" fo:background-color="#eeeeee"/>
    </style:style>
    <style:style style:name="T19" style:family="text">
      <style:text-properties fo:font-variant="normal" fo:text-transform="none" fo:color="#64434d" style:font-name="Consolas" fo:font-style="normal" fo:font-weight="normal" fo:background-color="#eeeeee"/>
    </style:style>
    <style:style style:name="T20" style:family="text">
      <style:text-properties fo:font-variant="normal" fo:text-transform="none" fo:color="#6588a8" style:font-name="Consolas" fo:font-style="italic" fo:font-weight="normal" fo:background-color="#eeeeee"/>
    </style:style>
    <style:style style:name="T21" style:family="text">
      <style:text-properties fo:font-variant="normal" fo:text-transform="none" fo:color="#708090" style:font-name="Consolas" fo:font-style="normal" fo:font-weight="normal" fo:background-color="#eeeeee"/>
    </style:style>
    <style:style style:name="T22" style:family="text">
      <style:text-properties fo:font-variant="normal" fo:text-transform="none" fo:color="#0066cc" style:font-name="Consolas" fo:font-style="normal" fo:font-weight="normal" fo:background-color="#eeeeee"/>
    </style:style>
    <style:style style:name="T23" style:family="text">
      <style:text-properties fo:font-variant="normal" fo:text-transform="none" fo:color="#808080" style:font-name="Consolas" fo:font-style="normal" fo:font-weight="normal" fo:background-color="#eeeee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text:bookmark text:name="guide-assumptions"/>1 Guide Assumptions</text:h>
      <text:p text:style-name="P1">This guide is designed for beginners who want to get started with a Rails application from scratch. It does not assume that you have any prior experience with Rails. However, to get the most out of it, you need to have some prerequisites installed:</text:p>
      <text:list xml:id="list2586120174847114005" text:style-name="L1">
        <text:list-item>
          <text:p text:style-name="P7"><text:span text:style-name="T3">The </text:span><text:a xlink:type="simple" xlink:href="http://www.ruby-lang.org/en/downloads"><text:span text:style-name="T9">Ruby</text:span></text:a><text:span text:style-name="T3"> language version 1.9.3 or newer</text:span></text:p>
        </text:list-item>
        <text:list-item>
          <text:p text:style-name="P7"><text:span text:style-name="T3">The </text:span><text:a xlink:type="simple" xlink:href="http://rubygems.org/"><text:span text:style-name="T9">RubyGems</text:span></text:a><text:span text:style-name="T3"> packaging system</text:span></text:p>
          <text:list>
            <text:list-item>
              <text:p text:style-name="P13"><text:span text:style-name="T3">To learn more about RubyGems, please read the </text:span><text:a xlink:type="simple" xlink:href="http://docs.rubygems.org/read/book/1"><text:span text:style-name="T9">RubyGems User Guide</text:span></text:a></text:p>
            </text:list-item>
          </text:list>
        </text:list-item>
        <text:list-item>
          <text:p text:style-name="P7"><text:span text:style-name="T3">A working installation of the </text:span><text:a xlink:type="simple" xlink:href="http://www.sqlite.org/"><text:span text:style-name="T9">SQLite3 Database</text:span></text:a></text:p>
        </text:list-item>
      </text:list>
      <text:p text:style-name="P1">Rails is a web application framework running on the Ruby programming language. If you have no prior experience with Ruby, you will find a very steep learning curve diving straight into Rails. There are some good free resources on the internet for learning Ruby, including:</text:p>
      <text:list xml:id="list8475413078170123957" text:style-name="L2">
        <text:list-item>
          <text:p text:style-name="P8"><text:a xlink:type="simple" xlink:href="http://www.humblelittlerubybook.com/"><text:span text:style-name="T9">Mr. Neighborly's Humble Little Ruby Book</text:span></text:a></text:p>
        </text:list-item>
        <text:list-item>
          <text:p text:style-name="P8"><text:a xlink:type="simple" xlink:href="http://www.ruby-doc.org/docs/ProgrammingRuby/"><text:span text:style-name="T9">Programming Ruby</text:span></text:a></text:p>
        </text:list-item>
        <text:list-item>
          <text:p text:style-name="P8"><text:a xlink:type="simple" xlink:href="http://mislav.uniqpath.com/poignant-guide/"><text:span text:style-name="T9">Why's (Poignant) Guide to Ruby</text:span></text:a></text:p>
        </text:list-item>
      </text:list>
      <text:h text:style-name="P17" text:outline-level="3"><text:bookmark text:name="what-is-rails-questionmark"/>2 What is Rails?</text:h>
      <text:p text:style-name="P1">Rails is a web application development framework written in the Ruby language. It is designed to make programming web applications easier by making assumptions about what every developer needs to get started. It allows you to write less code while accomplishing more than many other languages and frameworks. Experienced Rails developers also report that it makes web application development more fun.</text:p>
      <text:p text:style-name="P1">Rails is opinionated software. It makes the assumption that there is the "best" way to do things, and it's designed to encourage that way - and in some cases to discourage alternatives. If you learn "The Rails Way" you'll probably discover a tremendous increase in productivity. If you persist in bringing old habits from other languages to your Rails development, and trying to use patterns you learned elsewhere, you may have a less happy experience.</text:p>
      <text:p text:style-name="P1">The Rails philosophy includes two major guiding principles:</text:p>
      <text:list xml:id="list4347022770486457469" text:style-name="L3">
        <text:list-item>
          <text:p text:style-name="P2">DRY - "Don't Repeat Yourself" - suggests that writing the same code over and over again is a bad thing.</text:p>
        </text:list-item>
        <text:list-item>
          <text:p text:style-name="P2">Convention Over Configuration - means that Rails makes assumptions about what you want to do and how you're going to do it, rather than requiring you to specify every little thing through endless configuration files.</text:p>
        </text:list-item>
      </text:list>
      <text:h text:style-name="P17" text:outline-level="3"><text:bookmark text:name="creating-a-new-rails-project"/>3 Creating a New Rails Project</text:h>
      <text:p text:style-name="P6"><text:span text:style-name="T3">The best way to use this guide is to follow each step as it happens, no code or step needed to make this example application has been left out, so you can literally follow along step by step. You can get the complete code </text:span><text:a xlink:type="simple" xlink:href="https://github.com/rails/docrails/tree/master/guides/code/getting_started"><text:span text:style-name="T9">here</text:span></text:a><text:span text:style-name="T3">.</text:span></text:p>
      <text:p text:style-name="P10"><text:span text:style-name="T3">By following along with this guide, you'll create a Rails project called </text:span><text:span text:style-name="Source_20_Text"><text:span text:style-name="T11">blog</text:span></text:span><text:span text:style-name="T3">, a (very) simple weblog. Before you can start building the application, you need to make sure that you have Rails itself installed.</text:span></text:p>
      <text:p text:style-name="P14"><text:span text:style-name="T4">The examples below use </text:span><text:span text:style-name="Source_20_Text"><text:span text:style-name="T12">#</text:span></text:span><text:span text:style-name="T4"> and </text:span><text:span text:style-name="Source_20_Text"><text:span text:style-name="T12">$</text:span></text:span><text:span text:style-name="T4"> to denote superuser and regular user terminal prompts respectively in a UNIX-like OS. If you are using Windows, your prompt will look something like </text:span><text:span text:style-name="Source_20_Text"><text:span text:style-name="T12">c:\source_code&gt;</text:span></text:span></text:p>
      <text:h text:style-name="P18" text:outline-level="4"><text:bookmark text:name="installing-rails"/><text:soft-page-break/>3.1 Installing Rails</text:h>
      <text:p text:style-name="P10"><text:span text:style-name="T3">Open up a command line prompt. On Mac OS X open Terminal.app, on Windows choose "Run" from your Start menu and type 'cmd.exe'. Any commands prefaced with a dollar sign </text:span><text:span text:style-name="Source_20_Text"><text:span text:style-name="T11">$</text:span></text:span><text:span text:style-name="T3"> should be run in the command line. Verify that you have a current version of Ruby installed:</text:span></text:p>
      <text:section text:style-name="Sect1" text:name="highlighter_418582">
        <table:table table:name="Table1" table:style-name="Table1">
          <table:table-column table:style-name="Table1.A"/>
          <table:table-row>
            <table:table-cell table:style-name="Table1.A1" office:value-type="string">
              <text:p text:style-name="P20"><text:span text:style-name="Source_20_Text"><text:span text:style-name="T14">$ ruby -v</text:span></text:span></text:p>
              <text:p text:style-name="P21"><text:span text:style-name="Source_20_Text"><text:span text:style-name="T14">ruby 1.9.3p385</text:span></text:span></text:p>
            </table:table-cell>
          </table:table-row>
        </table:table>
      </text:section>
      <text:p text:style-name="P10"><text:span text:style-name="T3">To install Rails, use the </text:span><text:span text:style-name="Source_20_Text"><text:span text:style-name="T11">gem install</text:span></text:span><text:span text:style-name="T3"> command provided by RubyGems:</text:span></text:p>
      <text:section text:style-name="Sect1" text:name="highlighter_480436">
        <table:table table:name="Table2" table:style-name="Table2">
          <table:table-column table:style-name="Table2.A"/>
          <table:table-row>
            <table:table-cell table:style-name="Table2.A1" office:value-type="string">
              <text:p text:style-name="P21"><text:span text:style-name="Source_20_Text"><text:span text:style-name="T14">$ gem install rails</text:span></text:span></text:p>
            </table:table-cell>
          </table:table-row>
        </table:table>
      </text:section>
      <text:p text:style-name="P12"><text:span text:style-name="T4">A number of tools exist to help you quickly install Ruby and Ruby on Rails on your system. Windows users can use </text:span><text:a xlink:type="simple" xlink:href="http://railsinstaller.org/"><text:span text:style-name="T9">Rails Installer</text:span></text:a><text:span text:style-name="T4">, while Mac OS X users can use </text:span><text:a xlink:type="simple" xlink:href="http://railsoneclick.com/"><text:span text:style-name="T9">Rails One Click</text:span></text:a><text:span text:style-name="T4">.</text:span></text:p>
      <text:p text:style-name="P1">To verify that you have everything installed correctly, you should be able to run the following:</text:p>
      <text:section text:style-name="Sect1" text:name="highlighter_635747">
        <table:table table:name="Table3" table:style-name="Table3">
          <table:table-column table:style-name="Table3.A"/>
          <table:table-row>
            <table:table-cell table:style-name="Table3.A1" office:value-type="string">
              <text:p text:style-name="P21"><text:span text:style-name="Source_20_Text"><text:span text:style-name="T14">$ rails --version</text:span></text:span></text:p>
            </table:table-cell>
          </table:table-row>
        </table:table>
      </text:section>
      <text:p text:style-name="P1">If it says something like "Rails 4.0.0", you are ready to continue.</text:p>
      <text:h text:style-name="P18" text:outline-level="4"><text:bookmark text:name="creating-the-blog-application"/>3.2 Creating the Blog Application</text:h>
      <text:p text:style-name="P1">Rails comes with a number of scripts called generators that are designed to make your development life easier by creating everything that's necessary to start working on a particular task. One of these is the new application generator, which will provide you with the foundation of a fresh Rails application so that you don't have to write it yourself.</text:p>
      <text:p text:style-name="P1">To use this generator, open a terminal, navigate to a directory where you have rights to create files, and type:</text:p>
      <text:section text:style-name="Sect1" text:name="highlighter_784224">
        <table:table table:name="Table4" table:style-name="Table4">
          <table:table-column table:style-name="Table4.A"/>
          <table:table-row>
            <table:table-cell table:style-name="Table4.A1" office:value-type="string">
              <text:p text:style-name="P21"><text:span text:style-name="Source_20_Text"><text:span text:style-name="T14">$ rails new blog</text:span></text:span></text:p>
            </table:table-cell>
          </table:table-row>
        </table:table>
      </text:section>
      <text:p text:style-name="P10"><text:span text:style-name="T3">This will create a Rails application called Blog in a directory called blog and install the gem dependencies that are already mentioned in </text:span><text:span text:style-name="Source_20_Text"><text:span text:style-name="T11">Gemfile</text:span></text:span><text:span text:style-name="T3"> using </text:span><text:span text:style-name="Source_20_Text"><text:span text:style-name="T11">bundle install</text:span></text:span><text:span text:style-name="T3">.</text:span></text:p>
      <text:p text:style-name="P14"><text:span text:style-name="T4">You can see all of the command line options that the Rails application builder accepts by running </text:span><text:span text:style-name="Source_20_Text"><text:span text:style-name="T12">rails new -h</text:span></text:span><text:span text:style-name="T4">.</text:span></text:p>
      <text:p text:style-name="P1">After you create the blog application, switch to its folder to continue work directly in that application:</text:p>
      <text:section text:style-name="Sect1" text:name="highlighter_603325">
        <table:table table:name="Table5" table:style-name="Table5">
          <table:table-column table:style-name="Table5.A"/>
          <table:table-row>
            <table:table-cell table:style-name="Table5.A1" office:value-type="string">
              <text:p text:style-name="P21"><text:span text:style-name="Source_20_Text"><text:span text:style-name="T14">$ cd blog</text:span></text:span></text:p>
            </table:table-cell>
          </table:table-row>
        </table:table>
      </text:section>
      <text:p text:style-name="P10"><text:span text:style-name="T3">The </text:span><text:span text:style-name="Source_20_Text"><text:span text:style-name="T11">rails new blog</text:span></text:span><text:span text:style-name="T3"> command we ran above created a folder in your working directory called </text:span><text:span text:style-name="Source_20_Text"><text:span text:style-name="T11">blog</text:span></text:span><text:span text:style-name="T3">. The </text:span><text:span text:style-name="Source_20_Text"><text:span text:style-name="T11">blog</text:span></text:span><text:span text:style-name="T3"> directory has a number of auto-generated files and folders that make up the structure of a Rails application. Most of the work in this tutorial will happen in the </text:span><text:span text:style-name="Source_20_Text"><text:span text:style-name="T11">app/</text:span></text:span><text:span text:style-name="T3"> folder, but here's a basic rundown on the function of each of the files and folders that Rails created by default:</text:span></text:p>
      <table:table table:name="Table6" table:style-name="Table6">
        <table:table-column table:style-name="Table6.A"/>
        <table:table-column table:style-name="Table6.B"/>
        <table:table-header-rows>
          <table:table-row table:style-name="Table6.1">
            <table:table-cell table:style-name="Table6.A1" office:value-type="string">
              <text:p text:style-name="P19">File/Folder</text:p>
            </table:table-cell>
            <table:table-cell table:style-name="Table6.A1" office:value-type="string">
              <text:p text:style-name="P19">Purpose</text:p>
            </table:table-cell>
          </table:table-row>
        </table:table-header-rows>
        <table:table-row table:style-name="Table6.1">
          <table:table-cell table:style-name="Table6.A2" office:value-type="string">
            <text:p text:style-name="P23">app/</text:p>
          </table:table-cell>
          <table:table-cell table:style-name="Table6.A2" office:value-type="string">
            <text:p text:style-name="P23">Contains the controllers, models, views, helpers, mailers and assets for your application. You'll focus on this folder for the remainder of this guide.</text:p>
          </table:table-cell>
        </table:table-row>
        <table:table-row table:style-name="Table6.1">
          <table:table-cell table:style-name="Table6.A2" office:value-type="string">
            <text:p text:style-name="P23">bin/</text:p>
          </table:table-cell>
          <table:table-cell table:style-name="Table6.A2" office:value-type="string">
            <text:p text:style-name="P23">Contains the rails script that starts your app and can contain other scripts you use to deploy or run your application.</text:p>
          </table:table-cell>
        </table:table-row>
        <table:table-row table:style-name="Table6.1">
          <table:table-cell table:style-name="Table6.A2" office:value-type="string">
            <text:p text:style-name="P23">config/</text:p>
          </table:table-cell>
          <table:table-cell table:style-name="Table6.A2" office:value-type="string">
            <text:p text:style-name="P20"><text:span text:style-name="T1">Configure your application's runtime rules, routes, database, and more. This is covered in more detail in </text:span><text:a xlink:type="simple" xlink:href="http://guides.rubyonrails.org/configuring.html"><text:span text:style-name="T2">Configuring Rails Applications</text:span></text:a></text:p>
          </table:table-cell>
        </table:table-row>
        <table:table-row table:style-name="Table6.1">
          <table:table-cell table:style-name="Table6.A2" office:value-type="string">
            <text:p text:style-name="P23">config.ru</text:p>
          </table:table-cell>
          <table:table-cell table:style-name="Table6.A2" office:value-type="string">
            <text:p text:style-name="P23">Rack configuration for Rack based servers used to start the application.</text:p>
          </table:table-cell>
        </table:table-row>
        <text:soft-page-break/>
        <table:table-row table:style-name="Table6.1">
          <table:table-cell table:style-name="Table6.A2" office:value-type="string">
            <text:p text:style-name="P23">db/</text:p>
          </table:table-cell>
          <table:table-cell table:style-name="Table6.A2" office:value-type="string">
            <text:p text:style-name="P23">Contains your current database schema, as well as the database migrations.</text:p>
          </table:table-cell>
        </table:table-row>
        <table:table-row table:style-name="Table6.1">
          <table:table-cell table:style-name="Table6.A2" office:value-type="string">
            <text:p text:style-name="P23">Gemfile<text:line-break/>Gemfile.lock</text:p>
          </table:table-cell>
          <table:table-cell table:style-name="Table6.A2" office:value-type="string">
            <text:p text:style-name="P20"><text:span text:style-name="T1">These files allow you to specify what gem dependencies are needed for your Rails application. These files are used by the Bundler gem. For more information about Bundler, see </text:span><text:a xlink:type="simple" xlink:href="http://gembundler.com/"><text:span text:style-name="T2">the Bundler website</text:span></text:a></text:p>
          </table:table-cell>
        </table:table-row>
        <table:table-row table:style-name="Table6.1">
          <table:table-cell table:style-name="Table6.A2" office:value-type="string">
            <text:p text:style-name="P23">lib/</text:p>
          </table:table-cell>
          <table:table-cell table:style-name="Table6.A2" office:value-type="string">
            <text:p text:style-name="P23">Extended modules for your application.</text:p>
          </table:table-cell>
        </table:table-row>
        <table:table-row table:style-name="Table6.1">
          <table:table-cell table:style-name="Table6.A2" office:value-type="string">
            <text:p text:style-name="P23">log/</text:p>
          </table:table-cell>
          <table:table-cell table:style-name="Table6.A2" office:value-type="string">
            <text:p text:style-name="P23">Application log files.</text:p>
          </table:table-cell>
        </table:table-row>
        <table:table-row table:style-name="Table6.1">
          <table:table-cell table:style-name="Table6.A2" office:value-type="string">
            <text:p text:style-name="P23">public/</text:p>
          </table:table-cell>
          <table:table-cell table:style-name="Table6.A2" office:value-type="string">
            <text:p text:style-name="P23">The only folder seen to the world as-is. Contains the static files and compiled assets.</text:p>
          </table:table-cell>
        </table:table-row>
        <table:table-row table:style-name="Table6.1">
          <table:table-cell table:style-name="Table6.A2" office:value-type="string">
            <text:p text:style-name="P23">Rakefile</text:p>
          </table:table-cell>
          <table:table-cell table:style-name="Table6.A2" office:value-type="string">
            <text:p text:style-name="P23">This file locates and loads tasks that can be run from the command line. The task definitions are defined throughout the components of Rails. Rather than changing Rakefile, you should add your own tasks by adding files to the lib/tasks directory of your application.</text:p>
          </table:table-cell>
        </table:table-row>
        <table:table-row table:style-name="Table6.1">
          <table:table-cell table:style-name="Table6.A2" office:value-type="string">
            <text:p text:style-name="P23">README.rdoc</text:p>
          </table:table-cell>
          <table:table-cell table:style-name="Table6.A2" office:value-type="string">
            <text:p text:style-name="P23">This is a brief instruction manual for your application. You should edit this file to tell others what your application does, how to set it up, and so on.</text:p>
          </table:table-cell>
        </table:table-row>
        <table:table-row table:style-name="Table6.1">
          <table:table-cell table:style-name="Table6.A2" office:value-type="string">
            <text:p text:style-name="P23">test/</text:p>
          </table:table-cell>
          <table:table-cell table:style-name="Table6.A2" office:value-type="string">
            <text:p text:style-name="P20"><text:span text:style-name="T1">Unit tests, fixtures, and other test apparatus. These are covered in </text:span><text:a xlink:type="simple" xlink:href="http://guides.rubyonrails.org/testing.html"><text:span text:style-name="T2">Testing Rails Applications</text:span></text:a></text:p>
          </table:table-cell>
        </table:table-row>
        <table:table-row table:style-name="Table6.1">
          <table:table-cell table:style-name="Table6.A2" office:value-type="string">
            <text:p text:style-name="P23">tmp/</text:p>
          </table:table-cell>
          <table:table-cell table:style-name="Table6.A2" office:value-type="string">
            <text:p text:style-name="P23">Temporary files (like cache, pid and session files)</text:p>
          </table:table-cell>
        </table:table-row>
        <table:table-row table:style-name="Table6.1">
          <table:table-cell table:style-name="Table6.A2" office:value-type="string">
            <text:p text:style-name="P23">vendor/</text:p>
          </table:table-cell>
          <table:table-cell table:style-name="Table6.A2" office:value-type="string">
            <text:p text:style-name="P24">A place for all third-party code. In a typical Rails application, this includes Ruby Gems and the Rails source code (if you optionally install it into your project).</text:p>
          </table:table-cell>
        </table:table-row>
      </table:table>
      <text:h text:style-name="P17" text:outline-level="3"><text:bookmark text:name="hello-rails-bang"/>4 Hello, Rails!</text:h>
      <text:p text:style-name="P1">To begin with, let's get some text up on screen quickly. To do this, you need to get your Rails application server running.</text:p>
      <text:h text:style-name="P18" text:outline-level="4"><text:bookmark text:name="starting-up-the-web-server"/>4.1 Starting up the Web Server</text:h>
      <text:p text:style-name="P1">You actually have a functional Rails application already. To see it, you need to start a web server on your development machine. You can do this by running the following in the root directory of your rails application:</text:p>
      <text:section text:style-name="Sect1" text:name="highlighter_19670">
        <table:table table:name="Table7" table:style-name="Table7">
          <table:table-column table:style-name="Table7.A"/>
          <table:table-row>
            <table:table-cell table:style-name="Table7.A1" office:value-type="string">
              <text:p text:style-name="P21"><text:span text:style-name="Source_20_Text"><text:span text:style-name="T14">$ rails server</text:span></text:span></text:p>
            </table:table-cell>
          </table:table-row>
        </table:table>
      </text:section>
      <text:p text:style-name="P14"><text:span text:style-name="T4">Compiling CoffeeScript to JavaScript requires a JavaScript runtime and the absence of a runtime will give you an </text:span><text:span text:style-name="Source_20_Text"><text:span text:style-name="T12">execjs</text:span></text:span><text:span text:style-name="T4"> error. Usually Mac OS X and Windows come with a JavaScript runtime installed. Rails adds the </text:span><text:span text:style-name="Source_20_Text"><text:span text:style-name="T12">therubyracer</text:span></text:span><text:span text:style-name="T4"> gem to Gemfile in a commented line for new apps and you can uncomment if you need it. </text:span><text:span text:style-name="Source_20_Text"><text:span text:style-name="T12">therubyrhino</text:span></text:span><text:span text:style-name="T4"> is the recommended runtime for JRuby users and is added by default to Gemfile in apps generated under JRuby. You can investigate about all the supported runtimes at </text:span><text:a xlink:type="simple" xlink:href="https://github.com/sstephenson/execjs#readme"><text:span text:style-name="T9">ExecJS</text:span></text:a><text:span text:style-name="T4">.</text:span></text:p>
      <text:p text:style-name="P6"><text:span text:style-name="T3">This will fire up WEBrick, a webserver built into Ruby by default. To see your application in action, open a browser window and navigate to </text:span><text:a xlink:type="simple" xlink:href="http://localhost:3000/"><text:span text:style-name="T9">http://localhost:3000</text:span></text:a><text:span text:style-name="T3">. You should see the Rails default information page:</text:span></text:p>
      <text:p text:style-name="P5"><draw:frame draw:style-name="fr1" draw:name="graphics1" text:anchor-type="as-char" svg:width="0.7862in" svg:height="0.3929in" draw:z-index="0"><draw:image xlink:href="http://guides.rubyonrails.org/images/getting_started/rails_welcome.png" xlink:type="simple" xlink:show="embed" xlink:actuate="onLoad"/><svg:title>Welcome Aboard screenshot</svg:title></draw:frame></text:p>
      <text:p text:style-name="P14"><text:span text:style-name="T4">To stop the web server, hit Ctrl+C in the terminal window where it's running. To verify the server has </text:span><text:soft-page-break/><text:span text:style-name="T4">stopped you should see your command prompt cursor again. For most UNIX-like systems including Mac OS X this will be a dollar sign </text:span><text:span text:style-name="Source_20_Text"><text:span text:style-name="T12">$</text:span></text:span><text:span text:style-name="T4">. In development mode, Rails does not generally require you to restart the server; changes you make in files will be automatically picked up by the server.</text:span></text:p>
      <text:p text:style-name="P6"><text:span text:style-name="T3">The "Welcome Aboard" page is the </text:span><text:span text:style-name="Emphasis"><text:span text:style-name="T8">smoke test</text:span></text:span><text:span text:style-name="T3"> for a new Rails application: it makes sure that you have your software configured correctly enough to serve a page. You can also click on the </text:span><text:span text:style-name="Emphasis"><text:span text:style-name="T8">About your application’s environment</text:span></text:span><text:span text:style-name="T3"> link to see a summary of your application's environment.</text:span></text:p>
      <text:h text:style-name="P18" text:outline-level="4"><text:bookmark text:name="say-hello-rails"/>4.2 Say "Hello", Rails</text:h>
      <text:p text:style-name="P6"><text:span text:style-name="T3">To get Rails saying "Hello", you need to create at minimum a </text:span><text:span text:style-name="Emphasis"><text:span text:style-name="T8">controller</text:span></text:span><text:span text:style-name="T3"> and a </text:span><text:span text:style-name="Emphasis"><text:span text:style-name="T8">view</text:span></text:span><text:span text:style-name="T3">.</text:span></text:p>
      <text:p text:style-name="P6"><text:span text:style-name="T3">A controller's purpose is to receive specific requests for the application. </text:span><text:span text:style-name="Emphasis"><text:span text:style-name="T8">Routing</text:span></text:span><text:span text:style-name="T3"> decides which controller receives which requests. Often, there is more than one route to each controller, and different routes can be served by different </text:span><text:span text:style-name="Emphasis"><text:span text:style-name="T8">actions</text:span></text:span><text:span text:style-name="T3">. Each action's purpose is to collect information to provide it to a view.</text:span></text:p>
      <text:p text:style-name="P6"><text:span text:style-name="T3">A view's purpose is to display this information in a human readable format. An important distinction to make is that it is the </text:span><text:span text:style-name="Emphasis"><text:span text:style-name="T8">controller</text:span></text:span><text:span text:style-name="T3">, not the view, where information is collected. The view should just display that information. By default, view templates are written in a language called ERB (Embedded Ruby) which is converted by the request cycle in Rails before being sent to the user.</text:span></text:p>
      <text:p text:style-name="P1">To create a new controller, you will need to run the "controller" generator and tell it you want a controller called "welcome" with an action called "index", just like this:</text:p>
      <text:section text:style-name="Sect1" text:name="highlighter_223623">
        <table:table table:name="Table8" table:style-name="Table8">
          <table:table-column table:style-name="Table8.A"/>
          <table:table-row>
            <table:table-cell table:style-name="Table8.A1" office:value-type="string">
              <text:p text:style-name="P21"><text:span text:style-name="Source_20_Text"><text:span text:style-name="T14">$ rails generate controller welcome index</text:span></text:span></text:p>
            </table:table-cell>
          </table:table-row>
        </table:table>
      </text:section>
      <text:p text:style-name="P1">Rails will create several files and a route for you.</text:p>
      <text:section text:style-name="Sect1" text:name="highlighter_238800">
        <table:table table:name="Table9" table:style-name="Table9">
          <table:table-column table:style-name="Table9.A"/>
          <table:table-row>
            <table:table-cell table:style-name="Table9.A1" office:value-type="string">
              <text:p text:style-name="P20"><text:span text:style-name="Source_20_Text"><text:span text:style-name="T14">create  app/controllers/welcome_controller.rb</text:span></text:span></text:p>
              <text:p text:style-name="P20"><text:span text:style-name="Source_20_Text"><text:span text:style-name="T16"> </text:span></text:span><text:span text:style-name="Source_20_Text"><text:span text:style-name="T14">route  get "welcome/index"</text:span></text:span></text:p>
              <text:p text:style-name="P20"><text:span text:style-name="Source_20_Text"><text:span text:style-name="T14">invoke  erb</text:span></text:span></text:p>
              <text:p text:style-name="P20"><text:span text:style-name="Source_20_Text"><text:span text:style-name="T14">create    app/views/welcome</text:span></text:span></text:p>
              <text:p text:style-name="P20"><text:span text:style-name="Source_20_Text"><text:span text:style-name="T14">create    app/views/welcome/index.html.erb</text:span></text:span></text:p>
              <text:p text:style-name="P20"><text:span text:style-name="Source_20_Text"><text:span text:style-name="T14">invoke  test_unit</text:span></text:span></text:p>
              <text:p text:style-name="P20"><text:span text:style-name="Source_20_Text"><text:span text:style-name="T14">create    test/controllers/welcome_controller_test.rb</text:span></text:span></text:p>
              <text:p text:style-name="P20"><text:span text:style-name="Source_20_Text"><text:span text:style-name="T14">invoke  helper</text:span></text:span></text:p>
              <text:p text:style-name="P20"><text:span text:style-name="Source_20_Text"><text:span text:style-name="T14">create    app/helpers/welcome_helper.rb</text:span></text:span></text:p>
              <text:p text:style-name="P20"><text:span text:style-name="Source_20_Text"><text:span text:style-name="T14">invoke    test_unit</text:span></text:span></text:p>
              <text:p text:style-name="P20"><text:span text:style-name="Source_20_Text"><text:span text:style-name="T14">create      test/helpers/welcome_helper_test.rb</text:span></text:span></text:p>
              <text:p text:style-name="P20"><text:span text:style-name="Source_20_Text"><text:span text:style-name="T14">invoke  assets</text:span></text:span></text:p>
              <text:p text:style-name="P20"><text:span text:style-name="Source_20_Text"><text:span text:style-name="T14">invoke    coffee</text:span></text:span></text:p>
              <text:p text:style-name="P20"><text:span text:style-name="Source_20_Text"><text:span text:style-name="T14">create      app/assets/javascripts/welcome.js.coffee</text:span></text:span></text:p>
              <text:p text:style-name="P20"><text:span text:style-name="Source_20_Text"><text:span text:style-name="T14">invoke    scss</text:span></text:span></text:p>
              <text:p text:style-name="P21"><text:span text:style-name="Source_20_Text"><text:span text:style-name="T14">create      app/assets/stylesheets/welcome.css.scss</text:span></text:span></text:p>
            </table:table-cell>
          </table:table-row>
        </table:table>
      </text:section>
      <text:p text:style-name="P10"><text:span text:style-name="T3">Most important of these are of course the controller, located at </text:span><text:span text:style-name="Source_20_Text"><text:span text:style-name="T11">app/controllers/welcome_controller.rb</text:span></text:span><text:span text:style-name="T3"> and the view, located at </text:span><text:span text:style-name="Source_20_Text"><text:span text:style-name="T11">app/views/welcome/index.html.erb</text:span></text:span><text:span text:style-name="T3">.</text:span></text:p>
      <text:p text:style-name="P10"><text:span text:style-name="T3">Open the </text:span><text:span text:style-name="Source_20_Text"><text:span text:style-name="T11">app/views/welcome/index.html.erb</text:span></text:span><text:span text:style-name="T3"> file in your text editor. Delete all of the existing code in the file, and replace it with the following single line of code:</text:span></text:p>
      <text:section text:style-name="Sect1" text:name="highlighter_610062">
        <table:table table:name="Table10" table:style-name="Table10">
          <table:table-column table:style-name="Table10.A"/>
          <table:table-row>
            <table:table-cell table:style-name="Table10.A1" office:value-type="string">
              <text:p text:style-name="P21"><text:span text:style-name="Source_20_Text"><text:span text:style-name="T14">&lt;</text:span></text:span><text:span text:style-name="Source_20_Text"><text:span text:style-name="T19">h1</text:span></text:span><text:span text:style-name="Source_20_Text"><text:span text:style-name="T14">&gt;Hello, Rails!&lt;/</text:span></text:span><text:span text:style-name="Source_20_Text"><text:span text:style-name="T19">h1</text:span></text:span><text:span text:style-name="Source_20_Text"><text:span text:style-name="T14">&gt;</text:span></text:span></text:p>
            </table:table-cell>
          </table:table-row>
        </table:table>
      </text:section>
      <text:h text:style-name="P18" text:outline-level="4"><text:bookmark text:name="setting-the-application-home-page"/><text:soft-page-break/>4.3 Setting the Application Home Page</text:h>
      <text:p text:style-name="P6"><text:span text:style-name="T3">Now that we have made the controller and view, we need to tell Rails when we want Hello Rails! to show up. In our case, we want it to show up when we navigate to the root URL of our site,</text:span><text:a xlink:type="simple" xlink:href="http://localhost:3000/"><text:span text:style-name="T9">http://localhost:3000</text:span></text:a><text:span text:style-name="T3">. At the moment, "Welcome Aboard" is occupying that spot.</text:span></text:p>
      <text:p text:style-name="P1">Next, you have to tell Rails where your actual home page is located.</text:p>
      <text:p text:style-name="P10"><text:span text:style-name="T3">Open the file </text:span><text:span text:style-name="Source_20_Text"><text:span text:style-name="T11">config/routes.rb</text:span></text:span><text:span text:style-name="T3"> in your editor.</text:span></text:p>
      <text:section text:style-name="Sect1" text:name="highlighter_13951">
        <table:table table:name="Table11" table:style-name="Table11">
          <table:table-column table:style-name="Table11.A"/>
          <table:table-row>
            <table:table-cell table:style-name="Table11.A1" office:value-type="string">
              <text:p text:style-name="P20"><text:span text:style-name="Source_20_Text"><text:span text:style-name="T14">Blog::Application.routes.draw </text:span></text:span><text:span text:style-name="Source_20_Text"><text:span text:style-name="T19">do</text:span></text:span></text:p>
              <text:p text:style-name="P20"><text:span text:style-name="Source_20_Text"><text:span text:style-name="T16">  </text:span></text:span><text:span text:style-name="Source_20_Text"><text:span text:style-name="T14">get </text:span></text:span><text:span text:style-name="Source_20_Text"><text:span text:style-name="T20">"welcome/index"</text:span></text:span></text:p>
              <text:p text:style-name="P22"> </text:p>
              <text:p text:style-name="P20"><text:span text:style-name="Source_20_Text"><text:span text:style-name="T16">  </text:span></text:span><text:span text:style-name="Source_20_Text"><text:span text:style-name="T21"># The priority is based upon order of creation:</text:span></text:span></text:p>
              <text:p text:style-name="P20"><text:span text:style-name="Source_20_Text"><text:span text:style-name="T16">  </text:span></text:span><text:span text:style-name="Source_20_Text"><text:span text:style-name="T21"># first created -&gt; highest priority.</text:span></text:span></text:p>
              <text:p text:style-name="P20"><text:span text:style-name="Source_20_Text"><text:span text:style-name="T16">  </text:span></text:span><text:span text:style-name="Source_20_Text"><text:span text:style-name="T21"># ...</text:span></text:span></text:p>
              <text:p text:style-name="P20"><text:span text:style-name="Source_20_Text"><text:span text:style-name="T16">  </text:span></text:span><text:span text:style-name="Source_20_Text"><text:span text:style-name="T21"># You can have the root of your site routed with "root"</text:span></text:span></text:p>
              <text:p text:style-name="P21"><text:span text:style-name="Source_20_Text"><text:span text:style-name="T16">  </text:span></text:span><text:span text:style-name="Source_20_Text"><text:span text:style-name="T21"># root to: "welcome#index"</text:span></text:span></text:p>
            </table:table-cell>
          </table:table-row>
        </table:table>
      </text:section>
      <text:p text:style-name="P10"><text:span text:style-name="T3">This is your application's </text:span><text:span text:style-name="Emphasis"><text:span text:style-name="T8">routing file</text:span></text:span><text:span text:style-name="T3"> which holds entries in a special DSL (domain-specific language) that tells Rails how to connect incoming requests to controllers and actions. This file contains many sample routes on commented lines, and one of them actually shows you how to connect the root of your site to a specific controller and action. Find the line beginning with </text:span><text:span text:style-name="Source_20_Text"><text:span text:style-name="T11">root</text:span></text:span><text:span text:style-name="T3">and uncomment it. It should look something like the following:</text:span></text:p>
      <text:section text:style-name="Sect1" text:name="highlighter_969522">
        <table:table table:name="Table12" table:style-name="Table12">
          <table:table-column table:style-name="Table12.A"/>
          <table:table-row>
            <table:table-cell table:style-name="Table12.A1" office:value-type="string">
              <text:p text:style-name="P21"><text:span text:style-name="Source_20_Text"><text:span text:style-name="T14">root </text:span></text:span><text:span text:style-name="Source_20_Text"><text:span text:style-name="T20">"welcome#index"</text:span></text:span></text:p>
            </table:table-cell>
          </table:table-row>
        </table:table>
      </text:section>
      <text:p text:style-name="P10"><text:span text:style-name="T3">The </text:span><text:span text:style-name="Source_20_Text"><text:span text:style-name="T11">root "welcome#index"</text:span></text:span><text:span text:style-name="T3"> tells Rails to map requests to the root of the application to the welcome controller's index action and </text:span><text:span text:style-name="Source_20_Text"><text:span text:style-name="T11">get "welcome/index"</text:span></text:span><text:span text:style-name="T3"> tells Rails to map requests to</text:span><text:a xlink:type="simple" xlink:href="http://localhost:3000/welcome/index"><text:span text:style-name="T9">http://localhost:3000/welcome/index</text:span></text:a><text:span text:style-name="T3"> to the welcome controller's index action. This was created earlier when you ran the controller generator (</text:span><text:span text:style-name="Source_20_Text"><text:span text:style-name="T11">rails generate controller welcome index</text:span></text:span><text:span text:style-name="T3">).</text:span></text:p>
      <text:p text:style-name="P10"><text:span text:style-name="T3">If you navigate to </text:span><text:a xlink:type="simple" xlink:href="http://localhost:3000/"><text:span text:style-name="T9">http://localhost:3000</text:span></text:a><text:span text:style-name="T3"> in your browser, you'll see the </text:span><text:span text:style-name="Source_20_Text"><text:span text:style-name="T11">Hello, Rails!</text:span></text:span><text:span text:style-name="T3"> message you put into </text:span><text:span text:style-name="Source_20_Text"><text:span text:style-name="T11">app/views/welcome/index.html.erb</text:span></text:span><text:span text:style-name="T3">, indicating that this new route is indeed going to </text:span><text:span text:style-name="Source_20_Text"><text:span text:style-name="T11">WelcomeController</text:span></text:span><text:span text:style-name="T3">'s </text:span><text:span text:style-name="Source_20_Text"><text:span text:style-name="T11">index</text:span></text:span><text:span text:style-name="T3"> action and is rendering the view correctly.</text:span></text:p>
      <text:p text:style-name="P12"><text:span text:style-name="T4">For more information about routing, refer to </text:span><text:a xlink:type="simple" xlink:href="http://guides.rubyonrails.org/routing.html"><text:span text:style-name="T9">Rails Routing from the Outside In</text:span></text:a><text:span text:style-name="T4">.</text:span></text:p>
      <text:h text:style-name="P17" text:outline-level="3"><text:bookmark text:name="getting-up-and-running"/>5 Getting Up and Running</text:h>
      <text:p text:style-name="P1">Now that you've seen how to create a controller, an action and a view, let's create something with a bit more substance.</text:p>
      <text:p text:style-name="P6"><text:span text:style-name="T3">In the Blog application, you will now create a new </text:span><text:span text:style-name="Emphasis"><text:span text:style-name="T8">resource</text:span></text:span><text:span text:style-name="T3">. A resource is the term used for a collection of similar objects, such as posts, people or animals. You can create, read, update and destroy items for a resource and these operations are referred to as </text:span><text:span text:style-name="Emphasis"><text:span text:style-name="T8">CRUD</text:span></text:span><text:span text:style-name="T3"> operations.</text:span></text:p>
      <text:p text:style-name="P10"><text:span text:style-name="T3">Rails provides a </text:span><text:span text:style-name="Source_20_Text"><text:span text:style-name="T11">resources</text:span></text:span><text:span text:style-name="T3"> method which can be used to declare a standard REST resource. Here's how </text:span><text:span text:style-name="Source_20_Text"><text:span text:style-name="T11">config/routes.rb</text:span></text:span><text:span text:style-name="T3"> will look like.</text:span></text:p>
      <text:section text:style-name="Sect1" text:name="highlighter_94122">
        <table:table table:name="Table13" table:style-name="Table13">
          <table:table-column table:style-name="Table13.A"/>
          <table:table-row>
            <table:table-cell table:style-name="Table13.A1" office:value-type="string">
              <text:p text:style-name="P20"><text:span text:style-name="Source_20_Text"><text:span text:style-name="T14">Blog::Application.routes.draw </text:span></text:span><text:span text:style-name="Source_20_Text"><text:span text:style-name="T19">do</text:span></text:span></text:p>
              <text:p text:style-name="P22"> </text:p>
              <text:p text:style-name="P20"><text:span text:style-name="Source_20_Text"><text:span text:style-name="T16">  </text:span></text:span><text:span text:style-name="Source_20_Text"><text:span text:style-name="T14">resources </text:span></text:span><text:span text:style-name="Source_20_Text"><text:span text:style-name="T15">:posts</text:span></text:span></text:p>
              <text:p text:style-name="P22"> </text:p>
              <text:p text:style-name="P20"><text:span text:style-name="Source_20_Text"><text:span text:style-name="T16">  </text:span></text:span><text:span text:style-name="Source_20_Text"><text:span text:style-name="T14">root to: </text:span></text:span><text:span text:style-name="Source_20_Text"><text:span text:style-name="T20">"welcome#index"</text:span></text:span></text:p>
              <text:p text:style-name="P21"><text:soft-page-break/><text:span text:style-name="Source_20_Text"><text:span text:style-name="T19">end</text:span></text:span></text:p>
            </table:table-cell>
          </table:table-row>
        </table:table>
      </text:section>
      <text:p text:style-name="P10"><text:span text:style-name="T3">If you run </text:span><text:span text:style-name="Source_20_Text"><text:span text:style-name="T11">rake routes</text:span></text:span><text:span text:style-name="T3">, you'll see that all the routes for the standard RESTful actions.</text:span></text:p>
      <text:section text:style-name="Sect1" text:name="highlighter_707338">
        <table:table table:name="Table14" table:style-name="Table14">
          <table:table-column table:style-name="Table14.A"/>
          <table:table-row>
            <table:table-cell table:style-name="Table14.A1" office:value-type="string">
              <text:p text:style-name="P20"><text:span text:style-name="Source_20_Text"><text:span text:style-name="T14">$ rake routes</text:span></text:span></text:p>
              <text:p text:style-name="P20"><text:span text:style-name="Source_20_Text"><text:span text:style-name="T16">    </text:span></text:span><text:span text:style-name="Source_20_Text"><text:span text:style-name="T14">posts GET    /posts(.:format)          posts#index</text:span></text:span></text:p>
              <text:p text:style-name="P20"><text:span text:style-name="Source_20_Text"><text:span text:style-name="T16">          </text:span></text:span><text:span text:style-name="Source_20_Text"><text:span text:style-name="T14">POST   /posts(.:format)          posts#create</text:span></text:span></text:p>
              <text:p text:style-name="P20"><text:span text:style-name="Source_20_Text"><text:span text:style-name="T16"> </text:span></text:span><text:span text:style-name="Source_20_Text"><text:span text:style-name="T14">new_post GET    /posts/new(.:format)      posts#new</text:span></text:span></text:p>
              <text:p text:style-name="P20"><text:span text:style-name="Source_20_Text"><text:span text:style-name="T14">edit_post GET    /posts/:id/edit(.:format) posts#edit</text:span></text:span></text:p>
              <text:p text:style-name="P20"><text:span text:style-name="Source_20_Text"><text:span text:style-name="T16">     </text:span></text:span><text:span text:style-name="Source_20_Text"><text:span text:style-name="T14">post GET    /posts/:id(.:format)      posts#show</text:span></text:span></text:p>
              <text:p text:style-name="P20"><text:span text:style-name="Source_20_Text"><text:span text:style-name="T16">          </text:span></text:span><text:span text:style-name="Source_20_Text"><text:span text:style-name="T14">PATCH  /posts/:id(.:format)      posts#update</text:span></text:span></text:p>
              <text:p text:style-name="P20"><text:span text:style-name="Source_20_Text"><text:span text:style-name="T16">          </text:span></text:span><text:span text:style-name="Source_20_Text"><text:span text:style-name="T14">PUT    /posts/:id(.:format)      posts#update</text:span></text:span></text:p>
              <text:p text:style-name="P20"><text:span text:style-name="Source_20_Text"><text:span text:style-name="T16">          </text:span></text:span><text:span text:style-name="Source_20_Text"><text:span text:style-name="T14">DELETE /posts/:id(.:format)      posts#destroy</text:span></text:span></text:p>
              <text:p text:style-name="P21"><text:span text:style-name="Source_20_Text"><text:span text:style-name="T16">     </text:span></text:span><text:span text:style-name="Source_20_Text"><text:span text:style-name="T14">root        /                         welcome#index</text:span></text:span></text:p>
            </table:table-cell>
          </table:table-row>
        </table:table>
      </text:section>
      <text:p text:style-name="P1">In the next section, you will add the ability to create new posts in your application and be able to view them. This is the "C" and the "R" from CRUD: creation and reading. The form for doing this will look like this:</text:p>
      <text:p text:style-name="P5"><draw:frame draw:style-name="fr1" draw:name="graphics2" text:anchor-type="as-char" svg:width="0.7862in" svg:height="0.3929in" draw:z-index="1"><draw:image xlink:href="http://guides.rubyonrails.org/images/getting_started/new_post.png" xlink:type="simple" xlink:show="embed" xlink:actuate="onLoad"/><svg:title>The new post form</svg:title></draw:frame></text:p>
      <text:p text:style-name="P1">It will look a little basic for now, but that's ok. We'll look at improving the styling for it afterwards.</text:p>
      <text:h text:style-name="P18" text:outline-level="4"><text:bookmark text:name="laying-down-the-ground-work"/>5.1 Laying down the ground work</text:h>
      <text:p text:style-name="P10"><text:span text:style-name="T3">The first thing that you are going to need to create a new post within the application is a place to do that. A great place for that would be at </text:span><text:span text:style-name="Source_20_Text"><text:span text:style-name="T11">/posts/new</text:span></text:span><text:span text:style-name="T3">. With the route already defined, requests can now be made to </text:span><text:span text:style-name="Source_20_Text"><text:span text:style-name="T11">/posts/new</text:span></text:span><text:span text:style-name="T3"> in the application. Navigate to </text:span><text:a xlink:type="simple" xlink:href="http://localhost:3000/posts/new"><text:span text:style-name="T9">http://localhost:3000/posts/new</text:span></text:a><text:span text:style-name="T3"> and you'll see a routing error:</text:span></text:p>
      <text:p text:style-name="P5"><draw:frame draw:style-name="fr1" draw:name="graphics3" text:anchor-type="as-char" svg:width="0.7862in" svg:height="0.3929in" draw:z-index="2"><draw:image xlink:href="http://guides.rubyonrails.org/images/getting_started/routing_error_no_controller.png" xlink:type="simple" xlink:show="embed" xlink:actuate="onLoad"/><svg:title>Another routing error, uninitialized constant PostsController</svg:title></draw:frame></text:p>
      <text:p text:style-name="P10"><text:span text:style-name="T3">This error occurs because the route needs to have a controller defined in order to serve the request. The solution to this particular problem is simple: create a controller called </text:span><text:span text:style-name="Source_20_Text"><text:span text:style-name="T11">PostsController</text:span></text:span><text:span text:style-name="T3">. You can do this by running this command:</text:span></text:p>
      <text:section text:style-name="Sect1" text:name="highlighter_266563">
        <table:table table:name="Table15" table:style-name="Table15">
          <table:table-column table:style-name="Table15.A"/>
          <table:table-row>
            <table:table-cell table:style-name="Table15.A1" office:value-type="string">
              <text:p text:style-name="P21"><text:span text:style-name="Source_20_Text"><text:span text:style-name="T14">$ rails g controller posts</text:span></text:span></text:p>
            </table:table-cell>
          </table:table-row>
        </table:table>
      </text:section>
      <text:p text:style-name="P10"><text:span text:style-name="T3">If you open up the newly generated </text:span><text:span text:style-name="Source_20_Text"><text:span text:style-name="T11">app/controllers/posts_controller.rb</text:span></text:span><text:span text:style-name="T3"> you'll see a fairly empty controller:</text:span></text:p>
      <text:section text:style-name="Sect1" text:name="highlighter_745248">
        <table:table table:name="Table16" table:style-name="Table16">
          <table:table-column table:style-name="Table16.A"/>
          <table:table-row>
            <table:table-cell table:style-name="Table16.A1" office:value-type="string">
              <text:p text:style-name="P20"><text:span text:style-name="Source_20_Text"><text:span text:style-name="T19">class</text:span></text:span><text:span text:style-name="T18"> </text:span><text:span text:style-name="Source_20_Text"><text:span text:style-name="T14">PostsController &lt; ApplicationController</text:span></text:span></text:p>
              <text:p text:style-name="P21"><text:span text:style-name="Source_20_Text"><text:span text:style-name="T19">end</text:span></text:span></text:p>
            </table:table-cell>
          </table:table-row>
        </table:table>
      </text:section>
      <text:p text:style-name="P10"><text:span text:style-name="T3">A controller is simply a class that is defined to inherit from </text:span><text:span text:style-name="Source_20_Text"><text:span text:style-name="T11">ApplicationController</text:span></text:span><text:span text:style-name="T3">. It's inside this class that you'll define methods that will become the actions for this controller. These actions will perform CRUD operations on the posts within our system.</text:span></text:p>
      <text:p text:style-name="P14"><text:span text:style-name="T6">There are </text:span><text:span text:style-name="Source_20_Text"><text:span text:style-name="T13">public</text:span></text:span><text:span text:style-name="T6">, </text:span><text:span text:style-name="Source_20_Text"><text:span text:style-name="T13">private</text:span></text:span><text:span text:style-name="T6"> and </text:span><text:span text:style-name="Source_20_Text"><text:span text:style-name="T13">protected</text:span></text:span><text:span text:style-name="T6"> methods in </text:span><text:span text:style-name="Source_20_Text"><text:span text:style-name="T13">Ruby</text:span></text:span><text:span text:style-name="T6"> (for more details you can check on </text:span><text:a xlink:type="simple" xlink:href="http://www.ruby-doc.org/docs/ProgrammingRuby/"><text:span text:style-name="T9">Programming Ruby</text:span></text:a><text:span text:style-name="T6">). But only </text:span><text:span text:style-name="Source_20_Text"><text:span text:style-name="T13">public</text:span></text:span><text:span text:style-name="T6"> methods can be actions for controllers.</text:span></text:p>
      <text:p text:style-name="P6"><text:span text:style-name="T3">If you refresh </text:span><text:a xlink:type="simple" xlink:href="http://localhost:3000/posts/new"><text:span text:style-name="T9">http://localhost:3000/posts/new</text:span></text:a><text:span text:style-name="T3"> now, you'll get a new error:</text:span></text:p>
      <text:p text:style-name="P5"><draw:frame draw:style-name="fr1" draw:name="graphics4" text:anchor-type="as-char" svg:width="0.7862in" svg:height="0.3929in" draw:z-index="3"><draw:image xlink:href="http://guides.rubyonrails.org/images/getting_started/unknown_action_new_for_posts.png" xlink:type="simple" xlink:show="embed" xlink:actuate="onLoad"/><svg:title>Unknown action new for PostsController!</svg:title></draw:frame></text:p>
      <text:p text:style-name="P10"><text:span text:style-name="T3">This error indicates that Rails cannot find the </text:span><text:span text:style-name="Source_20_Text"><text:span text:style-name="T11">new</text:span></text:span><text:span text:style-name="T3"> action inside the </text:span><text:span text:style-name="Source_20_Text"><text:span text:style-name="T11">PostsController</text:span></text:span><text:span text:style-name="T3"> that you just generated. This is because when controllers are generated in Rails they are empty by default, unless </text:span><text:soft-page-break/><text:span text:style-name="T3">you tell it you wanted actions during the generation process.</text:span></text:p>
      <text:p text:style-name="P10"><text:span text:style-name="T3">To manually define an action inside a controller, all you need to do is to define a new method inside the controller. Open </text:span><text:span text:style-name="Source_20_Text"><text:span text:style-name="T11">app/controllers/posts_controller.rb</text:span></text:span><text:span text:style-name="T3"> and inside the </text:span><text:span text:style-name="Source_20_Text"><text:span text:style-name="T11">PostsController</text:span></text:span><text:span text:style-name="T3">class, define a </text:span><text:span text:style-name="Source_20_Text"><text:span text:style-name="T11">new</text:span></text:span><text:span text:style-name="T3"> method like this:</text:span></text:p>
      <text:section text:style-name="Sect1" text:name="highlighter_773638">
        <table:table table:name="Table17" table:style-name="Table17">
          <table:table-column table:style-name="Table17.A"/>
          <table:table-row>
            <table:table-cell table:style-name="Table17.A1" office:value-type="string">
              <text:p text:style-name="P20"><text:span text:style-name="Source_20_Text"><text:span text:style-name="T19">def</text:span></text:span><text:span text:style-name="T18"> </text:span><text:span text:style-name="Source_20_Text"><text:span text:style-name="T19">new</text:span></text:span></text:p>
              <text:p text:style-name="P21"><text:span text:style-name="Source_20_Text"><text:span text:style-name="T19">end</text:span></text:span></text:p>
            </table:table-cell>
          </table:table-row>
        </table:table>
      </text:section>
      <text:p text:style-name="P10"><text:span text:style-name="T3">With the </text:span><text:span text:style-name="Source_20_Text"><text:span text:style-name="T11">new</text:span></text:span><text:span text:style-name="T3"> method defined in </text:span><text:span text:style-name="Source_20_Text"><text:span text:style-name="T11">PostsController</text:span></text:span><text:span text:style-name="T3">, if you refresh </text:span><text:a xlink:type="simple" xlink:href="http://localhost:3000/posts/new"><text:span text:style-name="T9">http://localhost:3000/posts/new</text:span></text:a><text:span text:style-name="T3">you'll see another error:</text:span></text:p>
      <text:p text:style-name="P5"><draw:frame draw:style-name="fr1" draw:name="graphics5" text:anchor-type="as-char" svg:width="0.7862in" svg:height="0.3929in" draw:z-index="4"><draw:image xlink:href="http://guides.rubyonrails.org/images/getting_started/template_is_missing_posts_new.png" xlink:type="simple" xlink:show="embed" xlink:actuate="onLoad"/><svg:title>Template is missing for posts/new</svg:title></draw:frame></text:p>
      <text:p text:style-name="P1">You're getting this error now because Rails expects plain actions like this one to have views associated with them to display their information. With no view available, Rails errors out.</text:p>
      <text:p text:style-name="P1">In the above image, the bottom line has been truncated. Let's see what the full thing looks like:</text:p>
      <text:p text:style-name="P25">Missing template posts/new, application/new with {locale:[:en], formats:[:html], handlers:[:erb, :builder, :coffee]}. Searched in: * "/path/to/blog/app/views"</text:p>
      <text:p text:style-name="P1">That's quite a lot of text! Let's quickly go through and understand what each part of it does.</text:p>
      <text:p text:style-name="P10"><text:span text:style-name="T3">The first part identifies what template is missing. In this case, it's the </text:span><text:span text:style-name="Source_20_Text"><text:span text:style-name="T11">posts/new</text:span></text:span><text:span text:style-name="T3"> template. Rails will first look for this template. If not found, then it will attempt to load a template called </text:span><text:span text:style-name="Source_20_Text"><text:span text:style-name="T11">application/new</text:span></text:span><text:span text:style-name="T3">. It looks for one here because the </text:span><text:span text:style-name="Source_20_Text"><text:span text:style-name="T11">PostsController</text:span></text:span><text:span text:style-name="T3"> inherits from </text:span><text:span text:style-name="Source_20_Text"><text:span text:style-name="T11">ApplicationController</text:span></text:span><text:span text:style-name="T3">.</text:span></text:p>
      <text:p text:style-name="P10"><text:span text:style-name="T3">The next part of the message contains a hash. The </text:span><text:span text:style-name="Source_20_Text"><text:span text:style-name="T11">:locale</text:span></text:span><text:span text:style-name="T3"> key in this hash simply indicates what spoken language template should be retrieved. By default, this is the English — or "en" — template. The next key, </text:span><text:span text:style-name="Source_20_Text"><text:span text:style-name="T11">:formats</text:span></text:span><text:span text:style-name="T3"> specifies the format of template to be served in response. The default format is </text:span><text:span text:style-name="Source_20_Text"><text:span text:style-name="T11">:html</text:span></text:span><text:span text:style-name="T3">, and so Rails is looking for an HTML template. The final key, </text:span><text:span text:style-name="Source_20_Text"><text:span text:style-name="T11">:handlers</text:span></text:span><text:span text:style-name="T3">, is telling us what </text:span><text:span text:style-name="Emphasis"><text:span text:style-name="T8">template handlers</text:span></text:span><text:span text:style-name="T3"> could be used to render our template. </text:span><text:span text:style-name="Source_20_Text"><text:span text:style-name="T11">:erb</text:span></text:span><text:span text:style-name="T3"> is most commonly used for HTML templates, </text:span><text:span text:style-name="Source_20_Text"><text:span text:style-name="T11">:builder</text:span></text:span><text:span text:style-name="T3"> is used for XML templates, and </text:span><text:span text:style-name="Source_20_Text"><text:span text:style-name="T11">:coffee</text:span></text:span><text:span text:style-name="T3"> uses CoffeeScript to build JavaScript templates.</text:span></text:p>
      <text:p text:style-name="P1">The final part of this message tells us where Rails has looked for the templates. Templates within a basic Rails application like this are kept in a single location, but in more complex applications it could be many different paths.</text:p>
      <text:p text:style-name="P10"><text:span text:style-name="T3">The simplest template that would work in this case would be one located at </text:span><text:span text:style-name="Source_20_Text"><text:span text:style-name="T11">app/views/posts/new.html.erb</text:span></text:span><text:span text:style-name="T3">. The extension of this file name is key: the first extension is the</text:span><text:span text:style-name="Emphasis"><text:span text:style-name="T8">format</text:span></text:span><text:span text:style-name="T3"> of the template, and the second extension is the </text:span><text:span text:style-name="Emphasis"><text:span text:style-name="T8">handler</text:span></text:span><text:span text:style-name="T3"> that will be used. Rails is attempting to find a template called </text:span><text:span text:style-name="Source_20_Text"><text:span text:style-name="T11">posts/new</text:span></text:span><text:span text:style-name="T3"> within </text:span><text:span text:style-name="Source_20_Text"><text:span text:style-name="T11">app/views</text:span></text:span><text:span text:style-name="T3"> for the application. The format for this template can only be </text:span><text:span text:style-name="Source_20_Text"><text:span text:style-name="T11">html</text:span></text:span><text:span text:style-name="T3"> and the handler must be one of </text:span><text:span text:style-name="Source_20_Text"><text:span text:style-name="T11">erb</text:span></text:span><text:span text:style-name="T3">, </text:span><text:span text:style-name="Source_20_Text"><text:span text:style-name="T11">builder</text:span></text:span><text:span text:style-name="T3"> or </text:span><text:span text:style-name="Source_20_Text"><text:span text:style-name="T11">coffee</text:span></text:span><text:span text:style-name="T3">. Because you want to create a new HTML form, you will be using the </text:span><text:span text:style-name="Source_20_Text"><text:span text:style-name="T11">ERB</text:span></text:span><text:span text:style-name="T3"> language. Therefore the file should be called </text:span><text:span text:style-name="Source_20_Text"><text:span text:style-name="T11">posts/new.html.erb</text:span></text:span><text:span text:style-name="T3"> and needs to be located inside the </text:span><text:span text:style-name="Source_20_Text"><text:span text:style-name="T11">app/views</text:span></text:span><text:span text:style-name="T3"> directory of the application.</text:span></text:p>
      <text:p text:style-name="P10"><text:span text:style-name="T3">Go ahead now and create a new file at </text:span><text:span text:style-name="Source_20_Text"><text:span text:style-name="T11">app/views/posts/new.html.erb</text:span></text:span><text:span text:style-name="T3"> and write this content in it:</text:span></text:p>
      <text:section text:style-name="Sect1" text:name="highlighter_618004">
        <table:table table:name="Table18" table:style-name="Table18">
          <table:table-column table:style-name="Table18.A"/>
          <table:table-row>
            <table:table-cell table:style-name="Table18.A1" office:value-type="string">
              <text:p text:style-name="P21"><text:span text:style-name="Source_20_Text"><text:span text:style-name="T14">&lt;</text:span></text:span><text:span text:style-name="Source_20_Text"><text:span text:style-name="T19">h1</text:span></text:span><text:span text:style-name="Source_20_Text"><text:span text:style-name="T14">&gt;New Post&lt;/</text:span></text:span><text:span text:style-name="Source_20_Text"><text:span text:style-name="T19">h1</text:span></text:span><text:span text:style-name="Source_20_Text"><text:span text:style-name="T14">&gt;</text:span></text:span></text:p>
            </table:table-cell>
          </table:table-row>
        </table:table>
      </text:section>
      <text:p text:style-name="P6"><text:soft-page-break/><text:span text:style-name="T3">When you refresh </text:span><text:a xlink:type="simple" xlink:href="http://localhost:3000/posts/new"><text:span text:style-name="T9">http://localhost:3000/posts/new</text:span></text:a><text:span text:style-name="T3"> you'll now see that the page has a title. The route, controller, action and view are now working harmoniously! It's time to create the form for a new post.</text:span></text:p>
      <text:h text:style-name="P18" text:outline-level="4"><text:bookmark text:name="the-first-form"/>5.2 The first form</text:h>
      <text:p text:style-name="P10"><text:span text:style-name="T3">To create a form within this template, you will use a </text:span><text:span text:style-name="Emphasis"><text:span text:style-name="T8">form builder</text:span></text:span><text:span text:style-name="T3">. The primary form builder for Rails is provided by a helper method called </text:span><text:span text:style-name="Source_20_Text"><text:span text:style-name="T11">form_for</text:span></text:span><text:span text:style-name="T3">. To use this method, add this code into </text:span><text:span text:style-name="Source_20_Text"><text:span text:style-name="T11">app/views/posts/new.html.erb</text:span></text:span><text:span text:style-name="T3">:</text:span></text:p>
      <text:section text:style-name="Sect1" text:name="highlighter_12078">
        <table:table table:name="Table19" table:style-name="Table19">
          <table:table-column table:style-name="Table19.A"/>
          <table:table-row>
            <table:table-cell table:style-name="Table19.A1" office:value-type="string">
              <text:p text:style-name="P20"><text:span text:style-name="Source_20_Text"><text:span text:style-name="T14">&lt;%= form_for :post do |f|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title %&gt;&lt;br&gt;</text:span></text:span></text:p>
              <text:p text:style-name="P20"><text:span text:style-name="Source_20_Text"><text:span text:style-name="T16">    </text:span></text:span><text:span text:style-name="Source_20_Text"><text:span text:style-name="T14">&lt;%= f.text_field :title %&gt;</text:span></text:span></text:p>
              <text:p text:style-name="P20"><text:span text:style-name="Source_20_Text"><text:span text:style-name="T16">  </text:span></text:span><text:span text:style-name="Source_20_Text"><text:span text:style-name="T14">&lt;/p&gt;</text:span></text:span></text:p>
              <text:p text:style-name="P22"> </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text %&gt;&lt;br&gt;</text:span></text:span></text:p>
              <text:p text:style-name="P20"><text:span text:style-name="Source_20_Text"><text:span text:style-name="T16">    </text:span></text:span><text:span text:style-name="Source_20_Text"><text:span text:style-name="T14">&lt;%= f.text_area :text %&gt;</text:span></text:span></text:p>
              <text:p text:style-name="P20"><text:span text:style-name="Source_20_Text"><text:span text:style-name="T16">  </text:span></text:span><text:span text:style-name="Source_20_Text"><text:span text:style-name="T14">&lt;/p&gt;</text:span></text:span></text:p>
              <text:p text:style-name="P22"> </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submit %&gt;</text:span></text:span></text:p>
              <text:p text:style-name="P20"><text:span text:style-name="Source_20_Text"><text:span text:style-name="T16">  </text:span></text:span><text:span text:style-name="Source_20_Text"><text:span text:style-name="T14">&lt;/p&gt;</text:span></text:span></text:p>
              <text:p text:style-name="P21"><text:span text:style-name="Source_20_Text"><text:span text:style-name="T14">&lt;% end %&gt;</text:span></text:span></text:p>
            </table:table-cell>
          </table:table-row>
        </table:table>
      </text:section>
      <text:p text:style-name="P1">If you refresh the page now, you'll see the exact same form as in the example. Building forms in Rails is really just that easy!</text:p>
      <text:p text:style-name="P10"><text:span text:style-name="T3">When you call </text:span><text:span text:style-name="Source_20_Text"><text:span text:style-name="T11">form_for</text:span></text:span><text:span text:style-name="T3">, you pass it an identifying object for this form. In this case, it's the symbol </text:span><text:span text:style-name="Source_20_Text"><text:span text:style-name="T11">:post</text:span></text:span><text:span text:style-name="T3">. This tells the </text:span><text:span text:style-name="Source_20_Text"><text:span text:style-name="T11">form_for</text:span></text:span><text:span text:style-name="T3"> helper what this form is for. Inside the block for this method, the </text:span><text:span text:style-name="Source_20_Text"><text:span text:style-name="T11">FormBuilder</text:span></text:span><text:span text:style-name="T3"> object — represented by </text:span><text:span text:style-name="Source_20_Text"><text:span text:style-name="T11">f</text:span></text:span><text:span text:style-name="T3"> — is used to build two labels and two text fields, one each for the title and text of a post. Finally, a call to </text:span><text:span text:style-name="Source_20_Text"><text:span text:style-name="T11">submit</text:span></text:span><text:span text:style-name="T3"> on the </text:span><text:span text:style-name="Source_20_Text"><text:span text:style-name="T11">f</text:span></text:span><text:span text:style-name="T3"> object will create a submit button for the form.</text:span></text:p>
      <text:p text:style-name="P10"><text:span text:style-name="T3">There's one problem with this form though. If you inspect the HTML that is generated, by viewing the source of the page, you will see that the </text:span><text:span text:style-name="Source_20_Text"><text:span text:style-name="T11">action</text:span></text:span><text:span text:style-name="T3"> attribute for the form is pointing at </text:span><text:span text:style-name="Source_20_Text"><text:span text:style-name="T11">/posts/new</text:span></text:span><text:span text:style-name="T3">. This is a problem because this route goes to the very page that you're on right at the moment, and that route should only be used to display the form for a new post.</text:span></text:p>
      <text:p text:style-name="P10"><text:span text:style-name="T3">The form needs to use a different URL in order to go somewhere else. This can be done quite simply with the </text:span><text:span text:style-name="Source_20_Text"><text:span text:style-name="T11">:url</text:span></text:span><text:span text:style-name="T3"> option of </text:span><text:span text:style-name="Source_20_Text"><text:span text:style-name="T11">form_for</text:span></text:span><text:span text:style-name="T3">. Typically in Rails, the action that is used for new form submissions like this is called "create", and so the form should be pointed to that action.</text:span></text:p>
      <text:p text:style-name="P10"><text:span text:style-name="T3">Edit the </text:span><text:span text:style-name="Source_20_Text"><text:span text:style-name="T11">form_for</text:span></text:span><text:span text:style-name="T3"> line inside </text:span><text:span text:style-name="Source_20_Text"><text:span text:style-name="T11">app/views/posts/new.html.erb</text:span></text:span><text:span text:style-name="T3"> to look like this:</text:span></text:p>
      <text:section text:style-name="Sect1" text:name="highlighter_746128">
        <table:table table:name="Table20" table:style-name="Table20">
          <table:table-column table:style-name="Table20.A"/>
          <table:table-row>
            <table:table-cell table:style-name="Table20.A1" office:value-type="string">
              <text:p text:style-name="P21"><text:span text:style-name="Source_20_Text"><text:span text:style-name="T14">&lt;%= form_for :post, url: posts_path do |f| %&gt;</text:span></text:span></text:p>
            </table:table-cell>
          </table:table-row>
        </table:table>
      </text:section>
      <text:p text:style-name="P10"><text:span text:style-name="T3">In this example, the </text:span><text:span text:style-name="Source_20_Text"><text:span text:style-name="T11">posts_path</text:span></text:span><text:span text:style-name="T3"> helper is passed to the </text:span><text:span text:style-name="Source_20_Text"><text:span text:style-name="T11">:url</text:span></text:span><text:span text:style-name="T3"> option. What Rails will do with this is that it will point the form to the </text:span><text:span text:style-name="Source_20_Text"><text:span text:style-name="T11">create</text:span></text:span><text:span text:style-name="T3"> action of the current controller, the </text:span><text:span text:style-name="Source_20_Text"><text:span text:style-name="T11">PostsController</text:span></text:span><text:span text:style-name="T3">, and will send a </text:span><text:span text:style-name="Source_20_Text"><text:span text:style-name="T11">POST</text:span></text:span><text:span text:style-name="T3"> request to that route.</text:span></text:p>
      <text:p text:style-name="P10"><text:span text:style-name="T3">By using the </text:span><text:span text:style-name="Source_20_Text"><text:span text:style-name="T11">post</text:span></text:span><text:span text:style-name="T3"> method rather than the </text:span><text:span text:style-name="Source_20_Text"><text:span text:style-name="T11">get</text:span></text:span><text:span text:style-name="T3"> method, Rails will define a route that will only respond to </text:span><text:soft-page-break/><text:span text:style-name="T3">POST methods. The POST method is the typical method used by forms all over the web.</text:span></text:p>
      <text:p text:style-name="P1">With the form and its associated route defined, you will be able to fill in the form and then click the submit button to begin the process of creating a new post, so go ahead and do that. When you submit the form, you should see a familiar error:</text:p>
      <text:p text:style-name="P5"><draw:frame draw:style-name="fr1" draw:name="graphics6" text:anchor-type="as-char" svg:width="0.7862in" svg:height="0.3929in" draw:z-index="5"><draw:image xlink:href="http://guides.rubyonrails.org/images/getting_started/unknown_action_create_for_posts.png" xlink:type="simple" xlink:show="embed" xlink:actuate="onLoad"/><svg:title>Unknown action create for PostsController</svg:title></draw:frame></text:p>
      <text:p text:style-name="P10"><text:span text:style-name="T3">You now need to create the </text:span><text:span text:style-name="Source_20_Text"><text:span text:style-name="T11">create</text:span></text:span><text:span text:style-name="T3"> action within the </text:span><text:span text:style-name="Source_20_Text"><text:span text:style-name="T11">PostsController</text:span></text:span><text:span text:style-name="T3"> for this to work.</text:span></text:p>
      <text:h text:style-name="P18" text:outline-level="4"><text:bookmark text:name="creating-posts"/>5.3 Creating posts</text:h>
      <text:p text:style-name="P10"><text:span text:style-name="T3">To make the "Unknown action" go away, you can define a </text:span><text:span text:style-name="Source_20_Text"><text:span text:style-name="T11">create</text:span></text:span><text:span text:style-name="T3"> action within the </text:span><text:span text:style-name="Source_20_Text"><text:span text:style-name="T11">PostsController</text:span></text:span><text:span text:style-name="T3"> class in </text:span><text:span text:style-name="Source_20_Text"><text:span text:style-name="T11">app/controllers/posts_controller.rb</text:span></text:span><text:span text:style-name="T3">, underneath the </text:span><text:span text:style-name="Source_20_Text"><text:span text:style-name="T11">new</text:span></text:span><text:span text:style-name="T3">action:</text:span></text:p>
      <text:section text:style-name="Sect1" text:name="highlighter_874471">
        <table:table table:name="Table21" table:style-name="Table21">
          <table:table-column table:style-name="Table21.A"/>
          <table:table-row>
            <table:table-cell table:style-name="Table21.A1" office:value-type="string">
              <text:p text:style-name="P20"><text:span text:style-name="Source_20_Text"><text:span text:style-name="T19">class</text:span></text:span><text:span text:style-name="T18"> </text:span><text:span text:style-name="Source_20_Text"><text:span text:style-name="T14">PostsController &lt; ApplicationController</text:span></text:span></text:p>
              <text:p text:style-name="P20"><text:span text:style-name="Source_20_Text"><text:span text:style-name="T16">  </text:span></text:span><text:span text:style-name="Source_20_Text"><text:span text:style-name="T19">def</text:span></text:span><text:span text:style-name="T18"> </text:span><text:span text:style-name="Source_20_Text"><text:span text:style-name="T19">new</text:span></text:span></text:p>
              <text:p text:style-name="P20"><text:span text:style-name="Source_20_Text"><text:span text:style-name="T16">  </text:span></text:span><text:span text:style-name="Source_20_Text"><text:span text:style-name="T19">end</text:span></text:span></text:p>
              <text:p text:style-name="P22"> </text:p>
              <text:p text:style-name="P20"><text:span text:style-name="Source_20_Text"><text:span text:style-name="T16">  </text:span></text:span><text:span text:style-name="Source_20_Text"><text:span text:style-name="T19">def</text:span></text:span><text:span text:style-name="T18"> </text:span><text:span text:style-name="Source_20_Text"><text:span text:style-name="T14">create</text:span></text:span></text:p>
              <text:p text:style-name="P20"><text:span text:style-name="Source_20_Text"><text:span text:style-name="T16">  </text:span></text:span><text:span text:style-name="Source_20_Text"><text:span text:style-name="T19">end</text:span></text:span></text:p>
              <text:p text:style-name="P21"><text:span text:style-name="Source_20_Text"><text:span text:style-name="T19">end</text:span></text:span></text:p>
            </table:table-cell>
          </table:table-row>
        </table:table>
      </text:section>
      <text:p text:style-name="P10"><text:span text:style-name="T3">If you re-submit the form now, you'll see another familiar error: a template is missing. That's ok, we can ignore that for now. What the </text:span><text:span text:style-name="Source_20_Text"><text:span text:style-name="T11">create</text:span></text:span><text:span text:style-name="T3"> action should be doing is saving our new post to a database.</text:span></text:p>
      <text:p text:style-name="P10"><text:span text:style-name="T3">When a form is submitted, the fields of the form are sent to Rails as </text:span><text:span text:style-name="Emphasis"><text:span text:style-name="T8">parameters</text:span></text:span><text:span text:style-name="T3">. These parameters can then be referenced inside the controller actions, typically to perform a particular task. To see what these parameters look like, change the </text:span><text:span text:style-name="Source_20_Text"><text:span text:style-name="T11">create</text:span></text:span><text:span text:style-name="T3"> action to this:</text:span></text:p>
      <text:section text:style-name="Sect1" text:name="highlighter_16568">
        <table:table table:name="Table22" table:style-name="Table22">
          <table:table-column table:style-name="Table22.A"/>
          <table:table-row>
            <table:table-cell table:style-name="Table22.A1" office:value-type="string">
              <text:p text:style-name="P20"><text:span text:style-name="Source_20_Text"><text:span text:style-name="T19">def</text:span></text:span><text:span text:style-name="T18"> </text:span><text:span text:style-name="Source_20_Text"><text:span text:style-name="T14">create</text:span></text:span></text:p>
              <text:p text:style-name="P20"><text:span text:style-name="Source_20_Text"><text:span text:style-name="T16">  </text:span></text:span><text:span text:style-name="Source_20_Text"><text:span text:style-name="T14">render text: params[</text:span></text:span><text:span text:style-name="Source_20_Text"><text:span text:style-name="T15">:post</text:span></text:span><text:span text:style-name="Source_20_Text"><text:span text:style-name="T14">].inspect</text:span></text:span></text:p>
              <text:p text:style-name="P21"><text:span text:style-name="Source_20_Text"><text:span text:style-name="T19">end</text:span></text:span></text:p>
            </table:table-cell>
          </table:table-row>
        </table:table>
      </text:section>
      <text:p text:style-name="P10"><text:span text:style-name="T3">The </text:span><text:span text:style-name="Source_20_Text"><text:span text:style-name="T11">render</text:span></text:span><text:span text:style-name="T3"> method here is taking a very simple hash with a key of </text:span><text:span text:style-name="Source_20_Text"><text:span text:style-name="T11">text</text:span></text:span><text:span text:style-name="T3"> and value of </text:span><text:span text:style-name="Source_20_Text"><text:span text:style-name="T11">params[:post].inspect</text:span></text:span><text:span text:style-name="T3">. The </text:span><text:span text:style-name="Source_20_Text"><text:span text:style-name="T11">params</text:span></text:span><text:span text:style-name="T3"> method is the object which represents the parameters (or fields) coming in from the form. The </text:span><text:span text:style-name="Source_20_Text"><text:span text:style-name="T11">params</text:span></text:span><text:span text:style-name="T3"> method returns an </text:span><text:span text:style-name="Source_20_Text"><text:span text:style-name="T11">ActiveSupport::HashWithIndifferentAccess</text:span></text:span><text:span text:style-name="T3"> object, which allows you to access the keys of the hash using either strings or symbols. In this situation, the only parameters that matter are the ones from the form.</text:span></text:p>
      <text:p text:style-name="P1">If you re-submit the form one more time you'll now no longer get the missing template error. Instead, you'll see something that looks like the following:</text:p>
      <text:section text:style-name="Sect1" text:name="highlighter_349503">
        <table:table table:name="Table23" table:style-name="Table23">
          <table:table-column table:style-name="Table23.A"/>
          <table:table-row>
            <table:table-cell table:style-name="Table23.A1" office:value-type="string">
              <text:p text:style-name="P21"><text:span text:style-name="Source_20_Text"><text:span text:style-name="T14">{</text:span></text:span><text:span text:style-name="Source_20_Text"><text:span text:style-name="T20">"title"</text:span></text:span><text:span text:style-name="Source_20_Text"><text:span text:style-name="T14">=&gt;</text:span></text:span><text:span text:style-name="Source_20_Text"><text:span text:style-name="T20">"First post!"</text:span></text:span><text:span text:style-name="Source_20_Text"><text:span text:style-name="T14">, </text:span></text:span><text:span text:style-name="Source_20_Text"><text:span text:style-name="T20">"text"</text:span></text:span><text:span text:style-name="Source_20_Text"><text:span text:style-name="T14">=&gt;</text:span></text:span><text:span text:style-name="Source_20_Text"><text:span text:style-name="T20">"This is my first post."</text:span></text:span><text:span text:style-name="Source_20_Text"><text:span text:style-name="T14">}</text:span></text:span></text:p>
            </table:table-cell>
          </table:table-row>
        </table:table>
      </text:section>
      <text:p text:style-name="P1">This action is now displaying the parameters for the post that are coming in from the form. However, this isn't really all that helpful. Yes, you can see the parameters but nothing in particular is being done with them.</text:p>
      <text:h text:style-name="P18" text:outline-level="4"><text:bookmark text:name="creating-the-post-model"/>5.4 Creating the Post model</text:h>
      <text:p text:style-name="P1">Models in Rails use a singular name, and their corresponding database tables use a plural name. Rails provides a generator for creating models, which most Rails developers tend to use when creating new <text:soft-page-break/>models. To create the new model, run this command in your terminal:</text:p>
      <text:section text:style-name="Sect1" text:name="highlighter_448193">
        <table:table table:name="Table24" table:style-name="Table24">
          <table:table-column table:style-name="Table24.A"/>
          <table:table-row>
            <table:table-cell table:style-name="Table24.A1" office:value-type="string">
              <text:p text:style-name="P21"><text:span text:style-name="Source_20_Text"><text:span text:style-name="T14">$ rails generate model Post title:string text:text</text:span></text:span></text:p>
            </table:table-cell>
          </table:table-row>
        </table:table>
      </text:section>
      <text:p text:style-name="P10"><text:span text:style-name="T3">With that command we told Rails that we want a </text:span><text:span text:style-name="Source_20_Text"><text:span text:style-name="T11">Post</text:span></text:span><text:span text:style-name="T3"> model, together with a </text:span><text:span text:style-name="Emphasis"><text:span text:style-name="T8">title</text:span></text:span><text:span text:style-name="T3"> attribute of type string, and a </text:span><text:span text:style-name="Emphasis"><text:span text:style-name="T8">text</text:span></text:span><text:span text:style-name="T3"> attribute of type text. Those attributes are automatically added to the </text:span><text:span text:style-name="Source_20_Text"><text:span text:style-name="T11">posts</text:span></text:span><text:span text:style-name="T3"> table in the database and mapped to the </text:span><text:span text:style-name="Source_20_Text"><text:span text:style-name="T11">Post</text:span></text:span><text:span text:style-name="T3"> model.</text:span></text:p>
      <text:p text:style-name="P10"><text:span text:style-name="T3">Rails responded by creating a bunch of files. For now, we're only interested in </text:span><text:span text:style-name="Source_20_Text"><text:span text:style-name="T11">app/models/post.rb</text:span></text:span><text:span text:style-name="T3"> and </text:span><text:span text:style-name="Source_20_Text"><text:span text:style-name="T11">db/migrate/20120419084633_create_posts.rb</text:span></text:span><text:span text:style-name="T3"> (your name could be a bit different). The latter is responsible for creating the database structure, which is what we'll look at next.</text:span></text:p>
      <text:p text:style-name="P15">Active Record is smart enough to automatically map column names to model attributes, which means you don't have to declare attributes inside Rails models, as that will be done automatically by Active Record.</text:p>
      <text:h text:style-name="P18" text:outline-level="4"><text:bookmark text:name="running-a-migration"/>5.5 Running a Migration</text:h>
      <text:p text:style-name="P10"><text:span text:style-name="T3">As we've just seen, </text:span><text:span text:style-name="Source_20_Text"><text:span text:style-name="T11">rails generate model</text:span></text:span><text:span text:style-name="T3"> created a </text:span><text:span text:style-name="Emphasis"><text:span text:style-name="T8">database migration</text:span></text:span><text:span text:style-name="T3"> file inside the </text:span><text:span text:style-name="Source_20_Text"><text:span text:style-name="T11">db/migrate</text:span></text:span><text:span text:style-name="T3"> directory. Migrations are Ruby classes that are designed to make it simple to create and modify database tables. Rails uses rake commands to run migrations, and it's possible to undo a migration after it's been applied to your database. Migration filenames include a timestamp to ensure that they're processed in the order that they were created.</text:span></text:p>
      <text:p text:style-name="P10"><text:span text:style-name="T3">If you look in the </text:span><text:span text:style-name="Source_20_Text"><text:span text:style-name="T11">db/migrate/20120419084633_create_posts.rb</text:span></text:span><text:span text:style-name="T3"> file (remember, yours will have a slightly different name), here's what you'll find:</text:span></text:p>
      <text:section text:style-name="Sect1" text:name="highlighter_531360">
        <table:table table:name="Table25" table:style-name="Table25">
          <table:table-column table:style-name="Table25.A"/>
          <table:table-row>
            <table:table-cell table:style-name="Table25.A1" office:value-type="string">
              <text:p text:style-name="P20"><text:span text:style-name="Source_20_Text"><text:span text:style-name="T19">class</text:span></text:span><text:span text:style-name="T18"> </text:span><text:span text:style-name="Source_20_Text"><text:span text:style-name="T14">CreatePosts &lt; ActiveRecord::Migration</text:span></text:span></text:p>
              <text:p text:style-name="P20"><text:span text:style-name="Source_20_Text"><text:span text:style-name="T16">  </text:span></text:span><text:span text:style-name="Source_20_Text"><text:span text:style-name="T19">def</text:span></text:span><text:span text:style-name="T18"> </text:span><text:span text:style-name="Source_20_Text"><text:span text:style-name="T14">change</text:span></text:span></text:p>
              <text:p text:style-name="P20"><text:span text:style-name="Source_20_Text"><text:span text:style-name="T16">    </text:span></text:span><text:span text:style-name="Source_20_Text"><text:span text:style-name="T14">create_table </text:span></text:span><text:span text:style-name="Source_20_Text"><text:span text:style-name="T15">:posts</text:span></text:span><text:span text:style-name="T18"> </text:span><text:span text:style-name="Source_20_Text"><text:span text:style-name="T19">do</text:span></text:span><text:span text:style-name="T18"> </text:span><text:span text:style-name="Source_20_Text"><text:span text:style-name="T14">|t|</text:span></text:span></text:p>
              <text:p text:style-name="P20"><text:span text:style-name="Source_20_Text"><text:span text:style-name="T16">      </text:span></text:span><text:span text:style-name="Source_20_Text"><text:span text:style-name="T14">t.string </text:span></text:span><text:span text:style-name="Source_20_Text"><text:span text:style-name="T15">:title</text:span></text:span></text:p>
              <text:p text:style-name="P20"><text:span text:style-name="Source_20_Text"><text:span text:style-name="T16">      </text:span></text:span><text:span text:style-name="Source_20_Text"><text:span text:style-name="T14">t.text </text:span></text:span><text:span text:style-name="Source_20_Text"><text:span text:style-name="T15">:text</text:span></text:span></text:p>
              <text:p text:style-name="P22"> </text:p>
              <text:p text:style-name="P20"><text:span text:style-name="Source_20_Text"><text:span text:style-name="T16">      </text:span></text:span><text:span text:style-name="Source_20_Text"><text:span text:style-name="T14">t.timestamps</text:span></text:span></text:p>
              <text:p text:style-name="P20"><text:span text:style-name="Source_20_Text"><text:span text:style-name="T16">    </text:span></text:span><text:span text:style-name="Source_20_Text"><text:span text:style-name="T19">end</text:span></text:span></text:p>
              <text:p text:style-name="P20"><text:span text:style-name="Source_20_Text"><text:span text:style-name="T16">  </text:span></text:span><text:span text:style-name="Source_20_Text"><text:span text:style-name="T19">end</text:span></text:span></text:p>
              <text:p text:style-name="P21"><text:span text:style-name="Source_20_Text"><text:span text:style-name="T19">end</text:span></text:span></text:p>
            </table:table-cell>
          </table:table-row>
        </table:table>
      </text:section>
      <text:p text:style-name="P10"><text:span text:style-name="T3">The above migration creates a method named </text:span><text:span text:style-name="Source_20_Text"><text:span text:style-name="T11">change</text:span></text:span><text:span text:style-name="T3"> which will be called when you run this migration. The action defined in this method is also reversible, which means Rails knows how to reverse the change made by this migration, in case you want to reverse it later. When you run this migration it will create a </text:span><text:span text:style-name="Source_20_Text"><text:span text:style-name="T11">posts</text:span></text:span><text:span text:style-name="T3"> table with one string column and a text column. It also creates two timestamp fields to allow Rails to track post creation and update times.</text:span></text:p>
      <text:p text:style-name="P12"><text:span text:style-name="T4">For more information about migrations, refer to </text:span><text:a xlink:type="simple" xlink:href="http://guides.rubyonrails.org/migrations.html"><text:span text:style-name="T9">Rails Database Migrations</text:span></text:a><text:span text:style-name="T4">.</text:span></text:p>
      <text:p text:style-name="P1">At this point, you can use a rake command to run the migration:</text:p>
      <text:section text:style-name="Sect1" text:name="highlighter_689760">
        <table:table table:name="Table26" table:style-name="Table26">
          <table:table-column table:style-name="Table26.A"/>
          <table:table-row>
            <table:table-cell table:style-name="Table26.A1" office:value-type="string">
              <text:p text:style-name="P21"><text:span text:style-name="Source_20_Text"><text:span text:style-name="T14">$ rake db:migrate</text:span></text:span></text:p>
            </table:table-cell>
          </table:table-row>
        </table:table>
      </text:section>
      <text:p text:style-name="P1">Rails will execute this migration command and tell you it created the Posts table.</text:p>
      <text:section text:style-name="Sect1" text:name="highlighter_253101">
        <table:table table:name="Table27" table:style-name="Table27">
          <table:table-column table:style-name="Table27.A"/>
          <text:soft-page-break/>
          <table:table-row>
            <table:table-cell table:style-name="Table27.A1" office:value-type="string">
              <text:p text:style-name="P20"><text:span text:style-name="Source_20_Text"><text:span text:style-name="T14">==  CreatePosts: migrating ====================================================</text:span></text:span></text:p>
              <text:p text:style-name="P20"><text:span text:style-name="Source_20_Text"><text:span text:style-name="T14">-- create_table(:posts)</text:span></text:span></text:p>
              <text:p text:style-name="P20"><text:span text:style-name="Source_20_Text"><text:span text:style-name="T16">   </text:span></text:span><text:span text:style-name="Source_20_Text"><text:span text:style-name="T14">-&gt; 0.0019s</text:span></text:span></text:p>
              <text:p text:style-name="P21"><text:span text:style-name="Source_20_Text"><text:span text:style-name="T14">==  CreatePosts: migrated (0.0020s) ===========================================</text:span></text:span></text:p>
            </table:table-cell>
          </table:table-row>
        </table:table>
      </text:section>
      <text:p text:style-name="P14"><text:span text:style-name="T6">Because you're working in the development environment by default, this command will apply to the database defined in the </text:span><text:span text:style-name="Source_20_Text"><text:span text:style-name="T13">development</text:span></text:span><text:span text:style-name="T6"> section of your </text:span><text:span text:style-name="Source_20_Text"><text:span text:style-name="T13">config/database.yml</text:span></text:span><text:span text:style-name="T6"> file. If you would like to execute migrations in another environment, for instance in production, you must explicitly pass it when invoking the command: </text:span><text:span text:style-name="Source_20_Text"><text:span text:style-name="T13">rake db:migrate RAILS_ENV=production</text:span></text:span><text:span text:style-name="T6">.</text:span></text:p>
      <text:h text:style-name="P18" text:outline-level="4"><text:bookmark text:name="saving-data-in-the-controller"/>5.6 Saving data in the controller</text:h>
      <text:p text:style-name="P10"><text:span text:style-name="T3">Back in </text:span><text:span text:style-name="Source_20_Text"><text:span text:style-name="T11">posts_controller</text:span></text:span><text:span text:style-name="T3">, we need to change the </text:span><text:span text:style-name="Source_20_Text"><text:span text:style-name="T11">create</text:span></text:span><text:span text:style-name="T3"> action to use the new </text:span><text:span text:style-name="Source_20_Text"><text:span text:style-name="T11">Post</text:span></text:span><text:span text:style-name="T3"> model to save the data in the database. Open </text:span><text:span text:style-name="Source_20_Text"><text:span text:style-name="T11">app/controllers/posts_controller.rb</text:span></text:span><text:span text:style-name="T3"> and change the </text:span><text:span text:style-name="Source_20_Text"><text:span text:style-name="T11">create</text:span></text:span><text:span text:style-name="T3"> action to look like this:</text:span></text:p>
      <text:section text:style-name="Sect1" text:name="highlighter_747977">
        <table:table table:name="Table28" table:style-name="Table28">
          <table:table-column table:style-name="Table28.A"/>
          <table:table-row>
            <table:table-cell table:style-name="Table28.A1" office:value-type="string">
              <text:p text:style-name="P20"><text:span text:style-name="Source_20_Text"><text:span text:style-name="T19">def</text:span></text:span><text:span text:style-name="T18"> </text:span><text:span text:style-name="Source_20_Text"><text:span text:style-name="T14">create</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text:span></text:span><text:span text:style-name="Source_20_Text"><text:span text:style-name="T19">new</text:span></text:span><text:span text:style-name="Source_20_Text"><text:span text:style-name="T14">(params[</text:span></text:span><text:span text:style-name="Source_20_Text"><text:span text:style-name="T15">:post</text:span></text:span><text:span text:style-name="Source_20_Text"><text:span text:style-name="T14">])</text:span></text:span></text:p>
              <text:p text:style-name="P20"><text:span text:style-name="Source_20_Text"><text:span text:style-name="T16">  </text:span></text:span><text:span text:style-name="Source_20_Text"><text:span text:style-name="T15">@post</text:span></text:span><text:span text:style-name="Source_20_Text"><text:span text:style-name="T14">.save</text:span></text:span></text:p>
              <text:p text:style-name="P20"><text:span text:style-name="Source_20_Text"><text:span text:style-name="T16">  </text:span></text:span><text:span text:style-name="Source_20_Text"><text:span text:style-name="T14">redirect_to </text:span></text:span><text:span text:style-name="Source_20_Text"><text:span text:style-name="T15">@post</text:span></text:span></text:p>
              <text:p text:style-name="P21"><text:span text:style-name="Source_20_Text"><text:span text:style-name="T19">end</text:span></text:span></text:p>
            </table:table-cell>
          </table:table-row>
        </table:table>
      </text:section>
      <text:p text:style-name="P10"><text:span text:style-name="T3">Here's what's going on: every Rails model can be initialized with its respective attributes, which are automatically mapped to the respective database columns. In the first line we do just that (remember that </text:span><text:span text:style-name="Source_20_Text"><text:span text:style-name="T11">params[:post]</text:span></text:span><text:span text:style-name="T3"> contains the attributes we're interested in). Then, </text:span><text:span text:style-name="Source_20_Text"><text:span text:style-name="T11">@post.save</text:span></text:span><text:span text:style-name="T3"> is responsible for saving the model in the database. Finally, we redirect the user to the </text:span><text:span text:style-name="Source_20_Text"><text:span text:style-name="T11">show</text:span></text:span><text:span text:style-name="T3"> action, which we'll define later.</text:span></text:p>
      <text:p text:style-name="P14"><text:span text:style-name="T4">As we'll see later, </text:span><text:span text:style-name="Source_20_Text"><text:span text:style-name="T12">@post.save</text:span></text:span><text:span text:style-name="T4"> returns a boolean indicating whether the model was saved or not.</text:span></text:p>
      <text:p text:style-name="P6"><text:span text:style-name="T3">If you now go to </text:span><text:a xlink:type="simple" xlink:href="http://localhost:3000/posts/new"><text:span text:style-name="T9">http://localhost:3000/posts/new</text:span></text:a><text:span text:style-name="T3"> you'll </text:span><text:span text:style-name="Emphasis"><text:span text:style-name="T8">almost</text:span></text:span><text:span text:style-name="T3"> be able to create a post. Try it! You should get an error that looks like this:</text:span></text:p>
      <text:p text:style-name="P5"><draw:frame draw:style-name="fr1" draw:name="graphics7" text:anchor-type="as-char" svg:width="0.7862in" svg:height="0.3929in" draw:z-index="6"><draw:image xlink:href="http://guides.rubyonrails.org/images/getting_started/forbidden_attributes_for_new_post.png" xlink:type="simple" xlink:show="embed" xlink:actuate="onLoad"/><svg:title>Forbidden attributes for new post</svg:title></draw:frame></text:p>
      <text:p text:style-name="P10"><text:span text:style-name="T3">Rails has several security features that help you write secure applications, and you're running into one of them now. This one is called </text:span><text:span text:style-name="Source_20_Text"><text:span text:style-name="T11">strong_parameters</text:span></text:span><text:span text:style-name="T3">, which requires us to tell Rails exactly which parameters we want to accept in our controllers. In this case, we want to allow the </text:span><text:span text:style-name="Source_20_Text"><text:span text:style-name="T11">title</text:span></text:span><text:span text:style-name="T3"> and</text:span><text:span text:style-name="Source_20_Text"><text:span text:style-name="T11">text</text:span></text:span><text:span text:style-name="T3"> parameters, so change your </text:span><text:span text:style-name="Source_20_Text"><text:span text:style-name="T11">create</text:span></text:span><text:span text:style-name="T3"> controller action to look like this:</text:span></text:p>
      <text:section text:style-name="Sect1" text:name="highlighter_167335">
        <table:table table:name="Table29" table:style-name="Table29">
          <table:table-column table:style-name="Table29.A"/>
          <table:table-row>
            <table:table-cell table:style-name="Table29.A1" office:value-type="string">
              <text:p text:style-name="P20"><text:span text:style-name="Source_20_Text"><text:span text:style-name="T19">def</text:span></text:span><text:span text:style-name="T18"> </text:span><text:span text:style-name="Source_20_Text"><text:span text:style-name="T14">create</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text:span></text:span><text:span text:style-name="Source_20_Text"><text:span text:style-name="T19">new</text:span></text:span><text:span text:style-name="Source_20_Text"><text:span text:style-name="T14">(post_params)</text:span></text:span></text:p>
              <text:p text:style-name="P22"> </text:p>
              <text:p text:style-name="P20"><text:span text:style-name="Source_20_Text"><text:span text:style-name="T16">  </text:span></text:span><text:span text:style-name="Source_20_Text"><text:span text:style-name="T15">@post</text:span></text:span><text:span text:style-name="Source_20_Text"><text:span text:style-name="T14">.save</text:span></text:span></text:p>
              <text:p text:style-name="P20"><text:span text:style-name="Source_20_Text"><text:span text:style-name="T16">  </text:span></text:span><text:span text:style-name="Source_20_Text"><text:span text:style-name="T14">redirect_to </text:span></text:span><text:span text:style-name="Source_20_Text"><text:span text:style-name="T15">@post</text:span></text:span></text:p>
              <text:p text:style-name="P20"><text:span text:style-name="Source_20_Text"><text:span text:style-name="T19">end</text:span></text:span></text:p>
              <text:p text:style-name="P22"> </text:p>
              <text:p text:style-name="P20"><text:span text:style-name="Source_20_Text"><text:span text:style-name="T14">private</text:span></text:span></text:p>
              <text:p text:style-name="P20"><text:span text:style-name="Source_20_Text"><text:span text:style-name="T16">  </text:span></text:span><text:span text:style-name="Source_20_Text"><text:span text:style-name="T19">def</text:span></text:span><text:span text:style-name="T18"> </text:span><text:span text:style-name="Source_20_Text"><text:span text:style-name="T14">post_params</text:span></text:span></text:p>
              <text:p text:style-name="P20"><text:soft-page-break/><text:span text:style-name="Source_20_Text"><text:span text:style-name="T16">    </text:span></text:span><text:span text:style-name="Source_20_Text"><text:span text:style-name="T14">params.require(</text:span></text:span><text:span text:style-name="Source_20_Text"><text:span text:style-name="T15">:post</text:span></text:span><text:span text:style-name="Source_20_Text"><text:span text:style-name="T14">).permit(</text:span></text:span><text:span text:style-name="Source_20_Text"><text:span text:style-name="T15">:title</text:span></text:span><text:span text:style-name="Source_20_Text"><text:span text:style-name="T14">, </text:span></text:span><text:span text:style-name="Source_20_Text"><text:span text:style-name="T15">:text</text:span></text:span><text:span text:style-name="Source_20_Text"><text:span text:style-name="T14">)</text:span></text:span></text:p>
              <text:p text:style-name="P21"><text:span text:style-name="Source_20_Text"><text:span text:style-name="T16">  </text:span></text:span><text:span text:style-name="Source_20_Text"><text:span text:style-name="T19">end</text:span></text:span></text:p>
            </table:table-cell>
          </table:table-row>
        </table:table>
      </text:section>
      <text:p text:style-name="P10"><text:span text:style-name="T3">See the </text:span><text:span text:style-name="Source_20_Text"><text:span text:style-name="T11">permit</text:span></text:span><text:span text:style-name="T3">? It allows us to accept both </text:span><text:span text:style-name="Source_20_Text"><text:span text:style-name="T11">title</text:span></text:span><text:span text:style-name="T3"> and </text:span><text:span text:style-name="Source_20_Text"><text:span text:style-name="T11">text</text:span></text:span><text:span text:style-name="T3"> in this action.</text:span></text:p>
      <text:p text:style-name="P14"><text:span text:style-name="T4">Note that </text:span><text:span text:style-name="Source_20_Text"><text:span text:style-name="T12">def post_params</text:span></text:span><text:span text:style-name="T4"> is private. This new approach prevents an attacker from setting the model's attributes by manipulating the hash passed to the model. For more information, refer to </text:span><text:a xlink:type="simple" xlink:href="http://weblog.rubyonrails.org/2012/3/21/strong-parameters/"><text:span text:style-name="T9">this blog post about Strong Parameters</text:span></text:a><text:span text:style-name="T4">.</text:span></text:p>
      <text:h text:style-name="P18" text:outline-level="4"><text:bookmark text:name="showing-posts"/>5.7 Showing Posts</text:h>
      <text:p text:style-name="P10"><text:span text:style-name="T3">If you submit the form again now, Rails will complain about not finding the </text:span><text:span text:style-name="Source_20_Text"><text:span text:style-name="T11">show</text:span></text:span><text:span text:style-name="T3"> action. That's not very useful though, so let's add the </text:span><text:span text:style-name="Source_20_Text"><text:span text:style-name="T11">show</text:span></text:span><text:span text:style-name="T3"> action before proceeding.</text:span></text:p>
      <text:section text:style-name="Sect1" text:name="highlighter_675626">
        <table:table table:name="Table30" table:style-name="Table30">
          <table:table-column table:style-name="Table30.A"/>
          <table:table-row>
            <table:table-cell table:style-name="Table30.A1" office:value-type="string">
              <text:p text:style-name="P21"><text:span text:style-name="Source_20_Text"><text:span text:style-name="T14">post </text:span></text:span><text:span text:style-name="Source_20_Text"><text:span text:style-name="T22">GET</text:span></text:span><text:span text:style-name="T18">    </text:span><text:span text:style-name="Source_20_Text"><text:span text:style-name="T14">/posts/</text:span></text:span><text:span text:style-name="Source_20_Text"><text:span text:style-name="T15">:id</text:span></text:span><text:span text:style-name="Source_20_Text"><text:span text:style-name="T14">(.</text:span></text:span><text:span text:style-name="Source_20_Text"><text:span text:style-name="T15">:format</text:span></text:span><text:span text:style-name="Source_20_Text"><text:span text:style-name="T14">)      posts</text:span></text:span><text:span text:style-name="Source_20_Text"><text:span text:style-name="T21">#show</text:span></text:span></text:p>
            </table:table-cell>
          </table:table-row>
        </table:table>
      </text:section>
      <text:p text:style-name="P10"><text:span text:style-name="T3">The special syntax </text:span><text:span text:style-name="Source_20_Text"><text:span text:style-name="T11">:id</text:span></text:span><text:span text:style-name="T3"> tells rails that this route expects an </text:span><text:span text:style-name="Source_20_Text"><text:span text:style-name="T11">:id</text:span></text:span><text:span text:style-name="T3"> parameter, which in our case will be the id of the post.</text:span></text:p>
      <text:p text:style-name="P10"><text:span text:style-name="T3">As we did before, we need to add the </text:span><text:span text:style-name="Source_20_Text"><text:span text:style-name="T11">show</text:span></text:span><text:span text:style-name="T3"> action in </text:span><text:span text:style-name="Source_20_Text"><text:span text:style-name="T11">app/controllers/posts_controller.rb</text:span></text:span><text:span text:style-name="T3">and its respective view.</text:span></text:p>
      <text:section text:style-name="Sect1" text:name="highlighter_169823">
        <table:table table:name="Table31" table:style-name="Table31">
          <table:table-column table:style-name="Table31.A"/>
          <table:table-row>
            <table:table-cell table:style-name="Table31.A1" office:value-type="string">
              <text:p text:style-name="P20"><text:span text:style-name="Source_20_Text"><text:span text:style-name="T19">def</text:span></text:span><text:span text:style-name="T18"> </text:span><text:span text:style-name="Source_20_Text"><text:span text:style-name="T14">show</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find(params[</text:span></text:span><text:span text:style-name="Source_20_Text"><text:span text:style-name="T15">:id</text:span></text:span><text:span text:style-name="Source_20_Text"><text:span text:style-name="T14">])</text:span></text:span></text:p>
              <text:p text:style-name="P21"><text:span text:style-name="Source_20_Text"><text:span text:style-name="T19">end</text:span></text:span></text:p>
            </table:table-cell>
          </table:table-row>
        </table:table>
      </text:section>
      <text:p text:style-name="P10"><text:span text:style-name="T3">A couple of things to note. We use </text:span><text:span text:style-name="Source_20_Text"><text:span text:style-name="T11">Post.find</text:span></text:span><text:span text:style-name="T3"> to find the post we're interested in. We also use an instance variable (prefixed by </text:span><text:span text:style-name="Source_20_Text"><text:span text:style-name="T11">@</text:span></text:span><text:span text:style-name="T3">) to hold a reference to the post object. We do this because Rails will pass all instance variables to the view.</text:span></text:p>
      <text:p text:style-name="P10"><text:span text:style-name="T3">Now, create a new file </text:span><text:span text:style-name="Source_20_Text"><text:span text:style-name="T11">app/views/posts/show.html.erb</text:span></text:span><text:span text:style-name="T3"> with the following content:</text:span></text:p>
      <text:section text:style-name="Sect1" text:name="highlighter_243171">
        <table:table table:name="Table32" table:style-name="Table32">
          <table:table-column table:style-name="Table32.A"/>
          <table:table-row>
            <table:table-cell table:style-name="Table32.A1" office:value-type="string">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itle:&lt;/strong&gt;</text:span></text:span></text:p>
              <text:p text:style-name="P20"><text:span text:style-name="Source_20_Text"><text:span text:style-name="T16">  </text:span></text:span><text:span text:style-name="Source_20_Text"><text:span text:style-name="T14">&lt;%= @post.title %&gt;</text:span></text:span></text:p>
              <text:p text:style-name="P20"><text:span text:style-name="Source_20_Text"><text:span text:style-name="T14">&lt;/p&gt;</text:span></text:span></text:p>
              <text:p text:style-name="P22"> </text:p>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ext:&lt;/strong&gt;</text:span></text:span></text:p>
              <text:p text:style-name="P20"><text:span text:style-name="Source_20_Text"><text:span text:style-name="T16">  </text:span></text:span><text:span text:style-name="Source_20_Text"><text:span text:style-name="T14">&lt;%= @post.text %&gt;</text:span></text:span></text:p>
              <text:p text:style-name="P21"><text:span text:style-name="Source_20_Text"><text:span text:style-name="T14">&lt;/p&gt;</text:span></text:span></text:p>
            </table:table-cell>
          </table:table-row>
        </table:table>
      </text:section>
      <text:p text:style-name="P6"><text:span text:style-name="T3">With this change, you should finally be able to create new posts. Visit</text:span><text:a xlink:type="simple" xlink:href="http://localhost:3000/posts/new"><text:span text:style-name="T9">http://localhost:3000/posts/new</text:span></text:a><text:span text:style-name="T3"> and give it a try!</text:span></text:p>
      <text:p text:style-name="P5"><draw:frame draw:style-name="fr1" draw:name="graphics8" text:anchor-type="as-char" svg:width="0.7862in" svg:height="0.3929in" draw:z-index="7"><draw:image xlink:href="http://guides.rubyonrails.org/images/getting_started/show_action_for_posts.png" xlink:type="simple" xlink:show="embed" xlink:actuate="onLoad"/><svg:title>Show action for posts</svg:title></draw:frame></text:p>
      <text:h text:style-name="P18" text:outline-level="4"><text:bookmark text:name="listing-all-posts"/>5.8 Listing all posts</text:h>
      <text:p text:style-name="P10"><text:span text:style-name="T3">We still need a way to list all our posts, so let's do that. We'll use a specific route from </text:span><text:span text:style-name="Source_20_Text"><text:span text:style-name="T11">config/routes.rb</text:span></text:span><text:span text:style-name="T3">:</text:span></text:p>
      <text:section text:style-name="Sect1" text:name="highlighter_105438">
        <table:table table:name="Table33" table:style-name="Table33">
          <table:table-column table:style-name="Table33.A"/>
          <table:table-row>
            <table:table-cell table:style-name="Table33.A1" office:value-type="string">
              <text:p text:style-name="P21"><text:span text:style-name="Source_20_Text"><text:span text:style-name="T14">posts </text:span></text:span><text:span text:style-name="Source_20_Text"><text:span text:style-name="T22">GET</text:span></text:span><text:span text:style-name="T18">    </text:span><text:span text:style-name="Source_20_Text"><text:span text:style-name="T14">/posts(.</text:span></text:span><text:span text:style-name="Source_20_Text"><text:span text:style-name="T15">:format</text:span></text:span><text:span text:style-name="Source_20_Text"><text:span text:style-name="T14">)          posts</text:span></text:span><text:span text:style-name="Source_20_Text"><text:span text:style-name="T21">#index</text:span></text:span></text:p>
            </table:table-cell>
          </table:table-row>
        </table:table>
      </text:section>
      <text:p text:style-name="P10"><text:span text:style-name="T3">And an action for that route inside the </text:span><text:span text:style-name="Source_20_Text"><text:span text:style-name="T11">PostsController</text:span></text:span><text:span text:style-name="T3"> in </text:span><text:soft-page-break/><text:span text:style-name="T3">the </text:span><text:span text:style-name="Source_20_Text"><text:span text:style-name="T11">app/controllers/posts_controller.rb</text:span></text:span><text:span text:style-name="T3"> file:</text:span></text:p>
      <text:section text:style-name="Sect1" text:name="highlighter_461793">
        <table:table table:name="Table34" table:style-name="Table34">
          <table:table-column table:style-name="Table34.A"/>
          <table:table-row>
            <table:table-cell table:style-name="Table34.A1" office:value-type="string">
              <text:p text:style-name="P20"><text:span text:style-name="Source_20_Text"><text:span text:style-name="T19">def</text:span></text:span><text:span text:style-name="T18"> </text:span><text:span text:style-name="Source_20_Text"><text:span text:style-name="T14">index</text:span></text:span></text:p>
              <text:p text:style-name="P20"><text:span text:style-name="Source_20_Text"><text:span text:style-name="T16">  </text:span></text:span><text:span text:style-name="Source_20_Text"><text:span text:style-name="T15">@posts</text:span></text:span><text:span text:style-name="T18"> </text:span><text:span text:style-name="Source_20_Text"><text:span text:style-name="T14">= Post.all</text:span></text:span></text:p>
              <text:p text:style-name="P21"><text:span text:style-name="Source_20_Text"><text:span text:style-name="T19">end</text:span></text:span></text:p>
            </table:table-cell>
          </table:table-row>
        </table:table>
      </text:section>
      <text:p text:style-name="P10"><text:span text:style-name="T3">And then finally a view for this action, located at </text:span><text:span text:style-name="Source_20_Text"><text:span text:style-name="T11">app/views/posts/index.html.erb</text:span></text:span><text:span text:style-name="T3">:</text:span></text:p>
      <text:section text:style-name="Sect1" text:name="highlighter_104475">
        <table:table table:name="Table35" table:style-name="Table35">
          <table:table-column table:style-name="Table35.A"/>
          <table:table-row>
            <table:table-cell table:style-name="Table35.A1" office:value-type="string">
              <text:p text:style-name="P20"><text:span text:style-name="Source_20_Text"><text:span text:style-name="T14">&lt;h1&gt;Listing posts&lt;/h1&gt;</text:span></text:span></text:p>
              <text:p text:style-name="P22"> </text:p>
              <text:p text:style-name="P20"><text:span text:style-name="Source_20_Text"><text:span text:style-name="T14">&lt;table&gt;</text:span></text:span></text:p>
              <text:p text:style-name="P20"><text:span text:style-name="Source_20_Text"><text:span text:style-name="T16">  </text:span></text:span><text:span text:style-name="Source_20_Text"><text:span text:style-name="T14">&lt;tr&gt;</text:span></text:span></text:p>
              <text:p text:style-name="P20"><text:span text:style-name="Source_20_Text"><text:span text:style-name="T16">    </text:span></text:span><text:span text:style-name="Source_20_Text"><text:span text:style-name="T14">&lt;th&gt;Title&lt;/th&gt;</text:span></text:span></text:p>
              <text:p text:style-name="P20"><text:span text:style-name="Source_20_Text"><text:span text:style-name="T16">    </text:span></text:span><text:span text:style-name="Source_20_Text"><text:span text:style-name="T14">&lt;th&gt;Text&lt;/th&gt;</text:span></text:span></text:p>
              <text:p text:style-name="P20"><text:span text:style-name="Source_20_Text"><text:span text:style-name="T16">  </text:span></text:span><text:span text:style-name="Source_20_Text"><text:span text:style-name="T14">&lt;/tr&gt;</text:span></text:span></text:p>
              <text:p text:style-name="P22"> </text:p>
              <text:p text:style-name="P20"><text:span text:style-name="Source_20_Text"><text:span text:style-name="T16">  </text:span></text:span><text:span text:style-name="Source_20_Text"><text:span text:style-name="T14">&lt;% @posts.each do |post| %&gt;</text:span></text:span></text:p>
              <text:p text:style-name="P20"><text:span text:style-name="Source_20_Text"><text:span text:style-name="T16">    </text:span></text:span><text:span text:style-name="Source_20_Text"><text:span text:style-name="T14">&lt;tr&gt;</text:span></text:span></text:p>
              <text:p text:style-name="P20"><text:span text:style-name="Source_20_Text"><text:span text:style-name="T16">      </text:span></text:span><text:span text:style-name="Source_20_Text"><text:span text:style-name="T14">&lt;td&gt;&lt;%= post.title %&gt;&lt;/td&gt;</text:span></text:span></text:p>
              <text:p text:style-name="P20"><text:span text:style-name="Source_20_Text"><text:span text:style-name="T16">      </text:span></text:span><text:span text:style-name="Source_20_Text"><text:span text:style-name="T14">&lt;td&gt;&lt;%= post.text %&gt;&lt;/td&gt;</text:span></text:span></text:p>
              <text:p text:style-name="P20"><text:span text:style-name="Source_20_Text"><text:span text:style-name="T16">    </text:span></text:span><text:span text:style-name="Source_20_Text"><text:span text:style-name="T14">&lt;/tr&gt;</text:span></text:span></text:p>
              <text:p text:style-name="P20"><text:span text:style-name="Source_20_Text"><text:span text:style-name="T16">  </text:span></text:span><text:span text:style-name="Source_20_Text"><text:span text:style-name="T14">&lt;% end %&gt;</text:span></text:span></text:p>
              <text:p text:style-name="P21"><text:span text:style-name="Source_20_Text"><text:span text:style-name="T14">&lt;/table&gt;</text:span></text:span></text:p>
            </table:table-cell>
          </table:table-row>
        </table:table>
      </text:section>
      <text:p text:style-name="P10"><text:span text:style-name="T3">Now if you go to </text:span><text:span text:style-name="Source_20_Text"><text:span text:style-name="T11">http://localhost:3000/posts</text:span></text:span><text:span text:style-name="T3"> you will see a list of all the posts that you have created.</text:span></text:p>
      <text:h text:style-name="P18" text:outline-level="4"><text:bookmark text:name="adding-links"/>5.9 Adding links</text:h>
      <text:p text:style-name="P1">You can now create, show, and list posts. Now let's add some links to navigate through pages.</text:p>
      <text:p text:style-name="P10"><text:span text:style-name="T3">Open </text:span><text:span text:style-name="Source_20_Text"><text:span text:style-name="T11">app/views/welcome/index.html.erb</text:span></text:span><text:span text:style-name="T3"> and modify it as follows:</text:span></text:p>
      <text:section text:style-name="Sect1" text:name="highlighter_956884">
        <table:table table:name="Table36" table:style-name="Table36">
          <table:table-column table:style-name="Table36.A"/>
          <table:table-row>
            <table:table-cell table:style-name="Table36.A1" office:value-type="string">
              <text:p text:style-name="P20"><text:span text:style-name="Source_20_Text"><text:span text:style-name="T14">&lt;h1&gt;Hello, Rails!&lt;/h1&gt;</text:span></text:span></text:p>
              <text:p text:style-name="P21"><text:span text:style-name="Source_20_Text"><text:span text:style-name="T14">&lt;%= link_to "My Blog", controller: "posts" %&gt;</text:span></text:span></text:p>
            </table:table-cell>
          </table:table-row>
        </table:table>
      </text:section>
      <text:p text:style-name="P10"><text:span text:style-name="T3">The </text:span><text:span text:style-name="Source_20_Text"><text:span text:style-name="T11">link_to</text:span></text:span><text:span text:style-name="T3"> method is one of Rails' built-in view helpers. It creates a hyperlink based on text to display and where to go - in this case, to the path for posts.</text:span></text:p>
      <text:p text:style-name="P10"><text:span text:style-name="T3">Let's add links to the other views as well, starting with adding this "New Post" link to </text:span><text:span text:style-name="Source_20_Text"><text:span text:style-name="T11">app/views/posts/index.html.erb</text:span></text:span><text:span text:style-name="T3">, placing it above the </text:span><text:span text:style-name="Source_20_Text"><text:span text:style-name="T11">&lt;table&gt;</text:span></text:span><text:span text:style-name="T3"> tag:</text:span></text:p>
      <text:section text:style-name="Sect1" text:name="highlighter_834986">
        <table:table table:name="Table37" table:style-name="Table37">
          <table:table-column table:style-name="Table37.A"/>
          <table:table-row>
            <table:table-cell table:style-name="Table37.A1" office:value-type="string">
              <text:p text:style-name="P21"><text:span text:style-name="Source_20_Text"><text:span text:style-name="T14">&lt;%=</text:span></text:span><text:span text:style-name="T18"> </text:span><text:span text:style-name="Source_20_Text"><text:span text:style-name="T14">link_to </text:span></text:span><text:span text:style-name="Source_20_Text"><text:span text:style-name="T20">'New post'</text:span></text:span><text:span text:style-name="Source_20_Text"><text:span text:style-name="T14">, new_post_path %&gt;</text:span></text:span></text:p>
            </table:table-cell>
          </table:table-row>
        </table:table>
      </text:section>
      <text:p text:style-name="P10"><text:span text:style-name="T3">This link will allow you to bring up the form that lets you create a new post. You should also add a link to this template — </text:span><text:span text:style-name="Source_20_Text"><text:span text:style-name="T11">app/views/posts/new.html.erb</text:span></text:span><text:span text:style-name="T3"> — to go back to the </text:span><text:span text:style-name="Source_20_Text"><text:span text:style-name="T11">index</text:span></text:span><text:span text:style-name="T3"> action. Do this by adding this underneath the form in this template:</text:span></text:p>
      <text:section text:style-name="Sect1" text:name="highlighter_827760">
        <table:table table:name="Table38" table:style-name="Table38">
          <table:table-column table:style-name="Table38.A"/>
          <table:table-row>
            <table:table-cell table:style-name="Table38.A1" office:value-type="string">
              <text:p text:style-name="P20"><text:span text:style-name="Source_20_Text"><text:span text:style-name="T14">&lt;%=</text:span></text:span><text:span text:style-name="T18"> </text:span><text:span text:style-name="Source_20_Text"><text:span text:style-name="T14">form_for </text:span></text:span><text:span text:style-name="Source_20_Text"><text:span text:style-name="T15">:post</text:span></text:span><text:span text:style-name="T18"> </text:span><text:span text:style-name="Source_20_Text"><text:span text:style-name="T19">do</text:span></text:span><text:span text:style-name="T18"> </text:span><text:span text:style-name="Source_20_Text"><text:span text:style-name="T14">|f| %&gt;</text:span></text:span></text:p>
              <text:p text:style-name="P20"><text:span text:style-name="Source_20_Text"><text:span text:style-name="T16">  </text:span></text:span><text:span text:style-name="Source_20_Text"><text:span text:style-name="T14">...</text:span></text:span></text:p>
              <text:p text:style-name="P20"><text:span text:style-name="Source_20_Text"><text:span text:style-name="T14">&lt;%</text:span></text:span><text:span text:style-name="T18"> </text:span><text:span text:style-name="Source_20_Text"><text:span text:style-name="T19">end</text:span></text:span><text:span text:style-name="T18"> </text:span><text:span text:style-name="Source_20_Text"><text:span text:style-name="T14">%&gt;</text:span></text:span></text:p>
              <text:p text:style-name="P22"> </text:p>
              <text:p text:style-name="P21"><text:span text:style-name="Source_20_Text"><text:span text:style-name="T14">&lt;%=</text:span></text:span><text:span text:style-name="T18"> </text:span><text:span text:style-name="Source_20_Text"><text:span text:style-name="T14">link_to </text:span></text:span><text:span text:style-name="Source_20_Text"><text:span text:style-name="T20">'Back'</text:span></text:span><text:span text:style-name="Source_20_Text"><text:span text:style-name="T14">, posts_path %&gt;</text:span></text:span></text:p>
            </table:table-cell>
          </table:table-row>
        </table:table>
      </text:section>
      <text:p text:style-name="P10"><text:span text:style-name="T3">Finally, add another link to the </text:span><text:span text:style-name="Source_20_Text"><text:span text:style-name="T11">app/views/posts/show.html.erb</text:span></text:span><text:span text:style-name="T3"> template to go back to the </text:span><text:span text:style-name="Source_20_Text"><text:span text:style-name="T11">index</text:span></text:span><text:span text:style-name="T3"> action as well, so that people who are viewing a single post can go back and view the whole list again:</text:span></text:p>
      <text:section text:style-name="Sect1" text:name="highlighter_3917">
        <table:table table:name="Table39" table:style-name="Table39">
          <table:table-column table:style-name="Table39.A"/>
          <table:table-row>
            <table:table-cell table:style-name="Table39.A1" office:value-type="string">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itle:&lt;/strong&gt;</text:span></text:span></text:p>
              <text:p text:style-name="P20"><text:soft-page-break/><text:span text:style-name="Source_20_Text"><text:span text:style-name="T16">  </text:span></text:span><text:span text:style-name="Source_20_Text"><text:span text:style-name="T14">&lt;%= @post.title %&gt;</text:span></text:span></text:p>
              <text:p text:style-name="P20"><text:span text:style-name="Source_20_Text"><text:span text:style-name="T14">&lt;/p&gt;</text:span></text:span></text:p>
              <text:p text:style-name="P22"> </text:p>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ext:&lt;/strong&gt;</text:span></text:span></text:p>
              <text:p text:style-name="P20"><text:span text:style-name="Source_20_Text"><text:span text:style-name="T16">  </text:span></text:span><text:span text:style-name="Source_20_Text"><text:span text:style-name="T14">&lt;%= @post.text %&gt;</text:span></text:span></text:p>
              <text:p text:style-name="P20"><text:span text:style-name="Source_20_Text"><text:span text:style-name="T14">&lt;/p&gt;</text:span></text:span></text:p>
              <text:p text:style-name="P22"> </text:p>
              <text:p text:style-name="P21"><text:span text:style-name="Source_20_Text"><text:span text:style-name="T14">&lt;%= link_to 'Back', posts_path %&gt;</text:span></text:span></text:p>
            </table:table-cell>
          </table:table-row>
        </table:table>
      </text:section>
      <text:p text:style-name="P14"><text:span text:style-name="T4">If you want to link to an action in the same controller, you don't need to specify the </text:span><text:span text:style-name="Source_20_Text"><text:span text:style-name="T12">:controller</text:span></text:span><text:span text:style-name="T4"> option, as Rails will use the current controller by default.</text:span></text:p>
      <text:p text:style-name="P15">In development mode (which is what you're working in by default), Rails reloads your application with every browser request, so there's no need to stop and restart the web server when a change is made.</text:p>
      <text:h text:style-name="P18" text:outline-level="4"><text:bookmark text:name="allowing-the-update-of-fields"/>5.10 Allowing the update of fields</text:h>
      <text:p text:style-name="P10"><text:span text:style-name="T3">The model file, </text:span><text:span text:style-name="Source_20_Text"><text:span text:style-name="T11">app/models/post.rb</text:span></text:span><text:span text:style-name="T3"> is about as simple as it can get:</text:span></text:p>
      <text:section text:style-name="Sect1" text:name="highlighter_703557">
        <table:table table:name="Table40" table:style-name="Table40">
          <table:table-column table:style-name="Table40.A"/>
          <table:table-row>
            <table:table-cell table:style-name="Table40.A1" office:value-type="string">
              <text:p text:style-name="P20"><text:span text:style-name="Source_20_Text"><text:span text:style-name="T19">class</text:span></text:span><text:span text:style-name="T18"> </text:span><text:span text:style-name="Source_20_Text"><text:span text:style-name="T14">Post &lt; ActiveRecord::Base</text:span></text:span></text:p>
              <text:p text:style-name="P21"><text:span text:style-name="Source_20_Text"><text:span text:style-name="T19">end</text:span></text:span></text:p>
            </table:table-cell>
          </table:table-row>
        </table:table>
      </text:section>
      <text:p text:style-name="P10"><text:span text:style-name="T3">There isn't much to this file - but note that the </text:span><text:span text:style-name="Source_20_Text"><text:span text:style-name="T11">Post</text:span></text:span><text:span text:style-name="T3"> class inherits from </text:span><text:span text:style-name="Source_20_Text"><text:span text:style-name="T11">ActiveRecord::Base</text:span></text:span><text:span text:style-name="T3">. Active Record supplies a great deal of functionality to your Rails models for free, including basic database CRUD (Create, Read, Update, Destroy) operations, data validation, as well as sophisticated search support and the ability to relate multiple models to one another.</text:span></text:p>
      <text:h text:style-name="P18" text:outline-level="4"><text:bookmark text:name="adding-some-validation"/>5.11 Adding Some Validation</text:h>
      <text:p text:style-name="P10"><text:span text:style-name="T3">Rails includes methods to help you validate the data that you send to models. Open the </text:span><text:span text:style-name="Source_20_Text"><text:span text:style-name="T11">app/models/post.rb</text:span></text:span><text:span text:style-name="T3"> file and edit it:</text:span></text:p>
      <text:section text:style-name="Sect1" text:name="highlighter_814245">
        <table:table table:name="Table41" table:style-name="Table41">
          <table:table-column table:style-name="Table41.A"/>
          <table:table-row>
            <table:table-cell table:style-name="Table41.A1" office:value-type="string">
              <text:p text:style-name="P20"><text:span text:style-name="Source_20_Text"><text:span text:style-name="T19">class</text:span></text:span><text:span text:style-name="T18"> </text:span><text:span text:style-name="Source_20_Text"><text:span text:style-name="T14">Post &lt; ActiveRecord::Base</text:span></text:span></text:p>
              <text:p text:style-name="P20"><text:span text:style-name="Source_20_Text"><text:span text:style-name="T16">  </text:span></text:span><text:span text:style-name="Source_20_Text"><text:span text:style-name="T14">validates </text:span></text:span><text:span text:style-name="Source_20_Text"><text:span text:style-name="T15">:title</text:span></text:span><text:span text:style-name="Source_20_Text"><text:span text:style-name="T14">, presence: </text:span></text:span><text:span text:style-name="Source_20_Text"><text:span text:style-name="T19">true</text:span></text:span><text:span text:style-name="Source_20_Text"><text:span text:style-name="T14">,</text:span></text:span></text:p>
              <text:p text:style-name="P20"><text:span text:style-name="Source_20_Text"><text:span text:style-name="T16">                    </text:span></text:span><text:span text:style-name="Source_20_Text"><text:span text:style-name="T14">length: { minimum: </text:span></text:span><text:span text:style-name="Source_20_Text"><text:span text:style-name="T22">5</text:span></text:span><text:span text:style-name="T18"> </text:span><text:span text:style-name="Source_20_Text"><text:span text:style-name="T14">}</text:span></text:span></text:p>
              <text:p text:style-name="P21"><text:span text:style-name="Source_20_Text"><text:span text:style-name="T19">end</text:span></text:span></text:p>
            </table:table-cell>
          </table:table-row>
        </table:table>
      </text:section>
      <text:p text:style-name="P6"><text:span text:style-name="T3">These changes will ensure that all posts have a title that is at least five characters long. Rails can validate a variety of conditions in a model, including the presence or uniqueness of columns, their format, and the existence of associated objects. Validations are covered in detail in </text:span><text:a xlink:type="simple" xlink:href="http://guides.rubyonrails.org/active_record_validations.html"><text:span text:style-name="T9">Active Record Validations</text:span></text:a></text:p>
      <text:p text:style-name="P10"><text:span text:style-name="T3">With the validation now in place, when you call </text:span><text:span text:style-name="Source_20_Text"><text:span text:style-name="T11">@post.save</text:span></text:span><text:span text:style-name="T3"> on an invalid post, it will return </text:span><text:span text:style-name="Source_20_Text"><text:span text:style-name="T11">false</text:span></text:span><text:span text:style-name="T3">. If you open </text:span><text:span text:style-name="Source_20_Text"><text:span text:style-name="T11">app/controllers/posts_controller.rb</text:span></text:span><text:span text:style-name="T3"> again, you'll notice that we don't check the result of calling </text:span><text:span text:style-name="Source_20_Text"><text:span text:style-name="T11">@post.save</text:span></text:span><text:span text:style-name="T3"> inside the </text:span><text:span text:style-name="Source_20_Text"><text:span text:style-name="T11">create</text:span></text:span><text:span text:style-name="T3"> action. If </text:span><text:span text:style-name="Source_20_Text"><text:span text:style-name="T11">@post.save</text:span></text:span><text:span text:style-name="T3"> fails in this situation, we need to show the form back to the user. To do this, change the </text:span><text:span text:style-name="Source_20_Text"><text:span text:style-name="T11">new</text:span></text:span><text:span text:style-name="T3"> and </text:span><text:span text:style-name="Source_20_Text"><text:span text:style-name="T11">create</text:span></text:span><text:span text:style-name="T3"> actions inside </text:span><text:span text:style-name="Source_20_Text"><text:span text:style-name="T11">app/controllers/posts_controller.rb</text:span></text:span><text:span text:style-name="T3"> to these:</text:span></text:p>
      <text:section text:style-name="Sect1" text:name="highlighter_347572">
        <table:table table:name="Table42" table:style-name="Table42">
          <table:table-column table:style-name="Table42.A"/>
          <table:table-row>
            <table:table-cell table:style-name="Table42.A1" office:value-type="string">
              <text:p text:style-name="P20"><text:span text:style-name="Source_20_Text"><text:span text:style-name="T19">def</text:span></text:span><text:span text:style-name="T18"> </text:span><text:span text:style-name="Source_20_Text"><text:span text:style-name="T19">new</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text:span></text:span><text:span text:style-name="Source_20_Text"><text:span text:style-name="T19">new</text:span></text:span></text:p>
              <text:p text:style-name="P20"><text:span text:style-name="Source_20_Text"><text:span text:style-name="T19">end</text:span></text:span></text:p>
              <text:p text:style-name="P22"> </text:p>
              <text:p text:style-name="P20"><text:soft-page-break/><text:span text:style-name="Source_20_Text"><text:span text:style-name="T19">def</text:span></text:span><text:span text:style-name="T18"> </text:span><text:span text:style-name="Source_20_Text"><text:span text:style-name="T14">create</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text:span></text:span><text:span text:style-name="Source_20_Text"><text:span text:style-name="T19">new</text:span></text:span><text:span text:style-name="Source_20_Text"><text:span text:style-name="T14">(params[</text:span></text:span><text:span text:style-name="Source_20_Text"><text:span text:style-name="T15">:post</text:span></text:span><text:span text:style-name="Source_20_Text"><text:span text:style-name="T14">].permit(</text:span></text:span><text:span text:style-name="Source_20_Text"><text:span text:style-name="T15">:title</text:span></text:span><text:span text:style-name="Source_20_Text"><text:span text:style-name="T14">, </text:span></text:span><text:span text:style-name="Source_20_Text"><text:span text:style-name="T15">:text</text:span></text:span><text:span text:style-name="Source_20_Text"><text:span text:style-name="T14">))</text:span></text:span></text:p>
              <text:p text:style-name="P22"> </text:p>
              <text:p text:style-name="P20"><text:span text:style-name="Source_20_Text"><text:span text:style-name="T16">  </text:span></text:span><text:span text:style-name="Source_20_Text"><text:span text:style-name="T19">if</text:span></text:span><text:span text:style-name="T18"> </text:span><text:span text:style-name="Source_20_Text"><text:span text:style-name="T15">@post</text:span></text:span><text:span text:style-name="Source_20_Text"><text:span text:style-name="T14">.save</text:span></text:span></text:p>
              <text:p text:style-name="P20"><text:span text:style-name="Source_20_Text"><text:span text:style-name="T16">    </text:span></text:span><text:span text:style-name="Source_20_Text"><text:span text:style-name="T14">redirect_to </text:span></text:span><text:span text:style-name="Source_20_Text"><text:span text:style-name="T15">@post</text:span></text:span></text:p>
              <text:p text:style-name="P20"><text:span text:style-name="Source_20_Text"><text:span text:style-name="T16">  </text:span></text:span><text:span text:style-name="Source_20_Text"><text:span text:style-name="T19">else</text:span></text:span></text:p>
              <text:p text:style-name="P20"><text:span text:style-name="Source_20_Text"><text:span text:style-name="T16">    </text:span></text:span><text:span text:style-name="Source_20_Text"><text:span text:style-name="T14">render </text:span></text:span><text:span text:style-name="Source_20_Text"><text:span text:style-name="T20">'new'</text:span></text:span></text:p>
              <text:p text:style-name="P20"><text:span text:style-name="Source_20_Text"><text:span text:style-name="T16">  </text:span></text:span><text:span text:style-name="Source_20_Text"><text:span text:style-name="T19">end</text:span></text:span></text:p>
              <text:p text:style-name="P21"><text:span text:style-name="Source_20_Text"><text:span text:style-name="T19">end</text:span></text:span></text:p>
            </table:table-cell>
          </table:table-row>
        </table:table>
      </text:section>
      <text:p text:style-name="P10"><text:span text:style-name="T3">The </text:span><text:span text:style-name="Source_20_Text"><text:span text:style-name="T11">new</text:span></text:span><text:span text:style-name="T3"> action is now creating a new instance variable called </text:span><text:span text:style-name="Source_20_Text"><text:span text:style-name="T11">@post</text:span></text:span><text:span text:style-name="T3">, and you'll see why that is in just a few moments.</text:span></text:p>
      <text:p text:style-name="P10"><text:span text:style-name="T3">Notice that inside the </text:span><text:span text:style-name="Source_20_Text"><text:span text:style-name="T11">create</text:span></text:span><text:span text:style-name="T3"> action we use </text:span><text:span text:style-name="Source_20_Text"><text:span text:style-name="T11">render</text:span></text:span><text:span text:style-name="T3"> instead of </text:span><text:span text:style-name="Source_20_Text"><text:span text:style-name="T11">redirect_to</text:span></text:span><text:span text:style-name="T3"> when </text:span><text:span text:style-name="Source_20_Text"><text:span text:style-name="T11">save</text:span></text:span><text:span text:style-name="T3"> returns </text:span><text:span text:style-name="Source_20_Text"><text:span text:style-name="T11">false</text:span></text:span><text:span text:style-name="T3">. The </text:span><text:span text:style-name="Source_20_Text"><text:span text:style-name="T11">render</text:span></text:span><text:span text:style-name="T3"> method is used so that the </text:span><text:span text:style-name="Source_20_Text"><text:span text:style-name="T11">@post</text:span></text:span><text:span text:style-name="T3"> object is passed back to the </text:span><text:span text:style-name="Source_20_Text"><text:span text:style-name="T11">new</text:span></text:span><text:span text:style-name="T3"> template when it is rendered. This rendering is done within the same request as the form submission, whereas the </text:span><text:span text:style-name="Source_20_Text"><text:span text:style-name="T11">redirect_to</text:span></text:span><text:span text:style-name="T3"> will tell the browser to issue another request.</text:span></text:p>
      <text:p text:style-name="P10"><text:span text:style-name="T3">If you reload </text:span><text:a xlink:type="simple" xlink:href="http://localhost:3000/posts/new"><text:span text:style-name="T9">http://localhost:3000/posts/new</text:span></text:a><text:span text:style-name="T3"> and try to save a post without a title, Rails will send you back to the form, but that's not very useful. You need to tell the user that something went wrong. To do that, you'll modify </text:span><text:span text:style-name="Source_20_Text"><text:span text:style-name="T11">app/views/posts/new.html.erb</text:span></text:span><text:span text:style-name="T3"> to check for error messages:</text:span></text:p>
      <text:section text:style-name="Sect1" text:name="highlighter_911480">
        <table:table table:name="Table43" table:style-name="Table43">
          <table:table-column table:style-name="Table43.A"/>
          <table:table-row>
            <table:table-cell table:style-name="Table43.A1" office:value-type="string">
              <text:p text:style-name="P20"><text:span text:style-name="Source_20_Text"><text:span text:style-name="T14">&lt;%= form_for :post, url: posts_path do |f| %&gt;</text:span></text:span></text:p>
              <text:p text:style-name="P20"><text:span text:style-name="Source_20_Text"><text:span text:style-name="T16">  </text:span></text:span><text:span text:style-name="Source_20_Text"><text:span text:style-name="T14">&lt;% if @post.errors.any? %&gt;</text:span></text:span></text:p>
              <text:p text:style-name="P20"><text:span text:style-name="Source_20_Text"><text:span text:style-name="T16">  </text:span></text:span><text:span text:style-name="Source_20_Text"><text:span text:style-name="T14">&lt;div id="error_explanation"&gt;</text:span></text:span></text:p>
              <text:p text:style-name="P20"><text:span text:style-name="Source_20_Text"><text:span text:style-name="T16">    </text:span></text:span><text:span text:style-name="Source_20_Text"><text:span text:style-name="T14">&lt;h2&gt;&lt;%= pluralize(@post.errors.count, "error") %&gt; prohibited</text:span></text:span></text:p>
              <text:p text:style-name="P20"><text:span text:style-name="Source_20_Text"><text:span text:style-name="T16">      </text:span></text:span><text:span text:style-name="Source_20_Text"><text:span text:style-name="T14">this post from being saved:&lt;/h2&gt;</text:span></text:span></text:p>
              <text:p text:style-name="P20"><text:span text:style-name="Source_20_Text"><text:span text:style-name="T16">    </text:span></text:span><text:span text:style-name="Source_20_Text"><text:span text:style-name="T14">&lt;ul&gt;</text:span></text:span></text:p>
              <text:p text:style-name="P20"><text:span text:style-name="Source_20_Text"><text:span text:style-name="T16">    </text:span></text:span><text:span text:style-name="Source_20_Text"><text:span text:style-name="T14">&lt;% @post.errors.full_messages.each do |msg| %&gt;</text:span></text:span></text:p>
              <text:p text:style-name="P20"><text:span text:style-name="Source_20_Text"><text:span text:style-name="T16">      </text:span></text:span><text:span text:style-name="Source_20_Text"><text:span text:style-name="T14">&lt;li&gt;&lt;%= msg %&gt;&lt;/li&gt;</text:span></text:span></text:p>
              <text:p text:style-name="P20"><text:span text:style-name="Source_20_Text"><text:span text:style-name="T16">    </text:span></text:span><text:span text:style-name="Source_20_Text"><text:span text:style-name="T14">&lt;% end %&gt;</text:span></text:span></text:p>
              <text:p text:style-name="P20"><text:span text:style-name="Source_20_Text"><text:span text:style-name="T16">    </text:span></text:span><text:span text:style-name="Source_20_Text"><text:span text:style-name="T14">&lt;/ul&gt;</text:span></text:span></text:p>
              <text:p text:style-name="P20"><text:span text:style-name="Source_20_Text"><text:span text:style-name="T16">  </text:span></text:span><text:span text:style-name="Source_20_Text"><text:span text:style-name="T14">&lt;/div&gt;</text:span></text:span></text:p>
              <text:p text:style-name="P20"><text:span text:style-name="Source_20_Text"><text:span text:style-name="T16">  </text:span></text:span><text:span text:style-name="Source_20_Text"><text:span text:style-name="T14">&lt;% end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title %&gt;&lt;br&gt;</text:span></text:span></text:p>
              <text:p text:style-name="P20"><text:span text:style-name="Source_20_Text"><text:span text:style-name="T16">    </text:span></text:span><text:span text:style-name="Source_20_Text"><text:span text:style-name="T14">&lt;%= f.text_field :title %&gt;</text:span></text:span></text:p>
              <text:p text:style-name="P20"><text:span text:style-name="Source_20_Text"><text:span text:style-name="T16">  </text:span></text:span><text:span text:style-name="Source_20_Text"><text:span text:style-name="T14">&lt;/p&gt;</text:span></text:span></text:p>
              <text:p text:style-name="P22"> </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text %&gt;&lt;br&gt;</text:span></text:span></text:p>
              <text:p text:style-name="P20"><text:span text:style-name="Source_20_Text"><text:span text:style-name="T16">    </text:span></text:span><text:span text:style-name="Source_20_Text"><text:span text:style-name="T14">&lt;%= f.text_area :text %&gt;</text:span></text:span></text:p>
              <text:p text:style-name="P20"><text:span text:style-name="Source_20_Text"><text:span text:style-name="T16">  </text:span></text:span><text:span text:style-name="Source_20_Text"><text:span text:style-name="T14">&lt;/p&gt;</text:span></text:span></text:p>
              <text:p text:style-name="P22"> </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submit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4">&lt;% end %&gt;</text:span></text:span></text:p>
              <text:p text:style-name="P22"> </text:p>
              <text:p text:style-name="P21"><text:span text:style-name="Source_20_Text"><text:span text:style-name="T14">&lt;%= link_to 'Back', posts_path %&gt;</text:span></text:span></text:p>
            </table:table-cell>
          </table:table-row>
        </table:table>
      </text:section>
      <text:p text:style-name="P10"><text:span text:style-name="T3">A few things are going on. We check if there are any errors with </text:span><text:span text:style-name="Source_20_Text"><text:span text:style-name="T11">@post.errors.any?</text:span></text:span><text:span text:style-name="T3">, and in that case </text:span><text:soft-page-break/><text:span text:style-name="T3">we show a list of all errors with </text:span><text:span text:style-name="Source_20_Text"><text:span text:style-name="T11">@post.errors.full_messages</text:span></text:span><text:span text:style-name="T3">.</text:span></text:p>
      <text:p text:style-name="P10"><text:span text:style-name="Source_20_Text"><text:span text:style-name="T11">pluralize</text:span></text:span><text:span text:style-name="T3"> is a rails helper that takes a number and a string as its arguments. If the number is greater than one, the string will be automatically pluralized.</text:span></text:p>
      <text:p text:style-name="P10"><text:span text:style-name="T3">The reason why we added </text:span><text:span text:style-name="Source_20_Text"><text:span text:style-name="T11">@post = Post.new</text:span></text:span><text:span text:style-name="T3"> in </text:span><text:span text:style-name="Source_20_Text"><text:span text:style-name="T11">posts_controller</text:span></text:span><text:span text:style-name="T3"> is that otherwise </text:span><text:span text:style-name="Source_20_Text"><text:span text:style-name="T11">@post</text:span></text:span><text:span text:style-name="T3">would be </text:span><text:span text:style-name="Source_20_Text"><text:span text:style-name="T11">nil</text:span></text:span><text:span text:style-name="T3"> in our view, and calling </text:span><text:span text:style-name="Source_20_Text"><text:span text:style-name="T11">@post.errors.any?</text:span></text:span><text:span text:style-name="T3"> would throw an error.</text:span></text:p>
      <text:p text:style-name="P14"><text:span text:style-name="T4">Rails automatically wraps fields that contain an error with a div with class </text:span><text:span text:style-name="Source_20_Text"><text:span text:style-name="T12">field_with_errors</text:span></text:span><text:span text:style-name="T4">. You can define a css rule to make them standout.</text:span></text:p>
      <text:p text:style-name="P6"><text:span text:style-name="T3">Now you'll get a nice error message when saving a post without title when you attempt to do just that on the new post form </text:span><text:a xlink:type="simple" xlink:href="http://localhost:3000/posts/new"><text:span text:style-name="T9">(http://localhost:3000/posts/new)</text:span></text:a><text:span text:style-name="T3">.</text:span></text:p>
      <text:p text:style-name="P5"><draw:frame draw:style-name="fr1" draw:name="graphics9" text:anchor-type="as-char" svg:width="0.7862in" svg:height="0.3929in" draw:z-index="8"><draw:image xlink:href="http://guides.rubyonrails.org/images/getting_started/form_with_errors.png" xlink:type="simple" xlink:show="embed" xlink:actuate="onLoad"/><svg:title>Form With Errors</svg:title></draw:frame></text:p>
      <text:h text:style-name="P18" text:outline-level="4"><text:bookmark text:name="updating-posts"/>5.12 Updating Posts</text:h>
      <text:p text:style-name="P1">We've covered the "CR" part of CRUD. Now let's focus on the "U" part, updating posts.</text:p>
      <text:p text:style-name="P10"><text:span text:style-name="T3">The first step we'll take is adding an </text:span><text:span text:style-name="Source_20_Text"><text:span text:style-name="T11">edit</text:span></text:span><text:span text:style-name="T3"> action to </text:span><text:span text:style-name="Source_20_Text"><text:span text:style-name="T11">posts_controller</text:span></text:span><text:span text:style-name="T3">.</text:span></text:p>
      <text:section text:style-name="Sect1" text:name="highlighter_983588">
        <table:table table:name="Table44" table:style-name="Table44">
          <table:table-column table:style-name="Table44.A"/>
          <table:table-row>
            <table:table-cell table:style-name="Table44.A1" office:value-type="string">
              <text:p text:style-name="P20"><text:span text:style-name="Source_20_Text"><text:span text:style-name="T19">def</text:span></text:span><text:span text:style-name="T18"> </text:span><text:span text:style-name="Source_20_Text"><text:span text:style-name="T14">edit</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find(params[</text:span></text:span><text:span text:style-name="Source_20_Text"><text:span text:style-name="T15">:id</text:span></text:span><text:span text:style-name="Source_20_Text"><text:span text:style-name="T14">])</text:span></text:span></text:p>
              <text:p text:style-name="P21"><text:span text:style-name="Source_20_Text"><text:span text:style-name="T19">end</text:span></text:span></text:p>
            </table:table-cell>
          </table:table-row>
        </table:table>
      </text:section>
      <text:p text:style-name="P10"><text:span text:style-name="T3">The view will contain a form similar to the one we used when creating new posts. Create a file called </text:span><text:span text:style-name="Source_20_Text"><text:span text:style-name="T11">app/views/posts/edit.html.erb</text:span></text:span><text:span text:style-name="T3"> and make it look as follows:</text:span></text:p>
      <text:section text:style-name="Sect1" text:name="highlighter_653248">
        <table:table table:name="Table45" table:style-name="Table45">
          <table:table-column table:style-name="Table45.A"/>
          <table:table-row>
            <table:table-cell table:style-name="Table45.A1" office:value-type="string">
              <text:p text:style-name="P20"><text:span text:style-name="Source_20_Text"><text:span text:style-name="T14">&lt;h1&gt;Editing post&lt;/h1&gt;</text:span></text:span></text:p>
              <text:p text:style-name="P22"> </text:p>
              <text:p text:style-name="P20"><text:span text:style-name="Source_20_Text"><text:span text:style-name="T14">&lt;%= form_for :post, url: post_path(@post), method: :patch do |f| %&gt;</text:span></text:span></text:p>
              <text:p text:style-name="P20"><text:span text:style-name="Source_20_Text"><text:span text:style-name="T16">  </text:span></text:span><text:span text:style-name="Source_20_Text"><text:span text:style-name="T14">&lt;% if @post.errors.any? %&gt;</text:span></text:span></text:p>
              <text:p text:style-name="P20"><text:span text:style-name="Source_20_Text"><text:span text:style-name="T16">  </text:span></text:span><text:span text:style-name="Source_20_Text"><text:span text:style-name="T14">&lt;div id="error_explanation"&gt;</text:span></text:span></text:p>
              <text:p text:style-name="P20"><text:span text:style-name="Source_20_Text"><text:span text:style-name="T16">    </text:span></text:span><text:span text:style-name="Source_20_Text"><text:span text:style-name="T14">&lt;h2&gt;&lt;%= pluralize(@post.errors.count, "error") %&gt; prohibited</text:span></text:span></text:p>
              <text:p text:style-name="P20"><text:span text:style-name="Source_20_Text"><text:span text:style-name="T16">      </text:span></text:span><text:span text:style-name="Source_20_Text"><text:span text:style-name="T14">this post from being saved:&lt;/h2&gt;</text:span></text:span></text:p>
              <text:p text:style-name="P20"><text:span text:style-name="Source_20_Text"><text:span text:style-name="T16">    </text:span></text:span><text:span text:style-name="Source_20_Text"><text:span text:style-name="T14">&lt;ul&gt;</text:span></text:span></text:p>
              <text:p text:style-name="P20"><text:span text:style-name="Source_20_Text"><text:span text:style-name="T16">    </text:span></text:span><text:span text:style-name="Source_20_Text"><text:span text:style-name="T14">&lt;% @post.errors.full_messages.each do |msg| %&gt;</text:span></text:span></text:p>
              <text:p text:style-name="P20"><text:span text:style-name="Source_20_Text"><text:span text:style-name="T16">      </text:span></text:span><text:span text:style-name="Source_20_Text"><text:span text:style-name="T14">&lt;li&gt;&lt;%= msg %&gt;&lt;/li&gt;</text:span></text:span></text:p>
              <text:p text:style-name="P20"><text:span text:style-name="Source_20_Text"><text:span text:style-name="T16">    </text:span></text:span><text:span text:style-name="Source_20_Text"><text:span text:style-name="T14">&lt;% end %&gt;</text:span></text:span></text:p>
              <text:p text:style-name="P20"><text:span text:style-name="Source_20_Text"><text:span text:style-name="T16">    </text:span></text:span><text:span text:style-name="Source_20_Text"><text:span text:style-name="T14">&lt;/ul&gt;</text:span></text:span></text:p>
              <text:p text:style-name="P20"><text:span text:style-name="Source_20_Text"><text:span text:style-name="T16">  </text:span></text:span><text:span text:style-name="Source_20_Text"><text:span text:style-name="T14">&lt;/div&gt;</text:span></text:span></text:p>
              <text:p text:style-name="P20"><text:span text:style-name="Source_20_Text"><text:span text:style-name="T16">  </text:span></text:span><text:span text:style-name="Source_20_Text"><text:span text:style-name="T14">&lt;% end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title %&gt;&lt;br&gt;</text:span></text:span></text:p>
              <text:p text:style-name="P20"><text:span text:style-name="Source_20_Text"><text:span text:style-name="T16">    </text:span></text:span><text:span text:style-name="Source_20_Text"><text:span text:style-name="T14">&lt;%= f.text_field :title %&gt;</text:span></text:span></text:p>
              <text:p text:style-name="P20"><text:span text:style-name="Source_20_Text"><text:span text:style-name="T16">  </text:span></text:span><text:span text:style-name="Source_20_Text"><text:span text:style-name="T14">&lt;/p&gt;</text:span></text:span></text:p>
              <text:p text:style-name="P22"> </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text %&gt;&lt;br&gt;</text:span></text:span></text:p>
              <text:p text:style-name="P20"><text:span text:style-name="Source_20_Text"><text:span text:style-name="T16">    </text:span></text:span><text:span text:style-name="Source_20_Text"><text:span text:style-name="T14">&lt;%= f.text_area :text %&gt;</text:span></text:span></text:p>
              <text:p text:style-name="P20"><text:span text:style-name="Source_20_Text"><text:span text:style-name="T16">  </text:span></text:span><text:span text:style-name="Source_20_Text"><text:span text:style-name="T14">&lt;/p&gt;</text:span></text:span></text:p>
              <text:p text:style-name="P22"> </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submit %&gt;</text:span></text:span></text:p>
              <text:p text:style-name="P20"><text:soft-page-break/><text:span text:style-name="Source_20_Text"><text:span text:style-name="T16">  </text:span></text:span><text:span text:style-name="Source_20_Text"><text:span text:style-name="T14">&lt;/p&gt;</text:span></text:span></text:p>
              <text:p text:style-name="P20"><text:span text:style-name="Source_20_Text"><text:span text:style-name="T14">&lt;% end %&gt;</text:span></text:span></text:p>
              <text:p text:style-name="P22"> </text:p>
              <text:p text:style-name="P21"><text:span text:style-name="Source_20_Text"><text:span text:style-name="T14">&lt;%= link_to 'Back', posts_path %&gt;</text:span></text:span></text:p>
            </table:table-cell>
          </table:table-row>
        </table:table>
      </text:section>
      <text:p text:style-name="P10"><text:span text:style-name="T3">This time we point the form to the </text:span><text:span text:style-name="Source_20_Text"><text:span text:style-name="T11">update</text:span></text:span><text:span text:style-name="T3"> action, which is not defined yet but will be very soon.</text:span></text:p>
      <text:p text:style-name="P10"><text:span text:style-name="T3">The </text:span><text:span text:style-name="Source_20_Text"><text:span text:style-name="T11">method: :patch</text:span></text:span><text:span text:style-name="T3"> option tells Rails that we want this form to be submitted via the </text:span><text:span text:style-name="Source_20_Text"><text:span text:style-name="T11">PATCH</text:span></text:span><text:span text:style-name="T3"> HTTP method which is the HTTP method you're expected to use to </text:span><text:span text:style-name="Strong_20_Emphasis"><text:span text:style-name="T7">update</text:span></text:span><text:span text:style-name="T3"> resources according to the REST protocol.</text:span></text:p>
      <text:p text:style-name="P14"><text:span text:style-name="T4">By default forms built with the </text:span><text:span text:style-name="Emphasis"><text:span text:style-name="T8">form_for</text:span></text:span><text:span text:style-name="T4"> helper are sent via </text:span><text:span text:style-name="Source_20_Text"><text:span text:style-name="T12">POST</text:span></text:span><text:span text:style-name="T4">.</text:span></text:p>
      <text:p text:style-name="P10"><text:span text:style-name="T3">Next we need to create the </text:span><text:span text:style-name="Source_20_Text"><text:span text:style-name="T11">update</text:span></text:span><text:span text:style-name="T3"> action in </text:span><text:span text:style-name="Source_20_Text"><text:span text:style-name="T11">app/controllers/posts_controller.rb</text:span></text:span><text:span text:style-name="T3">:</text:span></text:p>
      <text:section text:style-name="Sect1" text:name="highlighter_317197">
        <table:table table:name="Table46" table:style-name="Table46">
          <table:table-column table:style-name="Table46.A"/>
          <table:table-row>
            <table:table-cell table:style-name="Table46.A1" office:value-type="string">
              <text:p text:style-name="P20"><text:span text:style-name="Source_20_Text"><text:span text:style-name="T19">def</text:span></text:span><text:span text:style-name="T18"> </text:span><text:span text:style-name="Source_20_Text"><text:span text:style-name="T14">update</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find(params[</text:span></text:span><text:span text:style-name="Source_20_Text"><text:span text:style-name="T15">:id</text:span></text:span><text:span text:style-name="Source_20_Text"><text:span text:style-name="T14">])</text:span></text:span></text:p>
              <text:p text:style-name="P22"> </text:p>
              <text:p text:style-name="P20"><text:span text:style-name="Source_20_Text"><text:span text:style-name="T16">  </text:span></text:span><text:span text:style-name="Source_20_Text"><text:span text:style-name="T19">if</text:span></text:span><text:span text:style-name="T18"> </text:span><text:span text:style-name="Source_20_Text"><text:span text:style-name="T15">@post</text:span></text:span><text:span text:style-name="Source_20_Text"><text:span text:style-name="T14">.update(params[</text:span></text:span><text:span text:style-name="Source_20_Text"><text:span text:style-name="T15">:post</text:span></text:span><text:span text:style-name="Source_20_Text"><text:span text:style-name="T14">].permit(</text:span></text:span><text:span text:style-name="Source_20_Text"><text:span text:style-name="T15">:title</text:span></text:span><text:span text:style-name="Source_20_Text"><text:span text:style-name="T14">, </text:span></text:span><text:span text:style-name="Source_20_Text"><text:span text:style-name="T15">:text</text:span></text:span><text:span text:style-name="Source_20_Text"><text:span text:style-name="T14">))</text:span></text:span></text:p>
              <text:p text:style-name="P20"><text:span text:style-name="Source_20_Text"><text:span text:style-name="T16">    </text:span></text:span><text:span text:style-name="Source_20_Text"><text:span text:style-name="T14">redirect_to </text:span></text:span><text:span text:style-name="Source_20_Text"><text:span text:style-name="T15">@post</text:span></text:span></text:p>
              <text:p text:style-name="P20"><text:span text:style-name="Source_20_Text"><text:span text:style-name="T16">  </text:span></text:span><text:span text:style-name="Source_20_Text"><text:span text:style-name="T19">else</text:span></text:span></text:p>
              <text:p text:style-name="P20"><text:span text:style-name="Source_20_Text"><text:span text:style-name="T16">    </text:span></text:span><text:span text:style-name="Source_20_Text"><text:span text:style-name="T14">render </text:span></text:span><text:span text:style-name="Source_20_Text"><text:span text:style-name="T20">'edit'</text:span></text:span></text:p>
              <text:p text:style-name="P20"><text:span text:style-name="Source_20_Text"><text:span text:style-name="T16">  </text:span></text:span><text:span text:style-name="Source_20_Text"><text:span text:style-name="T19">end</text:span></text:span></text:p>
              <text:p text:style-name="P21"><text:span text:style-name="Source_20_Text"><text:span text:style-name="T19">end</text:span></text:span></text:p>
            </table:table-cell>
          </table:table-row>
        </table:table>
      </text:section>
      <text:p text:style-name="P10"><text:span text:style-name="T3">The new method, </text:span><text:span text:style-name="Source_20_Text"><text:span text:style-name="T11">update</text:span></text:span><text:span text:style-name="T3">, is used when you want to update a record that already exists, and it accepts a hash containing the attributes that you want to update. As before, if there was an error updating the post we want to show the form back to the user.</text:span></text:p>
      <text:p text:style-name="P14"><text:span text:style-name="T4">You don't need to pass all attributes to </text:span><text:span text:style-name="Source_20_Text"><text:span text:style-name="T12">update</text:span></text:span><text:span text:style-name="T4">. For example, if you'd call </text:span><text:span text:style-name="Source_20_Text"><text:span text:style-name="T12">@post.update(title: 'A new title')</text:span></text:span><text:span text:style-name="T4"> Rails would only update the </text:span><text:span text:style-name="Source_20_Text"><text:span text:style-name="T12">title</text:span></text:span><text:span text:style-name="T4"> attribute, leaving all other attributes untouched.</text:span></text:p>
      <text:p text:style-name="P10"><text:span text:style-name="T3">Finally, we want to show a link to the </text:span><text:span text:style-name="Source_20_Text"><text:span text:style-name="T11">edit</text:span></text:span><text:span text:style-name="T3"> action in the list of all the posts, so let's add that now to </text:span><text:span text:style-name="Source_20_Text"><text:span text:style-name="T11">app/views/posts/index.html.erb</text:span></text:span><text:span text:style-name="T3"> to make it appear next to the "Show" link:</text:span></text:p>
      <text:section text:style-name="Sect1" text:name="highlighter_704175">
        <table:table table:name="Table47" table:style-name="Table47">
          <table:table-column table:style-name="Table47.A"/>
          <table:table-row>
            <table:table-cell table:style-name="Table47.A1" office:value-type="string">
              <text:p text:style-name="P20"><text:span text:style-name="Source_20_Text"><text:span text:style-name="T14">&lt;table&gt;</text:span></text:span></text:p>
              <text:p text:style-name="P20"><text:span text:style-name="Source_20_Text"><text:span text:style-name="T16">  </text:span></text:span><text:span text:style-name="Source_20_Text"><text:span text:style-name="T14">&lt;tr&gt;</text:span></text:span></text:p>
              <text:p text:style-name="P20"><text:span text:style-name="Source_20_Text"><text:span text:style-name="T16">    </text:span></text:span><text:span text:style-name="Source_20_Text"><text:span text:style-name="T14">&lt;th&gt;Title&lt;/th&gt;</text:span></text:span></text:p>
              <text:p text:style-name="P20"><text:span text:style-name="Source_20_Text"><text:span text:style-name="T16">    </text:span></text:span><text:span text:style-name="Source_20_Text"><text:span text:style-name="T14">&lt;th&gt;Text&lt;/th&gt;</text:span></text:span></text:p>
              <text:p text:style-name="P20"><text:span text:style-name="Source_20_Text"><text:span text:style-name="T16">    </text:span></text:span><text:span text:style-name="Source_20_Text"><text:span text:style-name="T14">&lt;th&gt;&lt;/th&gt;</text:span></text:span></text:p>
              <text:p text:style-name="P20"><text:span text:style-name="Source_20_Text"><text:span text:style-name="T16">    </text:span></text:span><text:span text:style-name="Source_20_Text"><text:span text:style-name="T14">&lt;th&gt;&lt;/th&gt;</text:span></text:span></text:p>
              <text:p text:style-name="P20"><text:span text:style-name="Source_20_Text"><text:span text:style-name="T16">  </text:span></text:span><text:span text:style-name="Source_20_Text"><text:span text:style-name="T14">&lt;/tr&gt;</text:span></text:span></text:p>
              <text:p text:style-name="P22"> </text:p>
              <text:p text:style-name="P20"><text:span text:style-name="Source_20_Text"><text:span text:style-name="T14">&lt;% @posts.each do |post| %&gt;</text:span></text:span></text:p>
              <text:p text:style-name="P20"><text:span text:style-name="Source_20_Text"><text:span text:style-name="T16">  </text:span></text:span><text:span text:style-name="Source_20_Text"><text:span text:style-name="T14">&lt;tr&gt;</text:span></text:span></text:p>
              <text:p text:style-name="P20"><text:span text:style-name="Source_20_Text"><text:span text:style-name="T16">    </text:span></text:span><text:span text:style-name="Source_20_Text"><text:span text:style-name="T14">&lt;td&gt;&lt;%= post.title %&gt;&lt;/td&gt;</text:span></text:span></text:p>
              <text:p text:style-name="P20"><text:span text:style-name="Source_20_Text"><text:span text:style-name="T16">    </text:span></text:span><text:span text:style-name="Source_20_Text"><text:span text:style-name="T14">&lt;td&gt;&lt;%= post.text %&gt;&lt;/td&gt;</text:span></text:span></text:p>
              <text:p text:style-name="P20"><text:span text:style-name="Source_20_Text"><text:span text:style-name="T16">    </text:span></text:span><text:span text:style-name="Source_20_Text"><text:span text:style-name="T14">&lt;td&gt;&lt;%= link_to 'Show', post %&gt;&lt;/td&gt;</text:span></text:span></text:p>
              <text:p text:style-name="P20"><text:span text:style-name="Source_20_Text"><text:span text:style-name="T16">    </text:span></text:span><text:span text:style-name="Source_20_Text"><text:span text:style-name="T14">&lt;td&gt;&lt;%= link_to 'Edit', edit_post_path(post) %&gt;&lt;/td&gt;</text:span></text:span></text:p>
              <text:p text:style-name="P20"><text:span text:style-name="Source_20_Text"><text:span text:style-name="T16">  </text:span></text:span><text:span text:style-name="Source_20_Text"><text:span text:style-name="T14">&lt;/tr&gt;</text:span></text:span></text:p>
              <text:p text:style-name="P20"><text:span text:style-name="Source_20_Text"><text:span text:style-name="T14">&lt;% end %&gt;</text:span></text:span></text:p>
              <text:p text:style-name="P21"><text:span text:style-name="Source_20_Text"><text:span text:style-name="T14">&lt;/table&gt;</text:span></text:span></text:p>
            </table:table-cell>
          </table:table-row>
        </table:table>
      </text:section>
      <text:p text:style-name="P10"><text:span text:style-name="T3">And we'll also add one to the </text:span><text:span text:style-name="Source_20_Text"><text:span text:style-name="T11">app/views/posts/show.html.erb</text:span></text:span><text:span text:style-name="T3"> template as well, so that there's also an "Edit" link on a post's page. Add this at the bottom of the template:</text:span></text:p>
      <text:section text:style-name="Sect1" text:name="highlighter_193949">
        <table:table table:name="Table48" table:style-name="Table48">
          <table:table-column table:style-name="Table48.A"/>
          <text:soft-page-break/>
          <table:table-row>
            <table:table-cell table:style-name="Table48.A1" office:value-type="string">
              <text:p text:style-name="P20"><text:span text:style-name="Source_20_Text"><text:span text:style-name="T14">...</text:span></text:span></text:p>
              <text:p text:style-name="P22"> </text:p>
              <text:p text:style-name="P20"><text:span text:style-name="Source_20_Text"><text:span text:style-name="T14">&lt;%= link_to 'Back', posts_path %&gt;</text:span></text:span></text:p>
              <text:p text:style-name="P21"><text:span text:style-name="Source_20_Text"><text:span text:style-name="T14">| &lt;%= link_to 'Edit', edit_post_path(@post) %&gt;</text:span></text:span></text:p>
            </table:table-cell>
          </table:table-row>
        </table:table>
      </text:section>
      <text:p text:style-name="P1">And here's how our app looks so far:</text:p>
      <text:p text:style-name="P5"><draw:frame draw:style-name="fr1" draw:name="graphics10" text:anchor-type="as-char" svg:width="0.7862in" svg:height="0.3929in" draw:z-index="9"><draw:image xlink:href="http://guides.rubyonrails.org/images/getting_started/index_action_with_edit_link.png" xlink:type="simple" xlink:show="embed" xlink:actuate="onLoad"/><svg:title>Index action with edit link</svg:title></draw:frame></text:p>
      <text:h text:style-name="P18" text:outline-level="4"><text:bookmark text:name="using-partials-to-clean-up-duplication-in-views"/>5.13 Using partials to clean up duplication in views</text:h>
      <text:p text:style-name="P10"><text:span text:style-name="T3">Our </text:span><text:span text:style-name="Source_20_Text"><text:span text:style-name="T11">edit</text:span></text:span><text:span text:style-name="T3"> page looks very similar to the </text:span><text:span text:style-name="Source_20_Text"><text:span text:style-name="T11">new</text:span></text:span><text:span text:style-name="T3"> page, in fact they both share the same code for displaying the form. Let's remove some duplication by using a view partial. By convention, partial files are prefixed by an underscore.</text:span></text:p>
      <text:p text:style-name="P12"><text:span text:style-name="T4">You can read more about partials in the </text:span><text:a xlink:type="simple" xlink:href="http://guides.rubyonrails.org/layouts_and_rendering.html"><text:span text:style-name="T9">Layouts and Rendering in Rails</text:span></text:a><text:span text:style-name="T4"> guide.</text:span></text:p>
      <text:p text:style-name="P10"><text:span text:style-name="T3">Create a new file </text:span><text:span text:style-name="Source_20_Text"><text:span text:style-name="T11">app/views/posts/_form.html.erb</text:span></text:span><text:span text:style-name="T3"> with the following content:</text:span></text:p>
      <text:section text:style-name="Sect1" text:name="highlighter_838398">
        <table:table table:name="Table49" table:style-name="Table49">
          <table:table-column table:style-name="Table49.A"/>
          <table:table-row>
            <table:table-cell table:style-name="Table49.A1" office:value-type="string">
              <text:p text:style-name="P20"><text:span text:style-name="Source_20_Text"><text:span text:style-name="T14">&lt;%= form_for @post do |f| %&gt;</text:span></text:span></text:p>
              <text:p text:style-name="P20"><text:span text:style-name="Source_20_Text"><text:span text:style-name="T16">  </text:span></text:span><text:span text:style-name="Source_20_Text"><text:span text:style-name="T14">&lt;% if @post.errors.any? %&gt;</text:span></text:span></text:p>
              <text:p text:style-name="P20"><text:span text:style-name="Source_20_Text"><text:span text:style-name="T16">  </text:span></text:span><text:span text:style-name="Source_20_Text"><text:span text:style-name="T14">&lt;div id="error_explanation"&gt;</text:span></text:span></text:p>
              <text:p text:style-name="P20"><text:span text:style-name="Source_20_Text"><text:span text:style-name="T16">    </text:span></text:span><text:span text:style-name="Source_20_Text"><text:span text:style-name="T14">&lt;h2&gt;&lt;%= pluralize(@post.errors.count, "error") %&gt; prohibited</text:span></text:span></text:p>
              <text:p text:style-name="P20"><text:span text:style-name="Source_20_Text"><text:span text:style-name="T16">      </text:span></text:span><text:span text:style-name="Source_20_Text"><text:span text:style-name="T14">this post from being saved:&lt;/h2&gt;</text:span></text:span></text:p>
              <text:p text:style-name="P20"><text:span text:style-name="Source_20_Text"><text:span text:style-name="T16">    </text:span></text:span><text:span text:style-name="Source_20_Text"><text:span text:style-name="T14">&lt;ul&gt;</text:span></text:span></text:p>
              <text:p text:style-name="P20"><text:span text:style-name="Source_20_Text"><text:span text:style-name="T16">    </text:span></text:span><text:span text:style-name="Source_20_Text"><text:span text:style-name="T14">&lt;% @post.errors.full_messages.each do |msg| %&gt;</text:span></text:span></text:p>
              <text:p text:style-name="P20"><text:span text:style-name="Source_20_Text"><text:span text:style-name="T16">      </text:span></text:span><text:span text:style-name="Source_20_Text"><text:span text:style-name="T14">&lt;li&gt;&lt;%= msg %&gt;&lt;/li&gt;</text:span></text:span></text:p>
              <text:p text:style-name="P20"><text:span text:style-name="Source_20_Text"><text:span text:style-name="T16">    </text:span></text:span><text:span text:style-name="Source_20_Text"><text:span text:style-name="T14">&lt;% end %&gt;</text:span></text:span></text:p>
              <text:p text:style-name="P20"><text:span text:style-name="Source_20_Text"><text:span text:style-name="T16">    </text:span></text:span><text:span text:style-name="Source_20_Text"><text:span text:style-name="T14">&lt;/ul&gt;</text:span></text:span></text:p>
              <text:p text:style-name="P20"><text:span text:style-name="Source_20_Text"><text:span text:style-name="T16">  </text:span></text:span><text:span text:style-name="Source_20_Text"><text:span text:style-name="T14">&lt;/div&gt;</text:span></text:span></text:p>
              <text:p text:style-name="P20"><text:span text:style-name="Source_20_Text"><text:span text:style-name="T16">  </text:span></text:span><text:span text:style-name="Source_20_Text"><text:span text:style-name="T14">&lt;% end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title %&gt;&lt;br&gt;</text:span></text:span></text:p>
              <text:p text:style-name="P20"><text:span text:style-name="Source_20_Text"><text:span text:style-name="T16">    </text:span></text:span><text:span text:style-name="Source_20_Text"><text:span text:style-name="T14">&lt;%= f.text_field :title %&gt;</text:span></text:span></text:p>
              <text:p text:style-name="P20"><text:span text:style-name="Source_20_Text"><text:span text:style-name="T16">  </text:span></text:span><text:span text:style-name="Source_20_Text"><text:span text:style-name="T14">&lt;/p&gt;</text:span></text:span></text:p>
              <text:p text:style-name="P22"> </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text %&gt;&lt;br&gt;</text:span></text:span></text:p>
              <text:p text:style-name="P20"><text:span text:style-name="Source_20_Text"><text:span text:style-name="T16">    </text:span></text:span><text:span text:style-name="Source_20_Text"><text:span text:style-name="T14">&lt;%= f.text_area :text %&gt;</text:span></text:span></text:p>
              <text:p text:style-name="P20"><text:span text:style-name="Source_20_Text"><text:span text:style-name="T16">  </text:span></text:span><text:span text:style-name="Source_20_Text"><text:span text:style-name="T14">&lt;/p&gt;</text:span></text:span></text:p>
              <text:p text:style-name="P22"> </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submit %&gt;</text:span></text:span></text:p>
              <text:p text:style-name="P20"><text:span text:style-name="Source_20_Text"><text:span text:style-name="T16">  </text:span></text:span><text:span text:style-name="Source_20_Text"><text:span text:style-name="T14">&lt;/p&gt;</text:span></text:span></text:p>
              <text:p text:style-name="P21"><text:span text:style-name="Source_20_Text"><text:span text:style-name="T14">&lt;% end %&gt;</text:span></text:span></text:p>
            </table:table-cell>
          </table:table-row>
        </table:table>
      </text:section>
      <text:p text:style-name="P10"><text:span text:style-name="T3">Everything except for the </text:span><text:span text:style-name="Source_20_Text"><text:span text:style-name="T11">form_for</text:span></text:span><text:span text:style-name="T3"> declaration remained the same. How </text:span><text:span text:style-name="Source_20_Text"><text:span text:style-name="T11">form_for</text:span></text:span><text:span text:style-name="T3"> can figure out the right </text:span><text:span text:style-name="Source_20_Text"><text:span text:style-name="T11">action</text:span></text:span><text:span text:style-name="T3"> and </text:span><text:span text:style-name="Source_20_Text"><text:span text:style-name="T11">method</text:span></text:span><text:span text:style-name="T3"> attributes when building the form will be explained in just a moment. For now, let's update the </text:span><text:span text:style-name="Source_20_Text"><text:span text:style-name="T11">app/views/posts/new.html.erb</text:span></text:span><text:span text:style-name="T3"> view to use this new partial, rewriting it completely:</text:span></text:p>
      <text:section text:style-name="Sect1" text:name="highlighter_932129">
        <table:table table:name="Table50" table:style-name="Table50">
          <table:table-column table:style-name="Table50.A"/>
          <table:table-row>
            <table:table-cell table:style-name="Table50.A1" office:value-type="string">
              <text:p text:style-name="P20"><text:span text:style-name="Source_20_Text"><text:span text:style-name="T14">&lt;h1&gt;New post&lt;/h1&gt;</text:span></text:span></text:p>
              <text:p text:style-name="P22"> </text:p>
              <text:p text:style-name="P20"><text:span text:style-name="Source_20_Text"><text:span text:style-name="T14">&lt;%= render 'form' %&gt;</text:span></text:span></text:p>
              <text:p text:style-name="P22"> </text:p>
              <text:p text:style-name="P21"><text:soft-page-break/><text:span text:style-name="Source_20_Text"><text:span text:style-name="T14">&lt;%= link_to 'Back', posts_path %&gt;</text:span></text:span></text:p>
            </table:table-cell>
          </table:table-row>
        </table:table>
      </text:section>
      <text:p text:style-name="P10"><text:span text:style-name="T3">Then do the same for the </text:span><text:span text:style-name="Source_20_Text"><text:span text:style-name="T11">app/views/posts/edit.html.erb</text:span></text:span><text:span text:style-name="T3"> view:</text:span></text:p>
      <text:section text:style-name="Sect1" text:name="highlighter_926758">
        <table:table table:name="Table51" table:style-name="Table51">
          <table:table-column table:style-name="Table51.A"/>
          <table:table-row>
            <table:table-cell table:style-name="Table51.A1" office:value-type="string">
              <text:p text:style-name="P20"><text:span text:style-name="Source_20_Text"><text:span text:style-name="T14">&lt;h1&gt;Edit post&lt;/h1&gt;</text:span></text:span></text:p>
              <text:p text:style-name="P22"> </text:p>
              <text:p text:style-name="P20"><text:span text:style-name="Source_20_Text"><text:span text:style-name="T14">&lt;%= render 'form' %&gt;</text:span></text:span></text:p>
              <text:p text:style-name="P22"> </text:p>
              <text:p text:style-name="P21"><text:span text:style-name="Source_20_Text"><text:span text:style-name="T14">&lt;%= link_to 'Back', posts_path %&gt;</text:span></text:span></text:p>
            </table:table-cell>
          </table:table-row>
        </table:table>
      </text:section>
      <text:h text:style-name="P18" text:outline-level="4"><text:bookmark text:name="deleting-posts"/>5.14 Deleting Posts</text:h>
      <text:p text:style-name="P10"><text:span text:style-name="T3">We're now ready to cover the "D" part of CRUD, deleting posts from the database. Following the REST convention, the route for deleting posts in the </text:span><text:span text:style-name="Source_20_Text"><text:span text:style-name="T11">config/routes.rb</text:span></text:span><text:span text:style-name="T3"> is:</text:span></text:p>
      <text:section text:style-name="Sect1" text:name="highlighter_458373">
        <table:table table:name="Table52" table:style-name="Table52">
          <table:table-column table:style-name="Table52.A"/>
          <table:table-row>
            <table:table-cell table:style-name="Table52.A1" office:value-type="string">
              <text:p text:style-name="P21"><text:span text:style-name="Source_20_Text"><text:span text:style-name="T22">DELETE</text:span></text:span><text:span text:style-name="T18"> </text:span><text:span text:style-name="Source_20_Text"><text:span text:style-name="T14">/posts/</text:span></text:span><text:span text:style-name="Source_20_Text"><text:span text:style-name="T15">:id</text:span></text:span><text:span text:style-name="Source_20_Text"><text:span text:style-name="T14">(.</text:span></text:span><text:span text:style-name="Source_20_Text"><text:span text:style-name="T15">:format</text:span></text:span><text:span text:style-name="Source_20_Text"><text:span text:style-name="T14">)      posts</text:span></text:span><text:span text:style-name="Source_20_Text"><text:span text:style-name="T21">#destroy</text:span></text:span></text:p>
            </table:table-cell>
          </table:table-row>
        </table:table>
      </text:section>
      <text:p text:style-name="P10"><text:span text:style-name="T3">The </text:span><text:span text:style-name="Source_20_Text"><text:span text:style-name="T11">delete</text:span></text:span><text:span text:style-name="T3"> routing method should be used for routes that destroy resources. If this was left as a typical </text:span><text:span text:style-name="Source_20_Text"><text:span text:style-name="T11">get</text:span></text:span><text:span text:style-name="T3"> route, it could be possible for people to craft malicious URLs like this:</text:span></text:p>
      <text:section text:style-name="Sect1" text:name="highlighter_110212">
        <table:table table:name="Table53" table:style-name="Table53">
          <table:table-column table:style-name="Table53.A"/>
          <table:table-row>
            <table:table-cell table:style-name="Table53.A1" office:value-type="string">
              <text:p text:style-name="P21"><text:span text:style-name="Source_20_Text"><text:span text:style-name="T14">&lt;</text:span></text:span><text:span text:style-name="Source_20_Text"><text:span text:style-name="T19">a</text:span></text:span><text:span text:style-name="T18"> </text:span><text:span text:style-name="Source_20_Text"><text:span text:style-name="T23">href</text:span></text:span><text:span text:style-name="Source_20_Text"><text:span text:style-name="T14">=</text:span></text:span><text:span text:style-name="Source_20_Text"><text:span text:style-name="T20">'</text:span></text:span><text:a xlink:type="simple" xlink:href="http://example.com/posts/1/destroy"><text:span text:style-name="Source_20_Text"><text:span text:style-name="T10">http://example.com/posts/1/destroy</text:span></text:span></text:a><text:span text:style-name="Source_20_Text"><text:span text:style-name="T20">'</text:span></text:span><text:span text:style-name="Source_20_Text"><text:span text:style-name="T14">&gt;look at this cat!&lt;/</text:span></text:span><text:span text:style-name="Source_20_Text"><text:span text:style-name="T19">a</text:span></text:span><text:span text:style-name="Source_20_Text"><text:span text:style-name="T14">&gt;</text:span></text:span></text:p>
            </table:table-cell>
          </table:table-row>
        </table:table>
      </text:section>
      <text:p text:style-name="P10"><text:span text:style-name="T3">We use the </text:span><text:span text:style-name="Source_20_Text"><text:span text:style-name="T11">delete</text:span></text:span><text:span text:style-name="T3"> method for destroying resources, and this route is mapped to the </text:span><text:span text:style-name="Source_20_Text"><text:span text:style-name="T11">destroy</text:span></text:span><text:span text:style-name="T3">action inside </text:span><text:span text:style-name="Source_20_Text"><text:span text:style-name="T11">app/controllers/posts_controller.rb</text:span></text:span><text:span text:style-name="T3">, which doesn't exist yet, but is provided below:</text:span></text:p>
      <text:section text:style-name="Sect1" text:name="highlighter_957218">
        <table:table table:name="Table54" table:style-name="Table54">
          <table:table-column table:style-name="Table54.A"/>
          <table:table-row>
            <table:table-cell table:style-name="Table54.A1" office:value-type="string">
              <text:p text:style-name="P20"><text:span text:style-name="Source_20_Text"><text:span text:style-name="T19">def</text:span></text:span><text:span text:style-name="T18"> </text:span><text:span text:style-name="Source_20_Text"><text:span text:style-name="T14">destroy</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find(params[</text:span></text:span><text:span text:style-name="Source_20_Text"><text:span text:style-name="T15">:id</text:span></text:span><text:span text:style-name="Source_20_Text"><text:span text:style-name="T14">])</text:span></text:span></text:p>
              <text:p text:style-name="P20"><text:span text:style-name="Source_20_Text"><text:span text:style-name="T16">  </text:span></text:span><text:span text:style-name="Source_20_Text"><text:span text:style-name="T15">@post</text:span></text:span><text:span text:style-name="Source_20_Text"><text:span text:style-name="T14">.destroy</text:span></text:span></text:p>
              <text:p text:style-name="P22"> </text:p>
              <text:p text:style-name="P20"><text:span text:style-name="Source_20_Text"><text:span text:style-name="T16">  </text:span></text:span><text:span text:style-name="Source_20_Text"><text:span text:style-name="T14">redirect_to posts_path</text:span></text:span></text:p>
              <text:p text:style-name="P21"><text:span text:style-name="Source_20_Text"><text:span text:style-name="T19">end</text:span></text:span></text:p>
            </table:table-cell>
          </table:table-row>
        </table:table>
      </text:section>
      <text:p text:style-name="P10"><text:span text:style-name="T3">You can call </text:span><text:span text:style-name="Source_20_Text"><text:span text:style-name="T11">destroy</text:span></text:span><text:span text:style-name="T3"> on Active Record objects when you want to delete them from the database. Note that we don't need to add a view for this action since we're redirecting to the </text:span><text:span text:style-name="Source_20_Text"><text:span text:style-name="T11">index</text:span></text:span><text:span text:style-name="T3"> action.</text:span></text:p>
      <text:p text:style-name="P10"><text:span text:style-name="T3">Finally, add a 'destroy' link to your </text:span><text:span text:style-name="Source_20_Text"><text:span text:style-name="T11">index</text:span></text:span><text:span text:style-name="T3"> action template (</text:span><text:span text:style-name="Source_20_Text"><text:span text:style-name="T11">app/views/posts/index.html.erb</text:span></text:span><text:span text:style-name="T3">) to wrap everything together.</text:span></text:p>
      <text:section text:style-name="Sect1" text:name="highlighter_970734">
        <table:table table:name="Table55" table:style-name="Table55">
          <table:table-column table:style-name="Table55.A"/>
          <table:table-row>
            <table:table-cell table:style-name="Table55.A1" office:value-type="string">
              <text:p text:style-name="P20"><text:span text:style-name="Source_20_Text"><text:span text:style-name="T14">&lt;h1&gt;Listing Posts&lt;/h1&gt;</text:span></text:span></text:p>
              <text:p text:style-name="P20"><text:span text:style-name="Source_20_Text"><text:span text:style-name="T14">&lt;table&gt;</text:span></text:span></text:p>
              <text:p text:style-name="P20"><text:span text:style-name="Source_20_Text"><text:span text:style-name="T16">  </text:span></text:span><text:span text:style-name="Source_20_Text"><text:span text:style-name="T14">&lt;tr&gt;</text:span></text:span></text:p>
              <text:p text:style-name="P20"><text:span text:style-name="Source_20_Text"><text:span text:style-name="T16">    </text:span></text:span><text:span text:style-name="Source_20_Text"><text:span text:style-name="T14">&lt;th&gt;Title&lt;/th&gt;</text:span></text:span></text:p>
              <text:p text:style-name="P20"><text:span text:style-name="Source_20_Text"><text:span text:style-name="T16">    </text:span></text:span><text:span text:style-name="Source_20_Text"><text:span text:style-name="T14">&lt;th&gt;Text&lt;/th&gt;</text:span></text:span></text:p>
              <text:p text:style-name="P20"><text:span text:style-name="Source_20_Text"><text:span text:style-name="T16">    </text:span></text:span><text:span text:style-name="Source_20_Text"><text:span text:style-name="T14">&lt;th&gt;&lt;/th&gt;</text:span></text:span></text:p>
              <text:p text:style-name="P20"><text:span text:style-name="Source_20_Text"><text:span text:style-name="T16">    </text:span></text:span><text:span text:style-name="Source_20_Text"><text:span text:style-name="T14">&lt;th&gt;&lt;/th&gt;</text:span></text:span></text:p>
              <text:p text:style-name="P20"><text:span text:style-name="Source_20_Text"><text:span text:style-name="T16">    </text:span></text:span><text:span text:style-name="Source_20_Text"><text:span text:style-name="T14">&lt;th&gt;&lt;/th&gt;</text:span></text:span></text:p>
              <text:p text:style-name="P20"><text:span text:style-name="Source_20_Text"><text:span text:style-name="T16">  </text:span></text:span><text:span text:style-name="Source_20_Text"><text:span text:style-name="T14">&lt;/tr&gt;</text:span></text:span></text:p>
              <text:p text:style-name="P22"> </text:p>
              <text:p text:style-name="P20"><text:span text:style-name="Source_20_Text"><text:span text:style-name="T14">&lt;% @posts.each do |post| %&gt;</text:span></text:span></text:p>
              <text:p text:style-name="P20"><text:span text:style-name="Source_20_Text"><text:span text:style-name="T16">  </text:span></text:span><text:span text:style-name="Source_20_Text"><text:span text:style-name="T14">&lt;tr&gt;</text:span></text:span></text:p>
              <text:p text:style-name="P20"><text:span text:style-name="Source_20_Text"><text:span text:style-name="T16">    </text:span></text:span><text:span text:style-name="Source_20_Text"><text:span text:style-name="T14">&lt;td&gt;&lt;%= post.title %&gt;&lt;/td&gt;</text:span></text:span></text:p>
              <text:p text:style-name="P20"><text:span text:style-name="Source_20_Text"><text:span text:style-name="T16">    </text:span></text:span><text:span text:style-name="Source_20_Text"><text:span text:style-name="T14">&lt;td&gt;&lt;%= post.text %&gt;&lt;/td&gt;</text:span></text:span></text:p>
              <text:p text:style-name="P20"><text:span text:style-name="Source_20_Text"><text:span text:style-name="T16">    </text:span></text:span><text:span text:style-name="Source_20_Text"><text:span text:style-name="T14">&lt;td&gt;&lt;%= link_to 'Show', post_path(post) %&gt;&lt;/td&gt;</text:span></text:span></text:p>
              <text:p text:style-name="P20"><text:soft-page-break/><text:span text:style-name="Source_20_Text"><text:span text:style-name="T16">    </text:span></text:span><text:span text:style-name="Source_20_Text"><text:span text:style-name="T14">&lt;td&gt;&lt;%= link_to 'Edit', edit_post_path(post) %&gt;&lt;/td&gt;</text:span></text:span></text:p>
              <text:p text:style-name="P20"><text:span text:style-name="Source_20_Text"><text:span text:style-name="T16">    </text:span></text:span><text:span text:style-name="Source_20_Text"><text:span text:style-name="T14">&lt;td&gt;&lt;%= link_to 'Destroy', post_path(post),</text:span></text:span></text:p>
              <text:p text:style-name="P20"><text:span text:style-name="Source_20_Text"><text:span text:style-name="T16">                    </text:span></text:span><text:span text:style-name="Source_20_Text"><text:span text:style-name="T14">method: :delete, data: { confirm: 'Are you sure?' } %&gt;&lt;/td&gt;</text:span></text:span></text:p>
              <text:p text:style-name="P20"><text:span text:style-name="Source_20_Text"><text:span text:style-name="T16">  </text:span></text:span><text:span text:style-name="Source_20_Text"><text:span text:style-name="T14">&lt;/tr&gt;</text:span></text:span></text:p>
              <text:p text:style-name="P20"><text:span text:style-name="Source_20_Text"><text:span text:style-name="T14">&lt;% end %&gt;</text:span></text:span></text:p>
              <text:p text:style-name="P21"><text:span text:style-name="Source_20_Text"><text:span text:style-name="T14">&lt;/table&gt;</text:span></text:span></text:p>
            </table:table-cell>
          </table:table-row>
        </table:table>
      </text:section>
      <text:p text:style-name="P10"><text:span text:style-name="T3">Here we're using </text:span><text:span text:style-name="Source_20_Text"><text:span text:style-name="T11">link_to</text:span></text:span><text:span text:style-name="T3"> in a different way. We pass the named route as the first argument, and then the final two keys as another argument. The </text:span><text:span text:style-name="Source_20_Text"><text:span text:style-name="T11">:method</text:span></text:span><text:span text:style-name="T3"> and </text:span><text:span text:style-name="Source_20_Text"><text:span text:style-name="T11">:'data-confirm'</text:span></text:span><text:span text:style-name="T3"> options are used as HTML5 attributes so that when the link is clicked, Rails will first show a confirm dialog to the user, and then submit the link with method </text:span><text:span text:style-name="Source_20_Text"><text:span text:style-name="T11">delete</text:span></text:span><text:span text:style-name="T3">. This is done via the JavaScript file </text:span><text:span text:style-name="Source_20_Text"><text:span text:style-name="T11">jquery_ujs</text:span></text:span><text:span text:style-name="T3">which is automatically included into your application's layout (</text:span><text:span text:style-name="Source_20_Text"><text:span text:style-name="T11">app/views/layouts/application.html.erb</text:span></text:span><text:span text:style-name="T3">) when you generated the application. Without this file, the confirmation dialog box wouldn't appear.</text:span></text:p>
      <text:p text:style-name="P5"><draw:frame draw:style-name="fr1" draw:name="graphics11" text:anchor-type="as-char" svg:width="0.7862in" svg:height="0.3929in" draw:z-index="10"><draw:image xlink:href="http://guides.rubyonrails.org/images/getting_started/confirm_dialog.png" xlink:type="simple" xlink:show="embed" xlink:actuate="onLoad"/><svg:title>Confirm Dialog</svg:title></draw:frame></text:p>
      <text:p text:style-name="P1">Congratulations, you can now create, show, list, update and destroy posts.</text:p>
      <text:p text:style-name="P12"><text:span text:style-name="T4">In general, Rails encourages the use of resources objects in place of declaring routes manually. For more information about routing, see </text:span><text:a xlink:type="simple" xlink:href="http://guides.rubyonrails.org/routing.html"><text:span text:style-name="T9">Rails Routing from the Outside In</text:span></text:a><text:span text:style-name="T4">.</text:span></text:p>
      <text:h text:style-name="P17" text:outline-level="3"><text:bookmark text:name="adding-a-second-model"/>6 Adding a Second Model</text:h>
      <text:p text:style-name="P1">It's time to add a second model to the application. The second model will handle comments on posts.</text:p>
      <text:h text:style-name="P18" text:outline-level="4"><text:bookmark text:name="generating-a-model"/>6.1 Generating a Model</text:h>
      <text:p text:style-name="P10"><text:span text:style-name="T3">We're going to see the same generator that we used before when creating the </text:span><text:span text:style-name="Source_20_Text"><text:span text:style-name="T11">Post</text:span></text:span><text:span text:style-name="T3"> model. This time we'll create a </text:span><text:span text:style-name="Source_20_Text"><text:span text:style-name="T11">Comment</text:span></text:span><text:span text:style-name="T3"> model to hold reference of post comments. Run this command in your terminal:</text:span></text:p>
      <text:section text:style-name="Sect1" text:name="highlighter_687189">
        <table:table table:name="Table56" table:style-name="Table56">
          <table:table-column table:style-name="Table56.A"/>
          <table:table-row>
            <table:table-cell table:style-name="Table56.A1" office:value-type="string">
              <text:p text:style-name="P21"><text:span text:style-name="Source_20_Text"><text:span text:style-name="T14">$ rails generate model Comment commenter:string body:text post:references</text:span></text:span></text:p>
            </table:table-cell>
          </table:table-row>
        </table:table>
      </text:section>
      <text:p text:style-name="P1">This command will generate four files:</text:p>
      <table:table table:name="Table57" table:style-name="Table57">
        <table:table-column table:style-name="Table57.A"/>
        <table:table-column table:style-name="Table57.B"/>
        <table:table-header-rows>
          <table:table-row table:style-name="Table57.1">
            <table:table-cell table:style-name="Table57.A1" office:value-type="string">
              <text:p text:style-name="P19">File</text:p>
            </table:table-cell>
            <table:table-cell table:style-name="Table57.A1" office:value-type="string">
              <text:p text:style-name="P19">Purpose</text:p>
            </table:table-cell>
          </table:table-row>
        </table:table-header-rows>
        <table:table-row table:style-name="Table57.1">
          <table:table-cell table:style-name="Table57.A2" office:value-type="string">
            <text:p text:style-name="P23">db/migrate/20100207235629_create_comments.rb</text:p>
          </table:table-cell>
          <table:table-cell table:style-name="Table57.A2" office:value-type="string">
            <text:p text:style-name="P23">Migration to create the comments table in your database (your name will include a different timestamp)</text:p>
          </table:table-cell>
        </table:table-row>
        <table:table-row table:style-name="Table57.1">
          <table:table-cell table:style-name="Table57.A2" office:value-type="string">
            <text:p text:style-name="P23">app/models/comment.rb</text:p>
          </table:table-cell>
          <table:table-cell table:style-name="Table57.A2" office:value-type="string">
            <text:p text:style-name="P23">The Comment model</text:p>
          </table:table-cell>
        </table:table-row>
        <table:table-row table:style-name="Table57.1">
          <table:table-cell table:style-name="Table57.A2" office:value-type="string">
            <text:p text:style-name="P23">test/models/comment_test.rb</text:p>
          </table:table-cell>
          <table:table-cell table:style-name="Table57.A2" office:value-type="string">
            <text:p text:style-name="P23">Testing harness for the comments model</text:p>
          </table:table-cell>
        </table:table-row>
        <table:table-row table:style-name="Table57.1">
          <table:table-cell table:style-name="Table57.A2" office:value-type="string">
            <text:p text:style-name="P23">test/fixtures/comments.yml</text:p>
          </table:table-cell>
          <table:table-cell table:style-name="Table57.A2" office:value-type="string">
            <text:p text:style-name="P24">Sample comments for use in testing</text:p>
          </table:table-cell>
        </table:table-row>
      </table:table>
      <text:p text:style-name="P10"><text:span text:style-name="T3">First, take a look at </text:span><text:span text:style-name="Source_20_Text"><text:span text:style-name="T11">app/models/comment.rb</text:span></text:span><text:span text:style-name="T3">:</text:span></text:p>
      <text:section text:style-name="Sect1" text:name="highlighter_766391">
        <table:table table:name="Table58" table:style-name="Table58">
          <table:table-column table:style-name="Table58.A"/>
          <table:table-row>
            <table:table-cell table:style-name="Table58.A1" office:value-type="string">
              <text:p text:style-name="P20"><text:span text:style-name="Source_20_Text"><text:span text:style-name="T19">class</text:span></text:span><text:span text:style-name="T18"> </text:span><text:span text:style-name="Source_20_Text"><text:span text:style-name="T14">Comment &lt; ActiveRecord::Base</text:span></text:span></text:p>
              <text:p text:style-name="P20"><text:span text:style-name="Source_20_Text"><text:span text:style-name="T16">  </text:span></text:span><text:span text:style-name="Source_20_Text"><text:span text:style-name="T14">belongs_to </text:span></text:span><text:span text:style-name="Source_20_Text"><text:span text:style-name="T15">:post</text:span></text:span></text:p>
              <text:p text:style-name="P21"><text:span text:style-name="Source_20_Text"><text:span text:style-name="T19">end</text:span></text:span></text:p>
            </table:table-cell>
          </table:table-row>
        </table:table>
      </text:section>
      <text:p text:style-name="P10"><text:span text:style-name="T3">This is very similar to the </text:span><text:span text:style-name="Source_20_Text"><text:span text:style-name="T11">post.rb</text:span></text:span><text:span text:style-name="T3"> model that you saw earlier. The difference is the line </text:span><text:span text:style-name="Source_20_Text"><text:span text:style-name="T11">belongs_to :post</text:span></text:span><text:span text:style-name="T3">, which sets up an Active Record </text:span><text:span text:style-name="Emphasis"><text:span text:style-name="T8">association</text:span></text:span><text:span text:style-name="T3">. You'll learn a little about associations in the next </text:span><text:soft-page-break/><text:span text:style-name="T3">section of this guide.</text:span></text:p>
      <text:p text:style-name="P1">In addition to the model, Rails has also made a migration to create the corresponding database table:</text:p>
      <text:section text:style-name="Sect1" text:name="highlighter_299925">
        <table:table table:name="Table59" table:style-name="Table59">
          <table:table-column table:style-name="Table59.A"/>
          <table:table-row>
            <table:table-cell table:style-name="Table59.A1" office:value-type="string">
              <text:p text:style-name="P20"><text:span text:style-name="Source_20_Text"><text:span text:style-name="T19">class</text:span></text:span><text:span text:style-name="T18"> </text:span><text:span text:style-name="Source_20_Text"><text:span text:style-name="T14">CreateComments &lt; ActiveRecord::Migration</text:span></text:span></text:p>
              <text:p text:style-name="P20"><text:span text:style-name="Source_20_Text"><text:span text:style-name="T16">  </text:span></text:span><text:span text:style-name="Source_20_Text"><text:span text:style-name="T19">def</text:span></text:span><text:span text:style-name="T18"> </text:span><text:span text:style-name="Source_20_Text"><text:span text:style-name="T14">change</text:span></text:span></text:p>
              <text:p text:style-name="P20"><text:span text:style-name="Source_20_Text"><text:span text:style-name="T16">    </text:span></text:span><text:span text:style-name="Source_20_Text"><text:span text:style-name="T14">create_table </text:span></text:span><text:span text:style-name="Source_20_Text"><text:span text:style-name="T15">:comments</text:span></text:span><text:span text:style-name="T18"> </text:span><text:span text:style-name="Source_20_Text"><text:span text:style-name="T19">do</text:span></text:span><text:span text:style-name="T18"> </text:span><text:span text:style-name="Source_20_Text"><text:span text:style-name="T14">|t|</text:span></text:span></text:p>
              <text:p text:style-name="P20"><text:span text:style-name="Source_20_Text"><text:span text:style-name="T16">      </text:span></text:span><text:span text:style-name="Source_20_Text"><text:span text:style-name="T14">t.string </text:span></text:span><text:span text:style-name="Source_20_Text"><text:span text:style-name="T15">:commenter</text:span></text:span></text:p>
              <text:p text:style-name="P20"><text:span text:style-name="Source_20_Text"><text:span text:style-name="T16">      </text:span></text:span><text:span text:style-name="Source_20_Text"><text:span text:style-name="T14">t.text </text:span></text:span><text:span text:style-name="Source_20_Text"><text:span text:style-name="T15">:body</text:span></text:span></text:p>
              <text:p text:style-name="P20"><text:span text:style-name="Source_20_Text"><text:span text:style-name="T16">      </text:span></text:span><text:span text:style-name="Source_20_Text"><text:span text:style-name="T14">t.references </text:span></text:span><text:span text:style-name="Source_20_Text"><text:span text:style-name="T15">:post</text:span></text:span></text:p>
              <text:p text:style-name="P22"> </text:p>
              <text:p text:style-name="P20"><text:span text:style-name="Source_20_Text"><text:span text:style-name="T16">      </text:span></text:span><text:span text:style-name="Source_20_Text"><text:span text:style-name="T14">t.timestamps</text:span></text:span></text:p>
              <text:p text:style-name="P20"><text:span text:style-name="Source_20_Text"><text:span text:style-name="T16">    </text:span></text:span><text:span text:style-name="Source_20_Text"><text:span text:style-name="T19">end</text:span></text:span></text:p>
              <text:p text:style-name="P22"> </text:p>
              <text:p text:style-name="P20"><text:span text:style-name="Source_20_Text"><text:span text:style-name="T16">    </text:span></text:span><text:span text:style-name="Source_20_Text"><text:span text:style-name="T14">add_index </text:span></text:span><text:span text:style-name="Source_20_Text"><text:span text:style-name="T15">:comments</text:span></text:span><text:span text:style-name="Source_20_Text"><text:span text:style-name="T14">, </text:span></text:span><text:span text:style-name="Source_20_Text"><text:span text:style-name="T15">:post_id</text:span></text:span></text:p>
              <text:p text:style-name="P20"><text:span text:style-name="Source_20_Text"><text:span text:style-name="T16">  </text:span></text:span><text:span text:style-name="Source_20_Text"><text:span text:style-name="T19">end</text:span></text:span></text:p>
              <text:p text:style-name="P21"><text:span text:style-name="Source_20_Text"><text:span text:style-name="T19">end</text:span></text:span></text:p>
            </table:table-cell>
          </table:table-row>
        </table:table>
      </text:section>
      <text:p text:style-name="P10"><text:span text:style-name="T3">The </text:span><text:span text:style-name="Source_20_Text"><text:span text:style-name="T11">t.references</text:span></text:span><text:span text:style-name="T3"> line sets up a foreign key column for the association between the two models. And the </text:span><text:span text:style-name="Source_20_Text"><text:span text:style-name="T11">add_index</text:span></text:span><text:span text:style-name="T3"> line sets up an index for this association column. Go ahead and run the migration:</text:span></text:p>
      <text:section text:style-name="Sect1" text:name="highlighter_479800">
        <table:table table:name="Table60" table:style-name="Table60">
          <table:table-column table:style-name="Table60.A"/>
          <table:table-row>
            <table:table-cell table:style-name="Table60.A1" office:value-type="string">
              <text:p text:style-name="P21"><text:span text:style-name="Source_20_Text"><text:span text:style-name="T14">$ rake db:migrate</text:span></text:span></text:p>
            </table:table-cell>
          </table:table-row>
        </table:table>
      </text:section>
      <text:p text:style-name="P1">Rails is smart enough to only execute the migrations that have not already been run against the current database, so in this case you will just see:</text:p>
      <text:section text:style-name="Sect1" text:name="highlighter_55537">
        <table:table table:name="Table61" table:style-name="Table61">
          <table:table-column table:style-name="Table61.A"/>
          <table:table-row>
            <table:table-cell table:style-name="Table61.A1" office:value-type="string">
              <text:p text:style-name="P20"><text:span text:style-name="Source_20_Text"><text:span text:style-name="T14">==  CreateComments: migrating =================================================</text:span></text:span></text:p>
              <text:p text:style-name="P20"><text:span text:style-name="Source_20_Text"><text:span text:style-name="T14">-- create_table(:comments)</text:span></text:span></text:p>
              <text:p text:style-name="P20"><text:span text:style-name="Source_20_Text"><text:span text:style-name="T16">   </text:span></text:span><text:span text:style-name="Source_20_Text"><text:span text:style-name="T14">-&gt; 0.0008s</text:span></text:span></text:p>
              <text:p text:style-name="P20"><text:span text:style-name="Source_20_Text"><text:span text:style-name="T14">-- add_index(:comments, :post_id)</text:span></text:span></text:p>
              <text:p text:style-name="P20"><text:span text:style-name="Source_20_Text"><text:span text:style-name="T16">   </text:span></text:span><text:span text:style-name="Source_20_Text"><text:span text:style-name="T14">-&gt; 0.0003s</text:span></text:span></text:p>
              <text:p text:style-name="P21"><text:span text:style-name="Source_20_Text"><text:span text:style-name="T14">==  CreateComments: migrated (0.0012s) ========================================</text:span></text:span></text:p>
            </table:table-cell>
          </table:table-row>
        </table:table>
      </text:section>
      <text:h text:style-name="P18" text:outline-level="4"><text:bookmark text:name="associating-models"/>6.2 Associating Models</text:h>
      <text:p text:style-name="P1">Active Record associations let you easily declare the relationship between two models. In the case of comments and posts, you could write out the relationships this way:</text:p>
      <text:list xml:id="list6310448403067401766" text:style-name="L4">
        <text:list-item>
          <text:p text:style-name="P3">Each comment belongs to one post.</text:p>
        </text:list-item>
        <text:list-item>
          <text:p text:style-name="P3">One post can have many comments.</text:p>
        </text:list-item>
      </text:list>
      <text:p text:style-name="P10"><text:span text:style-name="T3">In fact, this is very close to the syntax that Rails uses to declare this association. You've already seen the line of code inside the </text:span><text:span text:style-name="Source_20_Text"><text:span text:style-name="T11">Comment</text:span></text:span><text:span text:style-name="T3"> model (app/models/comment.rb) that makes each comment belong to a Post:</text:span></text:p>
      <text:section text:style-name="Sect1" text:name="highlighter_843511">
        <table:table table:name="Table62" table:style-name="Table62">
          <table:table-column table:style-name="Table62.A"/>
          <table:table-row>
            <table:table-cell table:style-name="Table62.A1" office:value-type="string">
              <text:p text:style-name="P20"><text:span text:style-name="Source_20_Text"><text:span text:style-name="T19">class</text:span></text:span><text:span text:style-name="T18"> </text:span><text:span text:style-name="Source_20_Text"><text:span text:style-name="T14">Comment &lt; ActiveRecord::Base</text:span></text:span></text:p>
              <text:p text:style-name="P20"><text:span text:style-name="Source_20_Text"><text:span text:style-name="T16">  </text:span></text:span><text:span text:style-name="Source_20_Text"><text:span text:style-name="T14">belongs_to </text:span></text:span><text:span text:style-name="Source_20_Text"><text:span text:style-name="T15">:post</text:span></text:span></text:p>
              <text:p text:style-name="P21"><text:span text:style-name="Source_20_Text"><text:span text:style-name="T19">end</text:span></text:span></text:p>
            </table:table-cell>
          </table:table-row>
        </table:table>
      </text:section>
      <text:p text:style-name="P10"><text:span text:style-name="T3">You'll need to edit </text:span><text:span text:style-name="Source_20_Text"><text:span text:style-name="T11">app/models/post.rb</text:span></text:span><text:span text:style-name="T3"> to add the other side of the association:</text:span></text:p>
      <text:section text:style-name="Sect1" text:name="highlighter_951045">
        <table:table table:name="Table63" table:style-name="Table63">
          <table:table-column table:style-name="Table63.A"/>
          <table:table-row>
            <table:table-cell table:style-name="Table63.A1" office:value-type="string">
              <text:p text:style-name="P20"><text:span text:style-name="Source_20_Text"><text:span text:style-name="T19">class</text:span></text:span><text:span text:style-name="T18"> </text:span><text:span text:style-name="Source_20_Text"><text:span text:style-name="T14">Post &lt; ActiveRecord::Base</text:span></text:span></text:p>
              <text:p text:style-name="P20"><text:span text:style-name="Source_20_Text"><text:span text:style-name="T16">  </text:span></text:span><text:span text:style-name="Source_20_Text"><text:span text:style-name="T14">has_many </text:span></text:span><text:span text:style-name="Source_20_Text"><text:span text:style-name="T15">:comments</text:span></text:span></text:p>
              <text:p text:style-name="P20"><text:span text:style-name="Source_20_Text"><text:span text:style-name="T16">  </text:span></text:span><text:span text:style-name="Source_20_Text"><text:span text:style-name="T14">validates </text:span></text:span><text:span text:style-name="Source_20_Text"><text:span text:style-name="T15">:title</text:span></text:span><text:span text:style-name="Source_20_Text"><text:span text:style-name="T14">, presence: </text:span></text:span><text:span text:style-name="Source_20_Text"><text:span text:style-name="T19">true</text:span></text:span><text:span text:style-name="Source_20_Text"><text:span text:style-name="T14">,</text:span></text:span></text:p>
              <text:p text:style-name="P20"><text:span text:style-name="Source_20_Text"><text:span text:style-name="T16">                    </text:span></text:span><text:span text:style-name="Source_20_Text"><text:span text:style-name="T14">length: { minimum: </text:span></text:span><text:span text:style-name="Source_20_Text"><text:span text:style-name="T22">5</text:span></text:span><text:span text:style-name="T18"> </text:span><text:span text:style-name="Source_20_Text"><text:span text:style-name="T14">}</text:span></text:span></text:p>
              <text:p text:style-name="P20"><text:soft-page-break/><text:span text:style-name="Source_20_Text"><text:span text:style-name="T16">  </text:span></text:span><text:span text:style-name="Source_20_Text"><text:span text:style-name="T14">[...]</text:span></text:span></text:p>
              <text:p text:style-name="P21"><text:span text:style-name="Source_20_Text"><text:span text:style-name="T19">end</text:span></text:span></text:p>
            </table:table-cell>
          </table:table-row>
        </table:table>
      </text:section>
      <text:p text:style-name="P10"><text:span text:style-name="T3">These two declarations enable a good bit of automatic behavior. For example, if you have an instance variable </text:span><text:span text:style-name="Source_20_Text"><text:span text:style-name="T11">@post</text:span></text:span><text:span text:style-name="T3"> containing a post, you can retrieve all the comments belonging to that post as an array using </text:span><text:span text:style-name="Source_20_Text"><text:span text:style-name="T11">@post.comments</text:span></text:span><text:span text:style-name="T3">.</text:span></text:p>
      <text:p text:style-name="P12"><text:span text:style-name="T4">For more information on Active Record associations, see the </text:span><text:a xlink:type="simple" xlink:href="http://guides.rubyonrails.org/association_basics.html"><text:span text:style-name="T9">Active Record Associations</text:span></text:a><text:span text:style-name="T4">guide.</text:span></text:p>
      <text:h text:style-name="P18" text:outline-level="4"><text:bookmark text:name="adding-a-route-for-comments"/>6.3 Adding a Route for Comments</text:h>
      <text:p text:style-name="P10"><text:span text:style-name="T3">As with the </text:span><text:span text:style-name="Source_20_Text"><text:span text:style-name="T11">welcome</text:span></text:span><text:span text:style-name="T3"> controller, we will need to add a route so that Rails knows where we would like to navigate to see </text:span><text:span text:style-name="Source_20_Text"><text:span text:style-name="T11">comments</text:span></text:span><text:span text:style-name="T3">. Open up the </text:span><text:span text:style-name="Source_20_Text"><text:span text:style-name="T11">config/routes.rb</text:span></text:span><text:span text:style-name="T3"> file again, and edit it as follows:</text:span></text:p>
      <text:section text:style-name="Sect1" text:name="highlighter_763595">
        <table:table table:name="Table64" table:style-name="Table64">
          <table:table-column table:style-name="Table64.A"/>
          <table:table-row>
            <table:table-cell table:style-name="Table64.A1" office:value-type="string">
              <text:p text:style-name="P20"><text:span text:style-name="Source_20_Text"><text:span text:style-name="T14">resources </text:span></text:span><text:span text:style-name="Source_20_Text"><text:span text:style-name="T15">:posts</text:span></text:span><text:span text:style-name="T18"> </text:span><text:span text:style-name="Source_20_Text"><text:span text:style-name="T19">do</text:span></text:span></text:p>
              <text:p text:style-name="P20"><text:span text:style-name="Source_20_Text"><text:span text:style-name="T16">  </text:span></text:span><text:span text:style-name="Source_20_Text"><text:span text:style-name="T14">resources </text:span></text:span><text:span text:style-name="Source_20_Text"><text:span text:style-name="T15">:comments</text:span></text:span></text:p>
              <text:p text:style-name="P21"><text:span text:style-name="Source_20_Text"><text:span text:style-name="T19">end</text:span></text:span></text:p>
            </table:table-cell>
          </table:table-row>
        </table:table>
      </text:section>
      <text:p text:style-name="P10"><text:span text:style-name="T3">This creates </text:span><text:span text:style-name="Source_20_Text"><text:span text:style-name="T11">comments</text:span></text:span><text:span text:style-name="T3"> as a </text:span><text:span text:style-name="Emphasis"><text:span text:style-name="T8">nested resource</text:span></text:span><text:span text:style-name="T3"> within </text:span><text:span text:style-name="Source_20_Text"><text:span text:style-name="T11">posts</text:span></text:span><text:span text:style-name="T3">. This is another part of capturing the hierarchical relationship that exists between posts and comments.</text:span></text:p>
      <text:p text:style-name="P12"><text:span text:style-name="T4">For more information on routing, see the </text:span><text:a xlink:type="simple" xlink:href="http://guides.rubyonrails.org/routing.html"><text:span text:style-name="T9">Rails Routing</text:span></text:a><text:span text:style-name="T4"> guide.</text:span></text:p>
      <text:h text:style-name="P18" text:outline-level="4"><text:bookmark text:name="generating-a-controller"/>6.4 Generating a Controller</text:h>
      <text:p text:style-name="P1">With the model in hand, you can turn your attention to creating a matching controller. Again, we'll use the same generator we used before:</text:p>
      <text:section text:style-name="Sect1" text:name="highlighter_651639">
        <table:table table:name="Table65" table:style-name="Table65">
          <table:table-column table:style-name="Table65.A"/>
          <table:table-row>
            <table:table-cell table:style-name="Table65.A1" office:value-type="string">
              <text:p text:style-name="P21"><text:span text:style-name="Source_20_Text"><text:span text:style-name="T14">$ rails generate controller Comments</text:span></text:span></text:p>
            </table:table-cell>
          </table:table-row>
        </table:table>
      </text:section>
      <text:p text:style-name="P1">This creates six files and one empty directory:</text:p>
      <table:table table:name="Table66" table:style-name="Table66">
        <table:table-column table:style-name="Table66.A"/>
        <table:table-column table:style-name="Table66.B"/>
        <table:table-header-rows>
          <table:table-row table:style-name="Table66.1">
            <table:table-cell table:style-name="Table66.A1" office:value-type="string">
              <text:p text:style-name="P19">File/Directory</text:p>
            </table:table-cell>
            <table:table-cell table:style-name="Table66.A1" office:value-type="string">
              <text:p text:style-name="P19">Purpose</text:p>
            </table:table-cell>
          </table:table-row>
        </table:table-header-rows>
        <table:table-row table:style-name="Table66.1">
          <table:table-cell table:style-name="Table66.A2" office:value-type="string">
            <text:p text:style-name="P23">app/controllers/comments_controller.rb</text:p>
          </table:table-cell>
          <table:table-cell table:style-name="Table66.A2" office:value-type="string">
            <text:p text:style-name="P23">The Comments controller</text:p>
          </table:table-cell>
        </table:table-row>
        <table:table-row table:style-name="Table66.1">
          <table:table-cell table:style-name="Table66.A2" office:value-type="string">
            <text:p text:style-name="P23">app/views/comments/</text:p>
          </table:table-cell>
          <table:table-cell table:style-name="Table66.A2" office:value-type="string">
            <text:p text:style-name="P23">Views of the controller are stored here</text:p>
          </table:table-cell>
        </table:table-row>
        <table:table-row table:style-name="Table66.1">
          <table:table-cell table:style-name="Table66.A2" office:value-type="string">
            <text:p text:style-name="P23">test/controllers/comments_controller_test.rb</text:p>
          </table:table-cell>
          <table:table-cell table:style-name="Table66.A2" office:value-type="string">
            <text:p text:style-name="P23">The test for the controller</text:p>
          </table:table-cell>
        </table:table-row>
        <table:table-row table:style-name="Table66.1">
          <table:table-cell table:style-name="Table66.A2" office:value-type="string">
            <text:p text:style-name="P23">app/helpers/comments_helper.rb</text:p>
          </table:table-cell>
          <table:table-cell table:style-name="Table66.A2" office:value-type="string">
            <text:p text:style-name="P23">A view helper file</text:p>
          </table:table-cell>
        </table:table-row>
        <table:table-row table:style-name="Table66.1">
          <table:table-cell table:style-name="Table66.A2" office:value-type="string">
            <text:p text:style-name="P23">test/helpers/comments_helper_test.rb</text:p>
          </table:table-cell>
          <table:table-cell table:style-name="Table66.A2" office:value-type="string">
            <text:p text:style-name="P23">The test for the helper</text:p>
          </table:table-cell>
        </table:table-row>
        <table:table-row table:style-name="Table66.1">
          <table:table-cell table:style-name="Table66.A2" office:value-type="string">
            <text:p text:style-name="P23">app/assets/javascripts/comment.js.coffee</text:p>
          </table:table-cell>
          <table:table-cell table:style-name="Table66.A2" office:value-type="string">
            <text:p text:style-name="P23">CoffeeScript for the controller</text:p>
          </table:table-cell>
        </table:table-row>
        <table:table-row table:style-name="Table66.1">
          <table:table-cell table:style-name="Table66.A2" office:value-type="string">
            <text:p text:style-name="P23">app/assets/stylesheets/comment.css.scss</text:p>
          </table:table-cell>
          <table:table-cell table:style-name="Table66.A2" office:value-type="string">
            <text:p text:style-name="P24">Cascading style sheet for the controller</text:p>
          </table:table-cell>
        </table:table-row>
      </table:table>
      <text:p text:style-name="P10"><text:span text:style-name="T3">Like with any blog, our readers will create their comments directly after reading the post, and once they have added their comment, will be sent back to the post show page to see their comment now listed. Due to this, our </text:span><text:span text:style-name="Source_20_Text"><text:span text:style-name="T11">CommentsController</text:span></text:span><text:span text:style-name="T3"> is there to provide a method to create comments and delete spam comments when they arrive.</text:span></text:p>
      <text:p text:style-name="P10"><text:span text:style-name="T3">So first, we'll wire up the Post show template (</text:span><text:span text:style-name="Source_20_Text"><text:span text:style-name="T11">app/views/posts/show.html.erb</text:span></text:span><text:span text:style-name="T3">) to let us make a new comment:</text:span></text:p>
      <text:section text:style-name="Sect1" text:name="highlighter_606725">
        <table:table table:name="Table67" table:style-name="Table67">
          <table:table-column table:style-name="Table67.A"/>
          <text:soft-page-break/>
          <table:table-row>
            <table:table-cell table:style-name="Table67.A1" office:value-type="string">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itle:&lt;/strong&gt;</text:span></text:span></text:p>
              <text:p text:style-name="P20"><text:span text:style-name="Source_20_Text"><text:span text:style-name="T16">  </text:span></text:span><text:span text:style-name="Source_20_Text"><text:span text:style-name="T14">&lt;%= @post.title %&gt;</text:span></text:span></text:p>
              <text:p text:style-name="P20"><text:span text:style-name="Source_20_Text"><text:span text:style-name="T14">&lt;/p&gt;</text:span></text:span></text:p>
              <text:p text:style-name="P22"> </text:p>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ext:&lt;/strong&gt;</text:span></text:span></text:p>
              <text:p text:style-name="P20"><text:span text:style-name="Source_20_Text"><text:span text:style-name="T16">  </text:span></text:span><text:span text:style-name="Source_20_Text"><text:span text:style-name="T14">&lt;%= @post.text %&gt;</text:span></text:span></text:p>
              <text:p text:style-name="P20"><text:span text:style-name="Source_20_Text"><text:span text:style-name="T14">&lt;/p&gt;</text:span></text:span></text:p>
              <text:p text:style-name="P22"> </text:p>
              <text:p text:style-name="P20"><text:span text:style-name="Source_20_Text"><text:span text:style-name="T14">&lt;h2&gt;Add a comment:&lt;/h2&gt;</text:span></text:span></text:p>
              <text:p text:style-name="P20"><text:span text:style-name="Source_20_Text"><text:span text:style-name="T14">&lt;%= form_for([@post, @post.comments.build]) do |f|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commenter %&gt;&lt;br /&gt;</text:span></text:span></text:p>
              <text:p text:style-name="P20"><text:span text:style-name="Source_20_Text"><text:span text:style-name="T16">    </text:span></text:span><text:span text:style-name="Source_20_Text"><text:span text:style-name="T14">&lt;%= f.text_field :commenter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body %&gt;&lt;br /&gt;</text:span></text:span></text:p>
              <text:p text:style-name="P20"><text:span text:style-name="Source_20_Text"><text:span text:style-name="T16">    </text:span></text:span><text:span text:style-name="Source_20_Text"><text:span text:style-name="T14">&lt;%= f.text_area :body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submit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4">&lt;% end %&gt;</text:span></text:span></text:p>
              <text:p text:style-name="P22"> </text:p>
              <text:p text:style-name="P20"><text:span text:style-name="Source_20_Text"><text:span text:style-name="T14">&lt;%= link_to 'Back', posts_path %&gt;</text:span></text:span></text:p>
              <text:p text:style-name="P21"><text:span text:style-name="Source_20_Text"><text:span text:style-name="T14">| &lt;%= link_to 'Edit', edit_post_path(@post) %&gt;</text:span></text:span></text:p>
            </table:table-cell>
          </table:table-row>
        </table:table>
      </text:section>
      <text:p text:style-name="P10"><text:span text:style-name="T3">This adds a form on the </text:span><text:span text:style-name="Source_20_Text"><text:span text:style-name="T11">Post</text:span></text:span><text:span text:style-name="T3"> show page that creates a new comment by calling the </text:span><text:span text:style-name="Source_20_Text"><text:span text:style-name="T11">CommentsController</text:span></text:span><text:span text:style-name="T3"> </text:span><text:span text:style-name="Source_20_Text"><text:span text:style-name="T11">create</text:span></text:span><text:span text:style-name="T3"> action. The </text:span><text:span text:style-name="Source_20_Text"><text:span text:style-name="T11">form_for</text:span></text:span><text:span text:style-name="T3"> call here uses an array, which will build a nested route, such as </text:span><text:span text:style-name="Source_20_Text"><text:span text:style-name="T11">/posts/1/comments</text:span></text:span><text:span text:style-name="T3">.</text:span></text:p>
      <text:p text:style-name="P10"><text:span text:style-name="T3">Let's wire up the </text:span><text:span text:style-name="Source_20_Text"><text:span text:style-name="T11">create</text:span></text:span><text:span text:style-name="T3"> in </text:span><text:span text:style-name="Source_20_Text"><text:span text:style-name="T11">app/controllers/comments_controller.rb</text:span></text:span><text:span text:style-name="T3">:</text:span></text:p>
      <text:section text:style-name="Sect1" text:name="highlighter_648393">
        <table:table table:name="Table68" table:style-name="Table68">
          <table:table-column table:style-name="Table68.A"/>
          <table:table-row>
            <table:table-cell table:style-name="Table68.A1" office:value-type="string">
              <text:p text:style-name="P20"><text:span text:style-name="Source_20_Text"><text:span text:style-name="T19">class</text:span></text:span><text:span text:style-name="T18"> </text:span><text:span text:style-name="Source_20_Text"><text:span text:style-name="T14">CommentsController &lt; ApplicationController</text:span></text:span></text:p>
              <text:p text:style-name="P20"><text:span text:style-name="Source_20_Text"><text:span text:style-name="T16">  </text:span></text:span><text:span text:style-name="Source_20_Text"><text:span text:style-name="T19">def</text:span></text:span><text:span text:style-name="T18"> </text:span><text:span text:style-name="Source_20_Text"><text:span text:style-name="T14">create</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find(params[</text:span></text:span><text:span text:style-name="Source_20_Text"><text:span text:style-name="T15">:post_id</text:span></text:span><text:span text:style-name="Source_20_Text"><text:span text:style-name="T14">])</text:span></text:span></text:p>
              <text:p text:style-name="P20"><text:span text:style-name="Source_20_Text"><text:span text:style-name="T16">    </text:span></text:span><text:span text:style-name="Source_20_Text"><text:span text:style-name="T15">@comment</text:span></text:span><text:span text:style-name="T18"> </text:span><text:span text:style-name="Source_20_Text"><text:span text:style-name="T14">= </text:span></text:span><text:span text:style-name="Source_20_Text"><text:span text:style-name="T15">@post</text:span></text:span><text:span text:style-name="Source_20_Text"><text:span text:style-name="T14">.comments.create(params[</text:span></text:span><text:span text:style-name="Source_20_Text"><text:span text:style-name="T15">:comment</text:span></text:span><text:span text:style-name="Source_20_Text"><text:span text:style-name="T14">].permit(</text:span></text:span><text:span text:style-name="Source_20_Text"><text:span text:style-name="T15">:commenter</text:span></text:span><text:span text:style-name="Source_20_Text"><text:span text:style-name="T14">, </text:span></text:span><text:span text:style-name="Source_20_Text"><text:span text:style-name="T15">:body</text:span></text:span><text:span text:style-name="Source_20_Text"><text:span text:style-name="T14">))</text:span></text:span></text:p>
              <text:p text:style-name="P20"><text:span text:style-name="Source_20_Text"><text:span text:style-name="T16">    </text:span></text:span><text:span text:style-name="Source_20_Text"><text:span text:style-name="T14">redirect_to post_path(</text:span></text:span><text:span text:style-name="Source_20_Text"><text:span text:style-name="T15">@post</text:span></text:span><text:span text:style-name="Source_20_Text"><text:span text:style-name="T14">)</text:span></text:span></text:p>
              <text:p text:style-name="P20"><text:span text:style-name="Source_20_Text"><text:span text:style-name="T16">  </text:span></text:span><text:span text:style-name="Source_20_Text"><text:span text:style-name="T19">end</text:span></text:span></text:p>
              <text:p text:style-name="P21"><text:span text:style-name="Source_20_Text"><text:span text:style-name="T19">end</text:span></text:span></text:p>
            </table:table-cell>
          </table:table-row>
        </table:table>
      </text:section>
      <text:p text:style-name="P10"><text:span text:style-name="T3">You'll see a bit more complexity here than you did in the controller for posts. That's a side-effect of the nesting that you've set up. Each request for a comment has to keep track of the post to which the comment is attached, thus the initial call to the </text:span><text:span text:style-name="Source_20_Text"><text:span text:style-name="T11">find</text:span></text:span><text:span text:style-name="T3"> method of the </text:span><text:span text:style-name="Source_20_Text"><text:span text:style-name="T11">Post</text:span></text:span><text:span text:style-name="T3"> model to get the post in question.</text:span></text:p>
      <text:p text:style-name="P10"><text:span text:style-name="T3">In addition, the code takes advantage of some of the methods available for an association. We use the </text:span><text:span text:style-name="Source_20_Text"><text:span text:style-name="T11">create</text:span></text:span><text:span text:style-name="T3"> method on </text:span><text:span text:style-name="Source_20_Text"><text:span text:style-name="T11">@post.comments</text:span></text:span><text:span text:style-name="T3"> to create and save the comment. This will automatically link the comment so that it belongs to that particular post.</text:span></text:p>
      <text:p text:style-name="P10"><text:span text:style-name="T3">Once we have made the new comment, we send the user back to the original post using </text:span><text:soft-page-break/><text:span text:style-name="T3">the </text:span><text:span text:style-name="Source_20_Text"><text:span text:style-name="T11">post_path(@post)</text:span></text:span><text:span text:style-name="T3"> helper. As we have already seen, this calls the </text:span><text:span text:style-name="Source_20_Text"><text:span text:style-name="T11">show</text:span></text:span><text:span text:style-name="T3"> action of the </text:span><text:span text:style-name="Source_20_Text"><text:span text:style-name="T11">PostsController</text:span></text:span><text:span text:style-name="T3"> which in turn renders the </text:span><text:span text:style-name="Source_20_Text"><text:span text:style-name="T11">show.html.erb</text:span></text:span><text:span text:style-name="T3"> template. This is where we want the comment to show, so let's add that to the </text:span><text:span text:style-name="Source_20_Text"><text:span text:style-name="T11">app/views/posts/show.html.erb</text:span></text:span><text:span text:style-name="T3">.</text:span></text:p>
      <text:section text:style-name="Sect1" text:name="highlighter_964389">
        <table:table table:name="Table69" table:style-name="Table69">
          <table:table-column table:style-name="Table69.A"/>
          <table:table-row>
            <table:table-cell table:style-name="Table69.A1" office:value-type="string">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itle:&lt;/strong&gt;</text:span></text:span></text:p>
              <text:p text:style-name="P20"><text:span text:style-name="Source_20_Text"><text:span text:style-name="T16">  </text:span></text:span><text:span text:style-name="Source_20_Text"><text:span text:style-name="T14">&lt;%= @post.title %&gt;</text:span></text:span></text:p>
              <text:p text:style-name="P20"><text:span text:style-name="Source_20_Text"><text:span text:style-name="T14">&lt;/p&gt;</text:span></text:span></text:p>
              <text:p text:style-name="P22"> </text:p>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ext:&lt;/strong&gt;</text:span></text:span></text:p>
              <text:p text:style-name="P20"><text:span text:style-name="Source_20_Text"><text:span text:style-name="T16">  </text:span></text:span><text:span text:style-name="Source_20_Text"><text:span text:style-name="T14">&lt;%= @post.text %&gt;</text:span></text:span></text:p>
              <text:p text:style-name="P20"><text:span text:style-name="Source_20_Text"><text:span text:style-name="T14">&lt;/p&gt;</text:span></text:span></text:p>
              <text:p text:style-name="P22"> </text:p>
              <text:p text:style-name="P20"><text:span text:style-name="Source_20_Text"><text:span text:style-name="T14">&lt;h2&gt;Comments&lt;/h2&gt;</text:span></text:span></text:p>
              <text:p text:style-name="P20"><text:span text:style-name="Source_20_Text"><text:span text:style-name="T14">&lt;% @post.comments.each do |comment|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strong&gt;Commenter:&lt;/strong&gt;</text:span></text:span></text:p>
              <text:p text:style-name="P20"><text:span text:style-name="Source_20_Text"><text:span text:style-name="T16">    </text:span></text:span><text:span text:style-name="Source_20_Text"><text:span text:style-name="T14">&lt;%= comment.commenter %&gt;</text:span></text:span></text:p>
              <text:p text:style-name="P20"><text:span text:style-name="Source_20_Text"><text:span text:style-name="T16">  </text:span></text:span><text:span text:style-name="Source_20_Text"><text:span text:style-name="T14">&lt;/p&gt;</text:span></text:span></text:p>
              <text:p text:style-name="P22"> </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strong&gt;Comment:&lt;/strong&gt;</text:span></text:span></text:p>
              <text:p text:style-name="P20"><text:span text:style-name="Source_20_Text"><text:span text:style-name="T16">    </text:span></text:span><text:span text:style-name="Source_20_Text"><text:span text:style-name="T14">&lt;%= comment.body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4">&lt;% end %&gt;</text:span></text:span></text:p>
              <text:p text:style-name="P22"> </text:p>
              <text:p text:style-name="P20"><text:span text:style-name="Source_20_Text"><text:span text:style-name="T14">&lt;h2&gt;Add a comment:&lt;/h2&gt;</text:span></text:span></text:p>
              <text:p text:style-name="P20"><text:span text:style-name="Source_20_Text"><text:span text:style-name="T14">&lt;%= form_for([@post, @post.comments.build]) do |f|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commenter %&gt;&lt;br /&gt;</text:span></text:span></text:p>
              <text:p text:style-name="P20"><text:span text:style-name="Source_20_Text"><text:span text:style-name="T16">    </text:span></text:span><text:span text:style-name="Source_20_Text"><text:span text:style-name="T14">&lt;%= f.text_field :commenter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body %&gt;&lt;br /&gt;</text:span></text:span></text:p>
              <text:p text:style-name="P20"><text:span text:style-name="Source_20_Text"><text:span text:style-name="T16">    </text:span></text:span><text:span text:style-name="Source_20_Text"><text:span text:style-name="T14">&lt;%= f.text_area :body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submit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4">&lt;% end %&gt;</text:span></text:span></text:p>
              <text:p text:style-name="P22"> </text:p>
              <text:p text:style-name="P20"><text:span text:style-name="Source_20_Text"><text:span text:style-name="T14">&lt;%= link_to 'Edit Post', edit_post_path(@post) %&gt; |</text:span></text:span></text:p>
              <text:p text:style-name="P21"><text:span text:style-name="Source_20_Text"><text:span text:style-name="T14">&lt;%= link_to 'Back to Posts', posts_path %&gt;</text:span></text:span></text:p>
            </table:table-cell>
          </table:table-row>
        </table:table>
      </text:section>
      <text:p text:style-name="P1">Now you can add posts and comments to your blog and have them show up in the right places.</text:p>
      <text:p text:style-name="P5"><draw:frame draw:style-name="fr1" draw:name="graphics12" text:anchor-type="as-char" svg:width="0.7862in" svg:height="0.3929in" draw:z-index="11"><draw:image xlink:href="http://guides.rubyonrails.org/images/getting_started/post_with_comments.png" xlink:type="simple" xlink:show="embed" xlink:actuate="onLoad"/><svg:title>Post with Comments</svg:title></draw:frame></text:p>
      <text:h text:style-name="P17" text:outline-level="3"><text:bookmark text:name="refactoring"/>7 Refactoring</text:h>
      <text:p text:style-name="P10"><text:span text:style-name="T3">Now that we have posts and comments working, take a look at </text:span><text:soft-page-break/><text:span text:style-name="T3">the </text:span><text:span text:style-name="Source_20_Text"><text:span text:style-name="T11">app/views/posts/show.html.erb</text:span></text:span><text:span text:style-name="T3"> template. It is getting long and awkward. We can use partials to clean it up.</text:span></text:p>
      <text:h text:style-name="P18" text:outline-level="4"><text:bookmark text:name="rendering-partial-collections"/>7.1 Rendering Partial Collections</text:h>
      <text:p text:style-name="P10"><text:span text:style-name="T3">First, we will make a comment partial to extract showing all the comments for the post. Create the file </text:span><text:span text:style-name="Source_20_Text"><text:span text:style-name="T11">app/views/comments/_comment.html.erb</text:span></text:span><text:span text:style-name="T3"> and put the following into it:</text:span></text:p>
      <text:section text:style-name="Sect1" text:name="highlighter_28549">
        <table:table table:name="Table70" table:style-name="Table70">
          <table:table-column table:style-name="Table70.A"/>
          <table:table-row>
            <table:table-cell table:style-name="Table70.A1" office:value-type="string">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Commenter:&lt;/strong&gt;</text:span></text:span></text:p>
              <text:p text:style-name="P20"><text:span text:style-name="Source_20_Text"><text:span text:style-name="T16">  </text:span></text:span><text:span text:style-name="Source_20_Text"><text:span text:style-name="T14">&lt;%= comment.commenter %&gt;</text:span></text:span></text:p>
              <text:p text:style-name="P20"><text:span text:style-name="Source_20_Text"><text:span text:style-name="T14">&lt;/p&gt;</text:span></text:span></text:p>
              <text:p text:style-name="P22"> </text:p>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Comment:&lt;/strong&gt;</text:span></text:span></text:p>
              <text:p text:style-name="P20"><text:span text:style-name="Source_20_Text"><text:span text:style-name="T16">  </text:span></text:span><text:span text:style-name="Source_20_Text"><text:span text:style-name="T14">&lt;%= comment.body %&gt;</text:span></text:span></text:p>
              <text:p text:style-name="P21"><text:span text:style-name="Source_20_Text"><text:span text:style-name="T14">&lt;/p&gt;</text:span></text:span></text:p>
            </table:table-cell>
          </table:table-row>
        </table:table>
      </text:section>
      <text:p text:style-name="P10"><text:span text:style-name="T3">Then you can change </text:span><text:span text:style-name="Source_20_Text"><text:span text:style-name="T11">app/views/posts/show.html.erb</text:span></text:span><text:span text:style-name="T3"> to look like the following:</text:span></text:p>
      <text:section text:style-name="Sect1" text:name="highlighter_739241">
        <table:table table:name="Table71" table:style-name="Table71">
          <table:table-column table:style-name="Table71.A"/>
          <table:table-row>
            <table:table-cell table:style-name="Table71.A1" office:value-type="string">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itle:&lt;/strong&gt;</text:span></text:span></text:p>
              <text:p text:style-name="P20"><text:span text:style-name="Source_20_Text"><text:span text:style-name="T16">  </text:span></text:span><text:span text:style-name="Source_20_Text"><text:span text:style-name="T14">&lt;%= @post.title %&gt;</text:span></text:span></text:p>
              <text:p text:style-name="P20"><text:span text:style-name="Source_20_Text"><text:span text:style-name="T14">&lt;/p&gt;</text:span></text:span></text:p>
              <text:p text:style-name="P22"> </text:p>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ext:&lt;/strong&gt;</text:span></text:span></text:p>
              <text:p text:style-name="P20"><text:span text:style-name="Source_20_Text"><text:span text:style-name="T16">  </text:span></text:span><text:span text:style-name="Source_20_Text"><text:span text:style-name="T14">&lt;%= @post.text %&gt;</text:span></text:span></text:p>
              <text:p text:style-name="P20"><text:span text:style-name="Source_20_Text"><text:span text:style-name="T14">&lt;/p&gt;</text:span></text:span></text:p>
              <text:p text:style-name="P22"> </text:p>
              <text:p text:style-name="P20"><text:span text:style-name="Source_20_Text"><text:span text:style-name="T14">&lt;h2&gt;Comments&lt;/h2&gt;</text:span></text:span></text:p>
              <text:p text:style-name="P20"><text:span text:style-name="Source_20_Text"><text:span text:style-name="T14">&lt;%= render @post.comments %&gt;</text:span></text:span></text:p>
              <text:p text:style-name="P22"> </text:p>
              <text:p text:style-name="P20"><text:span text:style-name="Source_20_Text"><text:span text:style-name="T14">&lt;h2&gt;Add a comment:&lt;/h2&gt;</text:span></text:span></text:p>
              <text:p text:style-name="P20"><text:span text:style-name="Source_20_Text"><text:span text:style-name="T14">&lt;%= form_for([@post, @post.comments.build]) do |f|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commenter %&gt;&lt;br /&gt;</text:span></text:span></text:p>
              <text:p text:style-name="P20"><text:span text:style-name="Source_20_Text"><text:span text:style-name="T16">    </text:span></text:span><text:span text:style-name="Source_20_Text"><text:span text:style-name="T14">&lt;%= f.text_field :commenter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body %&gt;&lt;br /&gt;</text:span></text:span></text:p>
              <text:p text:style-name="P20"><text:span text:style-name="Source_20_Text"><text:span text:style-name="T16">    </text:span></text:span><text:span text:style-name="Source_20_Text"><text:span text:style-name="T14">&lt;%= f.text_area :body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submit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4">&lt;% end %&gt;</text:span></text:span></text:p>
              <text:p text:style-name="P22"> </text:p>
              <text:p text:style-name="P20"><text:span text:style-name="Source_20_Text"><text:span text:style-name="T14">&lt;%= link_to 'Edit Post', edit_post_path(@post) %&gt; |</text:span></text:span></text:p>
              <text:p text:style-name="P21"><text:span text:style-name="Source_20_Text"><text:span text:style-name="T14">&lt;%= link_to 'Back to Posts', posts_path %&gt;</text:span></text:span></text:p>
            </table:table-cell>
          </table:table-row>
        </table:table>
      </text:section>
      <text:p text:style-name="P10"><text:span text:style-name="T3">This will now render the partial in </text:span><text:span text:style-name="Source_20_Text"><text:span text:style-name="T11">app/views/comments/_comment.html.erb</text:span></text:span><text:span text:style-name="T3"> once for each comment that is in the </text:span><text:span text:style-name="Source_20_Text"><text:span text:style-name="T11">@post.comments</text:span></text:span><text:span text:style-name="T3"> collection. As the </text:span><text:span text:style-name="Source_20_Text"><text:span text:style-name="T11">render</text:span></text:span><text:span text:style-name="T3"> method iterates over </text:span><text:soft-page-break/><text:span text:style-name="T3">the </text:span><text:span text:style-name="Source_20_Text"><text:span text:style-name="T11">@post.comments</text:span></text:span><text:span text:style-name="T3"> collection, it assigns each comment to a local variable named the same as the partial, in this case </text:span><text:span text:style-name="Source_20_Text"><text:span text:style-name="T11">comment</text:span></text:span><text:span text:style-name="T3"> which is then available in the partial for us to show.</text:span></text:p>
      <text:h text:style-name="P18" text:outline-level="4"><text:bookmark text:name="rendering-a-partial-form"/>7.2 Rendering a Partial Form</text:h>
      <text:p text:style-name="P10"><text:span text:style-name="T3">Let us also move that new comment section out to its own partial. Again, you create a file </text:span><text:span text:style-name="Source_20_Text"><text:span text:style-name="T11">app/views/comments/_form.html.erb</text:span></text:span><text:span text:style-name="T3"> containing:</text:span></text:p>
      <text:section text:style-name="Sect1" text:name="highlighter_850679">
        <table:table table:name="Table72" table:style-name="Table72">
          <table:table-column table:style-name="Table72.A"/>
          <table:table-row>
            <table:table-cell table:style-name="Table72.A1" office:value-type="string">
              <text:p text:style-name="P20"><text:span text:style-name="Source_20_Text"><text:span text:style-name="T14">&lt;%= form_for([@post, @post.comments.build]) do |f|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commenter %&gt;&lt;br /&gt;</text:span></text:span></text:p>
              <text:p text:style-name="P20"><text:span text:style-name="Source_20_Text"><text:span text:style-name="T16">    </text:span></text:span><text:span text:style-name="Source_20_Text"><text:span text:style-name="T14">&lt;%= f.text_field :commenter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label :body %&gt;&lt;br /&gt;</text:span></text:span></text:p>
              <text:p text:style-name="P20"><text:span text:style-name="Source_20_Text"><text:span text:style-name="T16">    </text:span></text:span><text:span text:style-name="Source_20_Text"><text:span text:style-name="T14">&lt;%= f.text_area :body %&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p&gt;</text:span></text:span></text:p>
              <text:p text:style-name="P20"><text:span text:style-name="Source_20_Text"><text:span text:style-name="T16">    </text:span></text:span><text:span text:style-name="Source_20_Text"><text:span text:style-name="T14">&lt;%= f.submit %&gt;</text:span></text:span></text:p>
              <text:p text:style-name="P20"><text:span text:style-name="Source_20_Text"><text:span text:style-name="T16">  </text:span></text:span><text:span text:style-name="Source_20_Text"><text:span text:style-name="T14">&lt;/p&gt;</text:span></text:span></text:p>
              <text:p text:style-name="P21"><text:span text:style-name="Source_20_Text"><text:span text:style-name="T14">&lt;% end %&gt;</text:span></text:span></text:p>
            </table:table-cell>
          </table:table-row>
        </table:table>
      </text:section>
      <text:p text:style-name="P10"><text:span text:style-name="T3">Then you make the </text:span><text:span text:style-name="Source_20_Text"><text:span text:style-name="T11">app/views/posts/show.html.erb</text:span></text:span><text:span text:style-name="T3"> look like the following:</text:span></text:p>
      <text:section text:style-name="Sect1" text:name="highlighter_607109">
        <table:table table:name="Table73" table:style-name="Table73">
          <table:table-column table:style-name="Table73.A"/>
          <table:table-row>
            <table:table-cell table:style-name="Table73.A1" office:value-type="string">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itle:&lt;/strong&gt;</text:span></text:span></text:p>
              <text:p text:style-name="P20"><text:span text:style-name="Source_20_Text"><text:span text:style-name="T16">  </text:span></text:span><text:span text:style-name="Source_20_Text"><text:span text:style-name="T14">&lt;%= @post.title %&gt;</text:span></text:span></text:p>
              <text:p text:style-name="P20"><text:span text:style-name="Source_20_Text"><text:span text:style-name="T14">&lt;/p&gt;</text:span></text:span></text:p>
              <text:p text:style-name="P22"> </text:p>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Text:&lt;/strong&gt;</text:span></text:span></text:p>
              <text:p text:style-name="P20"><text:span text:style-name="Source_20_Text"><text:span text:style-name="T16">  </text:span></text:span><text:span text:style-name="Source_20_Text"><text:span text:style-name="T14">&lt;%= @post.text %&gt;</text:span></text:span></text:p>
              <text:p text:style-name="P20"><text:span text:style-name="Source_20_Text"><text:span text:style-name="T14">&lt;/p&gt;</text:span></text:span></text:p>
              <text:p text:style-name="P22"> </text:p>
              <text:p text:style-name="P20"><text:span text:style-name="Source_20_Text"><text:span text:style-name="T14">&lt;h2&gt;Comments&lt;/h2&gt;</text:span></text:span></text:p>
              <text:p text:style-name="P20"><text:span text:style-name="Source_20_Text"><text:span text:style-name="T14">&lt;%= render @post.comments %&gt;</text:span></text:span></text:p>
              <text:p text:style-name="P22"> </text:p>
              <text:p text:style-name="P20"><text:span text:style-name="Source_20_Text"><text:span text:style-name="T14">&lt;h2&gt;Add a comment:&lt;/h2&gt;</text:span></text:span></text:p>
              <text:p text:style-name="P20"><text:span text:style-name="Source_20_Text"><text:span text:style-name="T14">&lt;%= render "comments/form" %&gt;</text:span></text:span></text:p>
              <text:p text:style-name="P22"> </text:p>
              <text:p text:style-name="P20"><text:span text:style-name="Source_20_Text"><text:span text:style-name="T14">&lt;%= link_to 'Edit Post', edit_post_path(@post) %&gt; |</text:span></text:span></text:p>
              <text:p text:style-name="P21"><text:span text:style-name="Source_20_Text"><text:span text:style-name="T14">&lt;%= link_to 'Back to Posts', posts_path %&gt;</text:span></text:span></text:p>
            </table:table-cell>
          </table:table-row>
        </table:table>
      </text:section>
      <text:p text:style-name="P10"><text:span text:style-name="T3">The second render just defines the partial template we want to render, </text:span><text:span text:style-name="Source_20_Text"><text:span text:style-name="T11">comments/form</text:span></text:span><text:span text:style-name="T3">. Rails is smart enough to spot the forward slash in that string and realize that you want to render the </text:span><text:span text:style-name="Source_20_Text"><text:span text:style-name="T11">_form.html.erb</text:span></text:span><text:span text:style-name="T3"> file in the </text:span><text:span text:style-name="Source_20_Text"><text:span text:style-name="T11">app/views/comments</text:span></text:span><text:span text:style-name="T3"> directory.</text:span></text:p>
      <text:p text:style-name="P10"><text:span text:style-name="T3">The </text:span><text:span text:style-name="Source_20_Text"><text:span text:style-name="T11">@post</text:span></text:span><text:span text:style-name="T3"> object is available to any partials rendered in the view because we defined it as an instance variable.</text:span></text:p>
      <text:h text:style-name="P17" text:outline-level="3"><text:bookmark text:name="deleting-comments"/>8 Deleting Comments</text:h>
      <text:p text:style-name="P10"><text:span text:style-name="T3">Another important feature of a blog is being able to delete spam comments. To do this, we need to </text:span><text:soft-page-break/><text:span text:style-name="T3">implement a link of some sort in the view and a </text:span><text:span text:style-name="Source_20_Text"><text:span text:style-name="T11">DELETE</text:span></text:span><text:span text:style-name="T3"> action in the </text:span><text:span text:style-name="Source_20_Text"><text:span text:style-name="T11">CommentsController</text:span></text:span><text:span text:style-name="T3">.</text:span></text:p>
      <text:p text:style-name="P10"><text:span text:style-name="T3">So first, let's add the delete link in the </text:span><text:span text:style-name="Source_20_Text"><text:span text:style-name="T11">app/views/comments/_comment.html.erb</text:span></text:span><text:span text:style-name="T3"> partial:</text:span></text:p>
      <text:section text:style-name="Sect1" text:name="highlighter_325938">
        <table:table table:name="Table74" table:style-name="Table74">
          <table:table-column table:style-name="Table74.A"/>
          <table:table-row>
            <table:table-cell table:style-name="Table74.A1" office:value-type="string">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Commenter:&lt;/strong&gt;</text:span></text:span></text:p>
              <text:p text:style-name="P20"><text:span text:style-name="Source_20_Text"><text:span text:style-name="T16">  </text:span></text:span><text:span text:style-name="Source_20_Text"><text:span text:style-name="T14">&lt;%= comment.commenter %&gt;</text:span></text:span></text:p>
              <text:p text:style-name="P20"><text:span text:style-name="Source_20_Text"><text:span text:style-name="T14">&lt;/p&gt;</text:span></text:span></text:p>
              <text:p text:style-name="P22"> </text:p>
              <text:p text:style-name="P20"><text:span text:style-name="Source_20_Text"><text:span text:style-name="T14">&lt;p&gt;</text:span></text:span></text:p>
              <text:p text:style-name="P20"><text:span text:style-name="Source_20_Text"><text:span text:style-name="T16">  </text:span></text:span><text:span text:style-name="Source_20_Text"><text:span text:style-name="T14">&lt;strong&gt;Comment:&lt;/strong&gt;</text:span></text:span></text:p>
              <text:p text:style-name="P20"><text:span text:style-name="Source_20_Text"><text:span text:style-name="T16">  </text:span></text:span><text:span text:style-name="Source_20_Text"><text:span text:style-name="T14">&lt;%= comment.body %&gt;</text:span></text:span></text:p>
              <text:p text:style-name="P20"><text:span text:style-name="Source_20_Text"><text:span text:style-name="T14">&lt;/p&gt;</text:span></text:span></text:p>
              <text:p text:style-name="P22"> </text:p>
              <text:p text:style-name="P20"><text:span text:style-name="Source_20_Text"><text:span text:style-name="T14">&lt;p&gt;</text:span></text:span></text:p>
              <text:p text:style-name="P20"><text:span text:style-name="Source_20_Text"><text:span text:style-name="T16">  </text:span></text:span><text:span text:style-name="Source_20_Text"><text:span text:style-name="T14">&lt;%= link_to 'Destroy Comment', [comment.post, comment],</text:span></text:span></text:p>
              <text:p text:style-name="P20"><text:span text:style-name="Source_20_Text"><text:span text:style-name="T16">               </text:span></text:span><text:span text:style-name="Source_20_Text"><text:span text:style-name="T14">method: :delete,</text:span></text:span></text:p>
              <text:p text:style-name="P20"><text:span text:style-name="Source_20_Text"><text:span text:style-name="T16">               </text:span></text:span><text:span text:style-name="Source_20_Text"><text:span text:style-name="T14">data: { confirm: 'Are you sure?' } %&gt;</text:span></text:span></text:p>
              <text:p text:style-name="P21"><text:span text:style-name="Source_20_Text"><text:span text:style-name="T14">&lt;/p&gt;</text:span></text:span></text:p>
            </table:table-cell>
          </table:table-row>
        </table:table>
      </text:section>
      <text:p text:style-name="P10"><text:span text:style-name="T3">Clicking this new "Destroy Comment" link will fire off a </text:span><text:span text:style-name="Source_20_Text"><text:span text:style-name="T11">DELETE /posts/:post_id/comments/:id</text:span></text:span><text:span text:style-name="T3"> to our </text:span><text:span text:style-name="Source_20_Text"><text:span text:style-name="T11">CommentsController</text:span></text:span><text:span text:style-name="T3">, which can then use this to find the comment we want to delete, so let's add a destroy action to our controller (</text:span><text:span text:style-name="Source_20_Text"><text:span text:style-name="T11">app/controllers/comments_controller.rb</text:span></text:span><text:span text:style-name="T3">):</text:span></text:p>
      <text:section text:style-name="Sect1" text:name="highlighter_387638">
        <table:table table:name="Table75" table:style-name="Table75">
          <table:table-column table:style-name="Table75.A"/>
          <table:table-row>
            <table:table-cell table:style-name="Table75.A1" office:value-type="string">
              <text:p text:style-name="P20"><text:span text:style-name="Source_20_Text"><text:span text:style-name="T19">class</text:span></text:span><text:span text:style-name="T18"> </text:span><text:span text:style-name="Source_20_Text"><text:span text:style-name="T14">CommentsController &lt; ApplicationController</text:span></text:span></text:p>
              <text:p text:style-name="P22"> </text:p>
              <text:p text:style-name="P20"><text:span text:style-name="Source_20_Text"><text:span text:style-name="T16">  </text:span></text:span><text:span text:style-name="Source_20_Text"><text:span text:style-name="T19">def</text:span></text:span><text:span text:style-name="T18"> </text:span><text:span text:style-name="Source_20_Text"><text:span text:style-name="T14">create</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find(params[</text:span></text:span><text:span text:style-name="Source_20_Text"><text:span text:style-name="T15">:post_id</text:span></text:span><text:span text:style-name="Source_20_Text"><text:span text:style-name="T14">])</text:span></text:span></text:p>
              <text:p text:style-name="P20"><text:span text:style-name="Source_20_Text"><text:span text:style-name="T16">    </text:span></text:span><text:span text:style-name="Source_20_Text"><text:span text:style-name="T15">@comment</text:span></text:span><text:span text:style-name="T18"> </text:span><text:span text:style-name="Source_20_Text"><text:span text:style-name="T14">= </text:span></text:span><text:span text:style-name="Source_20_Text"><text:span text:style-name="T15">@post</text:span></text:span><text:span text:style-name="Source_20_Text"><text:span text:style-name="T14">.comments.create(params[</text:span></text:span><text:span text:style-name="Source_20_Text"><text:span text:style-name="T15">:comment</text:span></text:span><text:span text:style-name="Source_20_Text"><text:span text:style-name="T14">])</text:span></text:span></text:p>
              <text:p text:style-name="P20"><text:span text:style-name="Source_20_Text"><text:span text:style-name="T16">    </text:span></text:span><text:span text:style-name="Source_20_Text"><text:span text:style-name="T14">redirect_to post_path(</text:span></text:span><text:span text:style-name="Source_20_Text"><text:span text:style-name="T15">@post</text:span></text:span><text:span text:style-name="Source_20_Text"><text:span text:style-name="T14">)</text:span></text:span></text:p>
              <text:p text:style-name="P20"><text:span text:style-name="Source_20_Text"><text:span text:style-name="T16">  </text:span></text:span><text:span text:style-name="Source_20_Text"><text:span text:style-name="T19">end</text:span></text:span></text:p>
              <text:p text:style-name="P22"> </text:p>
              <text:p text:style-name="P20"><text:span text:style-name="Source_20_Text"><text:span text:style-name="T16">  </text:span></text:span><text:span text:style-name="Source_20_Text"><text:span text:style-name="T19">def</text:span></text:span><text:span text:style-name="T18"> </text:span><text:span text:style-name="Source_20_Text"><text:span text:style-name="T14">destroy</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find(params[</text:span></text:span><text:span text:style-name="Source_20_Text"><text:span text:style-name="T15">:post_id</text:span></text:span><text:span text:style-name="Source_20_Text"><text:span text:style-name="T14">])</text:span></text:span></text:p>
              <text:p text:style-name="P20"><text:span text:style-name="Source_20_Text"><text:span text:style-name="T16">    </text:span></text:span><text:span text:style-name="Source_20_Text"><text:span text:style-name="T15">@comment</text:span></text:span><text:span text:style-name="T18"> </text:span><text:span text:style-name="Source_20_Text"><text:span text:style-name="T14">= </text:span></text:span><text:span text:style-name="Source_20_Text"><text:span text:style-name="T15">@post</text:span></text:span><text:span text:style-name="Source_20_Text"><text:span text:style-name="T14">.comments.find(params[</text:span></text:span><text:span text:style-name="Source_20_Text"><text:span text:style-name="T15">:id</text:span></text:span><text:span text:style-name="Source_20_Text"><text:span text:style-name="T14">])</text:span></text:span></text:p>
              <text:p text:style-name="P20"><text:span text:style-name="Source_20_Text"><text:span text:style-name="T16">    </text:span></text:span><text:span text:style-name="Source_20_Text"><text:span text:style-name="T15">@comment</text:span></text:span><text:span text:style-name="Source_20_Text"><text:span text:style-name="T14">.destroy</text:span></text:span></text:p>
              <text:p text:style-name="P20"><text:span text:style-name="Source_20_Text"><text:span text:style-name="T16">    </text:span></text:span><text:span text:style-name="Source_20_Text"><text:span text:style-name="T14">redirect_to post_path(</text:span></text:span><text:span text:style-name="Source_20_Text"><text:span text:style-name="T15">@post</text:span></text:span><text:span text:style-name="Source_20_Text"><text:span text:style-name="T14">)</text:span></text:span></text:p>
              <text:p text:style-name="P20"><text:span text:style-name="Source_20_Text"><text:span text:style-name="T16">  </text:span></text:span><text:span text:style-name="Source_20_Text"><text:span text:style-name="T19">end</text:span></text:span></text:p>
              <text:p text:style-name="P22"> </text:p>
              <text:p text:style-name="P21"><text:span text:style-name="Source_20_Text"><text:span text:style-name="T19">end</text:span></text:span></text:p>
            </table:table-cell>
          </table:table-row>
        </table:table>
      </text:section>
      <text:p text:style-name="P10"><text:span text:style-name="T3">The </text:span><text:span text:style-name="Source_20_Text"><text:span text:style-name="T11">destroy</text:span></text:span><text:span text:style-name="T3"> action will find the post we are looking at, locate the comment within the </text:span><text:span text:style-name="Source_20_Text"><text:span text:style-name="T11">@post.comments</text:span></text:span><text:span text:style-name="T3"> collection, and then remove it from the database and send us back to the show action for the post.</text:span></text:p>
      <text:h text:style-name="P18" text:outline-level="4"><text:bookmark text:name="deleting-associated-objects"/>8.1 Deleting Associated Objects</text:h>
      <text:p text:style-name="P10"><text:span text:style-name="T3">If you delete a post then its associated comments will also need to be deleted. Otherwise they would simply occupy space in the database. Rails allows you to use the </text:span><text:span text:style-name="Source_20_Text"><text:span text:style-name="T11">dependent</text:span></text:span><text:span text:style-name="T3"> option of an association to achieve this. Modify the Post model, </text:span><text:span text:style-name="Source_20_Text"><text:span text:style-name="T11">app/models/post.rb</text:span></text:span><text:span text:style-name="T3">, as follows:</text:span></text:p>
      <text:section text:style-name="Sect1" text:name="highlighter_12334">
        <table:table table:name="Table76" table:style-name="Table76">
          <table:table-column table:style-name="Table76.A"/>
          <table:table-row>
            <table:table-cell table:style-name="Table76.A1" office:value-type="string">
              <text:p text:style-name="P20"><text:span text:style-name="Source_20_Text"><text:span text:style-name="T19">class</text:span></text:span><text:span text:style-name="T18"> </text:span><text:span text:style-name="Source_20_Text"><text:span text:style-name="T14">Post &lt; ActiveRecord::Base</text:span></text:span></text:p>
              <text:p text:style-name="P20"><text:span text:style-name="Source_20_Text"><text:span text:style-name="T16">  </text:span></text:span><text:span text:style-name="Source_20_Text"><text:span text:style-name="T14">has_many </text:span></text:span><text:span text:style-name="Source_20_Text"><text:span text:style-name="T15">:comments</text:span></text:span><text:span text:style-name="Source_20_Text"><text:span text:style-name="T14">, dependent: </text:span></text:span><text:span text:style-name="Source_20_Text"><text:span text:style-name="T15">:destroy</text:span></text:span></text:p>
              <text:p text:style-name="P20"><text:soft-page-break/><text:span text:style-name="Source_20_Text"><text:span text:style-name="T16">  </text:span></text:span><text:span text:style-name="Source_20_Text"><text:span text:style-name="T14">validates </text:span></text:span><text:span text:style-name="Source_20_Text"><text:span text:style-name="T15">:title</text:span></text:span><text:span text:style-name="Source_20_Text"><text:span text:style-name="T14">, presence: </text:span></text:span><text:span text:style-name="Source_20_Text"><text:span text:style-name="T19">true</text:span></text:span><text:span text:style-name="Source_20_Text"><text:span text:style-name="T14">,</text:span></text:span></text:p>
              <text:p text:style-name="P20"><text:span text:style-name="Source_20_Text"><text:span text:style-name="T16">                    </text:span></text:span><text:span text:style-name="Source_20_Text"><text:span text:style-name="T14">length: { minimum: </text:span></text:span><text:span text:style-name="Source_20_Text"><text:span text:style-name="T22">5</text:span></text:span><text:span text:style-name="T18"> </text:span><text:span text:style-name="Source_20_Text"><text:span text:style-name="T14">}</text:span></text:span></text:p>
              <text:p text:style-name="P20"><text:span text:style-name="Source_20_Text"><text:span text:style-name="T16">  </text:span></text:span><text:span text:style-name="Source_20_Text"><text:span text:style-name="T14">[...]</text:span></text:span></text:p>
              <text:p text:style-name="P21"><text:span text:style-name="Source_20_Text"><text:span text:style-name="T19">end</text:span></text:span></text:p>
            </table:table-cell>
          </table:table-row>
        </table:table>
      </text:section>
      <text:h text:style-name="P17" text:outline-level="3"><text:bookmark text:name="security"/>9 Security</text:h>
      <text:p text:style-name="P1">If you were to publish your blog online, anybody would be able to add, edit and delete posts or delete comments.</text:p>
      <text:p text:style-name="P1">Rails provides a very simple HTTP authentication system that will work nicely in this situation.</text:p>
      <text:p text:style-name="P10"><text:span text:style-name="T3">In the </text:span><text:span text:style-name="Source_20_Text"><text:span text:style-name="T11">PostsController</text:span></text:span><text:span text:style-name="T3"> we need to have a way to block access to the various actions if the person is not authenticated, here we can use the Rails </text:span><text:span text:style-name="Source_20_Text"><text:span text:style-name="T11">http_basic_authenticate_with</text:span></text:span><text:span text:style-name="T3"> method, allowing access to the requested action if that method allows it.</text:span></text:p>
      <text:p text:style-name="P10"><text:span text:style-name="T3">To use the authentication system, we specify it at the top of our </text:span><text:span text:style-name="Source_20_Text"><text:span text:style-name="T11">PostsController</text:span></text:span><text:span text:style-name="T3">, in this case, we want the user to be authenticated on every action, except for </text:span><text:span text:style-name="Source_20_Text"><text:span text:style-name="T11">index</text:span></text:span><text:span text:style-name="T3"> and </text:span><text:span text:style-name="Source_20_Text"><text:span text:style-name="T11">show</text:span></text:span><text:span text:style-name="T3">, so we write that in </text:span><text:span text:style-name="Source_20_Text"><text:span text:style-name="T11">app/controllers/posts_controller.rb</text:span></text:span><text:span text:style-name="T3">:</text:span></text:p>
      <text:section text:style-name="Sect1" text:name="highlighter_118989">
        <table:table table:name="Table77" table:style-name="Table77">
          <table:table-column table:style-name="Table77.A"/>
          <table:table-row>
            <table:table-cell table:style-name="Table77.A1" office:value-type="string">
              <text:p text:style-name="P20"><text:span text:style-name="Source_20_Text"><text:span text:style-name="T19">class</text:span></text:span><text:span text:style-name="T18"> </text:span><text:span text:style-name="Source_20_Text"><text:span text:style-name="T14">PostsController &lt; ApplicationController</text:span></text:span></text:p>
              <text:p text:style-name="P22"> </text:p>
              <text:p text:style-name="P20"><text:span text:style-name="Source_20_Text"><text:span text:style-name="T16">  </text:span></text:span><text:span text:style-name="Source_20_Text"><text:span text:style-name="T14">http_basic_authenticate_with name: </text:span></text:span><text:span text:style-name="Source_20_Text"><text:span text:style-name="T20">"dhh"</text:span></text:span><text:span text:style-name="Source_20_Text"><text:span text:style-name="T14">, password: </text:span></text:span><text:span text:style-name="Source_20_Text"><text:span text:style-name="T20">"secret"</text:span></text:span><text:span text:style-name="Source_20_Text"><text:span text:style-name="T14">, except: [</text:span></text:span><text:span text:style-name="Source_20_Text"><text:span text:style-name="T15">:index</text:span></text:span><text:span text:style-name="Source_20_Text"><text:span text:style-name="T14">, </text:span></text:span><text:span text:style-name="Source_20_Text"><text:span text:style-name="T15">:show</text:span></text:span><text:span text:style-name="Source_20_Text"><text:span text:style-name="T14">]</text:span></text:span></text:p>
              <text:p text:style-name="P22"> </text:p>
              <text:p text:style-name="P20"><text:span text:style-name="Source_20_Text"><text:span text:style-name="T16">  </text:span></text:span><text:span text:style-name="Source_20_Text"><text:span text:style-name="T19">def</text:span></text:span><text:span text:style-name="T18"> </text:span><text:span text:style-name="Source_20_Text"><text:span text:style-name="T14">index</text:span></text:span></text:p>
              <text:p text:style-name="P20"><text:span text:style-name="Source_20_Text"><text:span text:style-name="T16">    </text:span></text:span><text:span text:style-name="Source_20_Text"><text:span text:style-name="T15">@posts</text:span></text:span><text:span text:style-name="T18"> </text:span><text:span text:style-name="Source_20_Text"><text:span text:style-name="T14">= Post.all</text:span></text:span></text:p>
              <text:p text:style-name="P20"><text:span text:style-name="Source_20_Text"><text:span text:style-name="T16">  </text:span></text:span><text:span text:style-name="Source_20_Text"><text:span text:style-name="T19">end</text:span></text:span></text:p>
              <text:p text:style-name="P22"> </text:p>
              <text:p text:style-name="P21"><text:span text:style-name="Source_20_Text"><text:span text:style-name="T16">  </text:span></text:span><text:span text:style-name="Source_20_Text"><text:span text:style-name="T21"># snipped for brevity</text:span></text:span></text:p>
            </table:table-cell>
          </table:table-row>
        </table:table>
      </text:section>
      <text:p text:style-name="P10"><text:span text:style-name="T3">We also only want to allow authenticated users to delete comments, so in the </text:span><text:span text:style-name="Source_20_Text"><text:span text:style-name="T11">CommentsController</text:span></text:span><text:span text:style-name="T3"> (</text:span><text:span text:style-name="Source_20_Text"><text:span text:style-name="T11">app/controllers/comments_controller.rb</text:span></text:span><text:span text:style-name="T3">) we write:</text:span></text:p>
      <text:section text:style-name="Sect1" text:name="highlighter_226265">
        <table:table table:name="Table78" table:style-name="Table78">
          <table:table-column table:style-name="Table78.A"/>
          <table:table-row>
            <table:table-cell table:style-name="Table78.A1" office:value-type="string">
              <text:p text:style-name="P20"><text:span text:style-name="Source_20_Text"><text:span text:style-name="T19">class</text:span></text:span><text:span text:style-name="T18"> </text:span><text:span text:style-name="Source_20_Text"><text:span text:style-name="T14">CommentsController &lt; ApplicationController</text:span></text:span></text:p>
              <text:p text:style-name="P22"> </text:p>
              <text:p text:style-name="P20"><text:span text:style-name="Source_20_Text"><text:span text:style-name="T16">  </text:span></text:span><text:span text:style-name="Source_20_Text"><text:span text:style-name="T14">http_basic_authenticate_with name: </text:span></text:span><text:span text:style-name="Source_20_Text"><text:span text:style-name="T20">"dhh"</text:span></text:span><text:span text:style-name="Source_20_Text"><text:span text:style-name="T14">, password: </text:span></text:span><text:span text:style-name="Source_20_Text"><text:span text:style-name="T20">"secret"</text:span></text:span><text:span text:style-name="Source_20_Text"><text:span text:style-name="T14">, only: </text:span></text:span><text:span text:style-name="Source_20_Text"><text:span text:style-name="T15">:destroy</text:span></text:span></text:p>
              <text:p text:style-name="P22"> </text:p>
              <text:p text:style-name="P20"><text:span text:style-name="Source_20_Text"><text:span text:style-name="T16">  </text:span></text:span><text:span text:style-name="Source_20_Text"><text:span text:style-name="T19">def</text:span></text:span><text:span text:style-name="T18"> </text:span><text:span text:style-name="Source_20_Text"><text:span text:style-name="T14">create</text:span></text:span></text:p>
              <text:p text:style-name="P20"><text:span text:style-name="Source_20_Text"><text:span text:style-name="T16">    </text:span></text:span><text:span text:style-name="Source_20_Text"><text:span text:style-name="T15">@post</text:span></text:span><text:span text:style-name="T18"> </text:span><text:span text:style-name="Source_20_Text"><text:span text:style-name="T14">= Post.find(params[</text:span></text:span><text:span text:style-name="Source_20_Text"><text:span text:style-name="T15">:post_id</text:span></text:span><text:span text:style-name="Source_20_Text"><text:span text:style-name="T14">])</text:span></text:span></text:p>
              <text:p text:style-name="P20"><text:span text:style-name="Source_20_Text"><text:span text:style-name="T16">    </text:span></text:span><text:span text:style-name="Source_20_Text"><text:span text:style-name="T14">...</text:span></text:span></text:p>
              <text:p text:style-name="P20"><text:span text:style-name="Source_20_Text"><text:span text:style-name="T16">  </text:span></text:span><text:span text:style-name="Source_20_Text"><text:span text:style-name="T19">end</text:span></text:span></text:p>
              <text:p text:style-name="P21"><text:span text:style-name="Source_20_Text"><text:span text:style-name="T16">  </text:span></text:span><text:span text:style-name="Source_20_Text"><text:span text:style-name="T21"># snipped for brevity</text:span></text:span></text:p>
            </table:table-cell>
          </table:table-row>
        </table:table>
      </text:section>
      <text:p text:style-name="P1">Now if you try to create a new post, you will be greeted with a basic HTTP Authentication challenge</text:p>
      <text:p text:style-name="P5"><draw:frame draw:style-name="fr1" draw:name="graphics13" text:anchor-type="as-char" svg:width="0.7862in" svg:height="0.3929in" draw:z-index="12"><draw:image xlink:href="http://guides.rubyonrails.org/images/getting_started/challenge.png" xlink:type="simple" xlink:show="embed" xlink:actuate="onLoad"/><svg:title>Basic HTTP Authentication Challenge</svg:title></draw:frame></text:p>
      <text:h text:style-name="P17" text:outline-level="3"><text:bookmark text:name="what-s-next-questionmark"/>10 What's Next?</text:h>
      <text:p text:style-name="P1">Now that you've seen your first Rails application, you should feel free to update it and experiment on your own. But you don't have to do everything without help. As you need assistance getting up and running with Rails, feel free to consult these support resources:</text:p>
      <text:list xml:id="list85409460228628127" text:style-name="L5">
        <text:list-item>
          <text:p text:style-name="P9"><text:span text:style-name="T3">The </text:span><text:a xlink:type="simple" xlink:href="http://guides.rubyonrails.org/index.html"><text:span text:style-name="T9">Ruby on Rails guides</text:span></text:a></text:p>
        </text:list-item>
        <text:list-item>
          <text:p text:style-name="P9"><text:span text:style-name="T3">The </text:span><text:a xlink:type="simple" xlink:href="http://railstutorial.org/book"><text:span text:style-name="T9">Ruby on Rails Tutorial</text:span></text:a></text:p>
        </text:list-item>
        <text:list-item>
          <text:p text:style-name="P9"><text:span text:style-name="T3">The </text:span><text:a xlink:type="simple" xlink:href="http://groups.google.com/group/rubyonrails-talk"><text:span text:style-name="T9">Ruby on Rails mailing list</text:span></text:a></text:p>
        </text:list-item>
        <text:list-item>
          <text:p text:style-name="P9"><text:span text:style-name="T3">The </text:span><text:a xlink:type="simple" xlink:href="irc://irc.freenode.net/#rubyonrails"><text:span text:style-name="T9">#rubyonrails</text:span></text:a><text:span text:style-name="T3"> channel on irc.freenode.net</text:span></text:p>
        </text:list-item>
      </text:list>
      <text:p text:style-name="P1">Rails also comes with built-in help that you can generate using the rake command-line utility:</text:p>
      <text:list xml:id="list4588705542395994326" text:style-name="L6">
        <text:list-item>
          <text:p text:style-name="P11"><text:span text:style-name="T3">Running </text:span><text:span text:style-name="Source_20_Text"><text:span text:style-name="T11">rake doc:guides</text:span></text:span><text:span text:style-name="T3"> will put a full copy of the Rails Guides in the </text:span><text:span text:style-name="Source_20_Text"><text:span text:style-name="T11">doc/guides</text:span></text:span><text:span text:style-name="T3">folder of your application. Open </text:span><text:span text:style-name="Source_20_Text"><text:span text:style-name="T11">doc/guides/index.html</text:span></text:span><text:span text:style-name="T3"> in your web browser to explore the Guides.</text:span></text:p>
        </text:list-item>
        <text:list-item>
          <text:p text:style-name="P11"><text:span text:style-name="T3">Running </text:span><text:span text:style-name="Source_20_Text"><text:span text:style-name="T11">rake doc:rails</text:span></text:span><text:span text:style-name="T3"> will put a full copy of the API documentation for Rails in the </text:span><text:span text:style-name="Source_20_Text"><text:span text:style-name="T11">doc/api</text:span></text:span><text:span text:style-name="T3"> folder of </text:span><text:soft-page-break/><text:span text:style-name="T3">your application. Open </text:span><text:span text:style-name="Source_20_Text"><text:span text:style-name="T11">doc/api/index.html</text:span></text:span><text:span text:style-name="T3"> in your web browser to explore the API documentation.</text:span></text:p>
        </text:list-item>
      </text:list>
      <text:p text:style-name="P14"><text:span text:style-name="T4">To be able to generate the Rails Guides locally with the </text:span><text:span text:style-name="Source_20_Text"><text:span text:style-name="T12">doc:guides</text:span></text:span><text:span text:style-name="T4"> rake task you need to install the RedCloth gem. Add it to your </text:span><text:span text:style-name="Source_20_Text"><text:span text:style-name="T12">Gemfile</text:span></text:span><text:span text:style-name="T4"> and run </text:span><text:span text:style-name="Source_20_Text"><text:span text:style-name="T12">bundle install</text:span></text:span><text:span text:style-name="T4"> and you're ready to go.</text:span></text:p>
      <text:h text:style-name="P17" text:outline-level="3"><text:bookmark text:name="configuration-gotchas"/>11 Configuration Gotchas</text:h>
      <text:p text:style-name="P1">The easiest way to work with Rails is to store all external data as UTF-8. If you don't, Ruby libraries and Rails will often be able to convert your native data into UTF-8, but this doesn't always work reliably, so you're better off ensuring that all external data is UTF-8.</text:p>
      <text:p text:style-name="P1">If you have made a mistake in this area, the most common symptom is a black diamond with a question mark inside appearing in the browser. Another common symptom is characters like "Ã¼" appearing instead of "ü". Rails takes a number of internal steps to mitigate common causes of these problems that can be automatically detected and corrected. However, if you have external data that is not stored as UTF-8, it can occasionally result in these kinds of issues that cannot be automatically detected by Rails and corrected.</text:p>
      <text:p text:style-name="P1">Two very common sources of data that are not UTF-8:</text:p>
      <text:list xml:id="list4918441746412681959" text:style-name="L7">
        <text:list-item>
          <text:p text:style-name="P4">Your text editor: Most text editors (such as TextMate), default to saving files as UTF-8. If your text editor does not, this can result in special characters that you enter in your templates (such as é) to appear as a diamond with a question mark inside in the browser. This also applies to your i18n translation files. Most editors that do not already default to UTF-8 (such as some versions of Dreamweaver) offer a way to change the default to UTF-8. Do so.</text:p>
        </text:list-item>
        <text:list-item>
          <text:p text:style-name="P4">Your database. Rails defaults to converting data from your database into UTF-8 at the boundary. However, if your database is not using UTF-8 internally, it may not be able to store all characters that your users enter. For instance, if your database is using Latin-1 internally, and your user enters a Russian, Hebrew, or Japanese character, the data will be lost forever once it enters the database. If possible, use UTF-8 as the internal storage of your databas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nonymous Pro" svg:font-family="'Anonymous Pro', Inconsolata, Menlo, Consolas, 'Bitstream Vera Sans Mono', 'Courier New', monospace"/>
    <style:font-face style:name="Consolas" svg:font-family="Consolas, 'Bitstream Vera Sans Mono', 'Courier New', Courier, monospace"/>
    <style:font-face style:name="Helvetica" svg:font-family="Helvetica, Aria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r </meta:initial-creator>
    <meta:creation-date>2014-01-30T17:51:56.625187347</meta:creation-date>
    <dc:date>2014-01-30T17:52:41.619864190</dc:date>
    <dc:creator>Nur </dc:creator>
    <meta:editing-duration>P0D</meta:editing-duration>
    <meta:editing-cycles>1</meta:editing-cycles>
    <meta:document-statistic meta:table-count="78" meta:image-count="13" meta:object-count="0" meta:page-count="29" meta:paragraph-count="907" meta:word-count="8917" meta:character-count="56815" meta:non-whitespace-character-count="47488"/>
    <meta:generator>LibreOffice/4.1.3.2$Linux_X86_64 LibreOffice_project/410m0$Build-2</meta:generator>
  </office:meta>
</office:document-meta>
</file>